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quot;Liberation Sans&quot;" svg:font-family="&quot;&quot;Liberation Sans&quot;&quot;"/>
    <style:font-face style:name="Cambria" svg:font-family="Cambria"/>
    <style:font-face style:name="PingFang SC" svg:font-family="&quot;PingFang SC&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repeat-content="false"/>
      <style:paragraph-properties fo:text-align="start" fo:margin-left="0cm"/>
      <style:text-properties style:font-name="&quot;Liberation Sans&quot;" style:font-name-asian="&quot;Liberation Sans&quot;" style:font-name-complex="&quot;Liberation Sans&quot;" fo:font-size="8pt" style:font-size-asian="8pt" style:font-size-complex="8pt"/>
    </style:style>
    <style:style style:name="ce5"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font-size="8pt" style:font-size-asian="8pt" style:font-size-complex="8pt"/>
    </style:style>
    <style:style style:name="ce7" style:family="table-cell" style:parent-style-name="Default" style:data-style-name="N0">
      <style:table-cell-properties style:vertical-align="automatic" fo:wrap-option="wrap" style:repeat-content="false"/>
      <style:paragraph-properties fo:text-align="start" fo:margin-left="0cm"/>
      <style:text-properties style:font-name="PingFang SC" style:font-name-asian="PingFang SC" style:font-name-complex="PingFang SC" fo:font-size="8pt" style:font-size-asian="8pt" style:font-size-complex="8pt"/>
    </style:style>
    <style:style style:name="co1" style:family="table-column">
      <style:table-column-properties fo:break-before="auto" style:column-width="9.86895833333333cm"/>
    </style:style>
    <style:style style:name="co2" style:family="table-column">
      <style:table-column-properties fo:break-before="auto" style:column-width="4.10104166666667cm"/>
    </style:style>
    <style:style style:name="co3" style:family="table-column">
      <style:table-column-properties fo:break-before="auto" style:column-width="7.223125cm"/>
    </style:style>
    <style:style style:name="co4" style:family="table-column">
      <style:table-column-properties fo:break-before="auto" style:column-width="5.74145833333333cm"/>
    </style:style>
    <style:style style:name="co5" style:family="table-column">
      <style:table-column-properties fo:break-before="auto" style:column-width="2.48708333333333cm"/>
    </style:style>
    <style:style style:name="co6"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85.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114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128.2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171pt" style:use-optimal-row-height="true" fo:break-before="auto"/>
    </style:style>
    <style:style style:name="ro12" style:family="table-row">
      <style:table-row-properties style:row-height="45pt" style:use-optimal-row-height="true" fo:break-before="auto"/>
    </style:style>
    <style:style style:name="ro13" style:family="table-row">
      <style:table-row-properties style:row-height="22.5pt" style:use-optimal-row-height="true" fo:break-before="auto"/>
    </style:style>
    <style:style style:name="ro14" style:family="table-row">
      <style:table-row-properties style:row-height="146.25pt" style:use-optimal-row-height="true" fo:break-before="auto"/>
    </style:style>
    <style:style style:name="ro15" style:family="table-row">
      <style:table-row-properties style:row-height="56.25pt" style:use-optimal-row-height="true" fo:break-before="auto"/>
    </style:style>
    <style:style style:name="ro16" style:family="table-row">
      <style:table-row-properties style:row-height="191.25pt" style:use-optimal-row-height="true" fo:break-before="auto"/>
    </style:style>
    <style:style style:name="ro17" style:family="table-row">
      <style:table-row-properties style:row-height="33.75pt" style:use-optimal-row-height="true" fo:break-before="auto"/>
    </style:style>
    <style:style style:name="ro18" style:family="table-row">
      <style:table-row-properties style:row-height="67.5pt" style:use-optimal-row-height="true" fo:break-before="auto"/>
    </style:style>
    <style:style style:name="ro19" style:family="table-row">
      <style:table-row-properties style:row-height="78.75pt" style:use-optimal-row-height="true" fo:break-before="auto"/>
    </style:style>
    <style:style style:name="ro20" style:family="table-row">
      <style:table-row-properties style:row-height="101.25pt" style:use-optimal-row-height="true" fo:break-before="auto"/>
    </style:style>
    <style:style style:name="ro21" style:family="table-row">
      <style:table-row-properties style:row-height="315pt" style:use-optimal-row-height="true" fo:break-before="auto"/>
    </style:style>
    <style:style style:name="ro22" style:family="table-row">
      <style:table-row-properties style:row-height="247.5pt" style:use-optimal-row-height="true" fo:break-before="auto"/>
    </style:style>
    <style:style style:name="ro23" style:family="table-row">
      <style:table-row-properties style:row-height="112.5pt" style:use-optimal-row-height="true" fo:break-before="auto"/>
    </style:style>
    <style:style style:name="ro24" style:family="table-row">
      <style:table-row-properties style:row-height="135pt" style:use-optimal-row-height="true" fo:break-before="auto"/>
    </style:style>
    <style:style style:name="ro25" style:family="table-row">
      <style:table-row-properties style:row-height="123.75pt" style:use-optimal-row-height="true" fo:break-before="auto"/>
    </style:style>
    <style:style style:name="ro26" style:family="table-row">
      <style:table-row-properties style:row-height="90pt" style:use-optimal-row-height="true" fo:break-before="auto"/>
    </style:style>
    <style:style style:name="ro27" style:family="table-row">
      <style:table-row-properties style:row-height="409.5pt" style:use-optimal-row-height="true" fo:break-before="auto"/>
    </style:style>
    <style:style style:name="ro28" style:family="table-row">
      <style:table-row-properties style:row-height="337.5pt" style:use-optimal-row-height="true" fo:break-before="auto"/>
    </style:style>
    <style:style style:name="ro29" style:family="table-row">
      <style:table-row-properties style:row-height="225pt" style:use-optimal-row-height="true" fo:break-before="auto"/>
    </style:style>
    <style:style style:name="ro30"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tweets_for_annotation_google_sh"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text</text:p>
          </table:table-cell>
          <table:table-cell office:value-type="string" table:style-name="ce3">
            <text:p>stance_toward_luigi</text:p>
          </table:table-cell>
          <table:table-cell office:value-type="string" table:style-name="ce3">
            <text:p>stance_toward_brian</text:p>
          </table:table-cell>
          <table:table-cell office:value-type="string" table:style-name="ce3">
            <text:p>stance_toward_united</text:p>
          </table:table-cell>
          <table:table-cell office:value-type="string" table:style-name="ce3">
            <text:p>sentiment</text:p>
          </table:table-cell>
          <table:table-cell office:value-type="string" table:style-name="ce3">
            <text:p>sarcasm</text:p>
          </table:table-cell>
          <table:table-cell table:number-columns-repeated="16378"/>
        </table:table-row>
        <table:table-row table:style-name="ro2">
          <table:table-cell office:value-type="string" table:style-name="ce2">
            <text:p>when u in a goon competition but ur opponent is iraqi shoegaze mustard on that beat yo not like us 4/10 ragebait brat summer that one friend crash out lebron media literacy luigi mangione yooning konichiwhaat banal agitcopanda squid game hawk tuah woke flicker jelq agartha gooner https://t.co/31YPeBnye3</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2">
            <text:p>@baar1955 @driscoll13_n @PepMangione anim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nkaytweetz @PepMangione He's so fucking hot!! Having a luigi on my bingocard this year wasn't expected😂 #FreeLuigi</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2">
          <table:table-cell office:value-type="string" table:style-name="ce2">
            <text:p>@elonmusk PBMs drain plan benefits purposefully for profit. They do not have the well being of patients in mind. Often times underpaying pharmacies knowing it will cause member disruption while charging the plan much much more for a script. Optum, United Health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elonmusk makes America greater and safer than its ever been from the inside of a coffin. There's more than one Luigi Mangione in this world. Just like there's always another Brian Thompson waiting to get capped.</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We need Luigi Mangion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Why tf would we leave Luigi Mangione in 2024 He just got her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VanityFair 🚨Legal fund for Luigi Mangione He’s dealing with FEDERAL court now Potential death penalty case. https://t.co/2wvT8OSmM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isamarieLML 🚨Legal fund for Luigi Mangione 🫣 He’s dealing with FEDERAL court now. Potential death penalty case. https://t.co/2wvT8OSmM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has gotten the ball rolling It’s our job to keep it going until to crushes every billionaire in the country</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Saint Luigi mangione and Drama Queen manga absolutely topped off 2024 for m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Guys, I’ve been thinking about it isn’t it weird that the United healthcare CEO got double pumped by a Twink</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NickJFuentes Where is Luigi Mangione when you need him because it seems like he's the only one with good ai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jamesbelliston 🚨Legal fund for Luigi Mangione He’s dealing with FEDERAL court now. Potential death penalty case. https://t.co/2wvT8OSmM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ouniki_ 🚨Legal fund for Luigi Mangione 🫣 He’s dealing with FEDERAL court now. Potential death penalty case. https://t.co/2wvT8OSmM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ouniki_ 🚨Legal fund for Luigi Mangione 🫣 He’s dealing with FEDERAL court now. Potential death penalty case https://t.co/2wvT8OSmM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ouniki_ 🚨Legal fund for Luigi Mangione 🫣 He’s dealing with FEDERAL court now. Potential death penalty case. https://t.co/2wvT8OSmM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comparing Chappell Roan, Ed Sheeran and Luigi Mangione to Diddy is craz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Just dreamt that Luigi Mangione was my boyfrien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JudyFulbright @joncoopertweets Well, you let your savior Obama write the healthcare plan. Which means the health insurance companies wrote that. Then you praised the death of the father of two because he was a CEO for united healthcare... does anybody else see the idiocracy here?</text:p>
          </table:table-cell>
          <table:table-cell table:style-name="ce1"/>
          <table:table-cell office:value-type="string" table:style-name="ce3">
            <text:p>favor</text:p>
          </table:table-cell>
          <table:table-cell office:value-type="string" table:style-name="ce3">
            <text:p>favor</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Luigi Mangione: Why He Did It https://t.co/QtLOxVY9eQ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elonmusk Keep up your Nazi bullshit up and the Gernans might do America a favor and dome you like Luigi Mangione doned Brian Thompson.</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It's a dangerous world out there. And the m*rder of United Healthcare Group CEO Brian Thompson highlights the importance of prioritizing privacy. Make yourself a harder target. Get started with our post on Why Business Leaders Must Prioritize Digital Privacy. Link below.</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Among College Students - "Do you sympathize with Luigi Mangione or not?" Sympathize: 54% Don't Sympathize: 20% Neutral: 26% College Pulse / December 2024 / n=1000</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She's dressed like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is singing karaoke at egos in Austin rn I swear to go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and United Healthcare https://t.co/F4FxeLXXt8</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tyrannideris @RealRossU No. Fk Ross Ulbricht, fk Luigi Mangione and all these fgts that people want to be free just bc of some halo effect bs. Can't believe that humans are this fkin primitive after 10,000 years and still falling for look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nkaytweetz @PepMangione where do people get all these footage of my m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after a Chinese person registered his name as a luxury brand name and make themself a CEO: https://t.co/vBE57DW6b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I have a CEO for you to kill</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LuigiMInnocent @PepMangione LMFAOO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saddestreturn this would have saved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AdoreKat true asf i just printed these out im gonna mail them to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Mama I'm in love with a criminal True crime obsession peaks as fans debate their guilt and swoon over the Menendez brothers post-release of ‘Monsters’ and criminal heartthrob Luigi Mangione. https://t.co/g4Y8qsj1P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 did I actually just see someone writing as Luigi Mangione? Like… you can support him if you want but isn’t he still a murderer? and unfortunately that person was following me, so… instant block.</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Warren_Britain Hire a Luigi Mangione or become 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chooserich @avax @truth_terminal @HalieyWelchX @Cobratate @blknoiz06 @barneytheboi 11. @PepMangione is identified as the UnitedHealthCare CEO Killer and $LUIGI rockets to $85M+ MC within a day https://t.co/bKHRfI7wsY</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chooserich @avax @truth_terminal @HalieyWelchX @Cobratate @blknoiz06 @barneytheboi @PepMangione 12. $popcat becomes the first cat to hit 1 billion MC https://t.co/zlEFx7w22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Goodbye 2024. You sucked until Luigi Mangione came onto the scen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chooserich @avax @truth_terminal @HalieyWelchX @Cobratate @blknoiz06 @barneytheboi @PepMangione 13. $Pepe hits 11 billion market cap, gets listed on Coinbase and Robinhood https://t.co/gYSzAY0kf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chooserich @avax @truth_terminal @HalieyWelchX @Cobratate @blknoiz06 @barneytheboi @PepMangione 14. Chill Guy token hits $660M MC in a week after becoming the most viral meme of 2024 https://t.co/RAQbZyl5v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7">
          <table:table-cell office:value-type="string" table:style-name="ce2">
            <text:p>@chooserich @avax @truth_terminal @HalieyWelchX @Cobratate @blknoiz06 @barneytheboi @PepMangione more moments: - Bitcoin hits 100K - ETH underperforms CT starts roasting it - CZ arrested and released - Elon Musk creating Department of Government Efficiency (homage to Dogecoin) - Iggy shuts down Singapore with strippers - Ansem and Andrew Tate have crazy Twitter exchan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chooserich @avax @truth_terminal @HalieyWelchX @Cobratate @blknoiz06 @barneytheboi @PepMangione https://t.co/adAcDtNR4t gets launched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chooserich @avax @truth_terminal @HalieyWelchX @Cobratate @blknoiz06 @barneytheboi @PepMangione Anti crypto boomer launches Unicorn Fart Dust from his basement which hits $240M in 2 days https://t.co/2LnsNF5l0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PresentWitness_ Ah so we blame the lower wage worker rather than the CEO? This is why Luigi Mangione will be acquitted</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7">
          <table:table-cell office:value-type="string" table:style-name="ce2">
            <text:p>@chooserich @avax @truth_terminal @HalieyWelchX @Cobratate @blknoiz06 @barneytheboi @PepMangione After $HAWK launch, @HalieyWelchX and her team start a space explaining what happened to investors. @chooserich joins and starts talking, and Haliey replies she’s tired and is going to sleep, abruptly ending the space she then sleeps for 2 weeks before addressing everyone https://t.co/SLjYYFhE8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chooserich @avax @truth_terminal @HalieyWelchX @Cobratate @blknoiz06 @barneytheboi @PepMangione Litecoin follows the path of @jaguar https://t.co/zdYT5en9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Somebody assassinating the comedian Ryan Long at one of his shows and becoming as famous and beloved as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3">
          <table:table-cell office:value-type="string" table:style-name="ce2">
            <text:p>americans have failed luigi mangione. he started something yall should be finishing it to ensure you're never denied what you pay for!</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RandySens @PromptsofView The shooter is right handed. Luigi Mangione is left hande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is a Symptom of Our Broken Society https://t.co/jC5OLu1d7q via @YouTub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United Healthcare WHISTLEBLOWER Reveals Fraud, Forced Claim Denials https://t.co/bFZlnqCVX5 X can screw DIRECTLY off trying to claim I'm not a real person or I'm trying to do things synthetically to boost engagements er whatevr. I'm a real person and I don't care what you think!</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Nljigakulive @PopBase your private account banner is luigi mangione so don’t start talking about criminal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San Francisco police tipped FBI that Luigi Mangione could be UnitedHealthcare CEO shooter The SFPD’s Special Victims Unit recognized Mangione from a missing-persons case. Mangione’s mother filed the missing person’s report in November.</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libsoftiktok 48,000 people die every year because insurance companies like United Healthcare wrongfully deny them coverage. How many of them do you think had children?</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PepMangione A hero， like Adam Nashwell</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Ode to Luigi Mangione https://t.co/bpIKuDT84v "pain that i have known there's no place for me to hide day you just appeared " #haiku #chuck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Federal regulators say "game over" to online betting platforms capitalizing on the fate of Luigi Mangione, the suspected shooter of UnitedHealthcare CEO Brian Thompson. #LuigiMangione #WallStreet #FinTech #Crypto https://t.co/R9yEjyFqMI</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You might laugh at this, but every Normie rich person, like the United healthcare CEO who was shot would think this was a work of art.</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On Luigi Mangione. Thanks to @ivan_unalcoyano @tutifrutiaurut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dmndeyes @MyInfo65391925 @MacDoesIt Oh, you actually take communism (invented by the jews who own the banks woopsies) seriously. Here's a toughie, 70 IQ. What happens if Luigi Mangione is found not guilty? He's no longer a martyr, and that means the ruling class is on your side! Funny how that works. He has to di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And they wonder why everyone cheered when the United Healthcare CEO got dropped.</text:p>
          </table:table-cell>
          <table:table-cell table:style-name="ce1"/>
          <table:table-cell office:value-type="string" table:style-name="ce3">
            <text:p>against</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3">
          <table:table-cell office:value-type="string" table:style-name="ce2">
            <text:p>I know you’re probably getting your law degree soon, it feels right. Happy new year when you see this 📚🎆 @Pep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Finally figured out who Luigi Mangione sort of looks lik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LuigiMInnocent @PepMangione Bro said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SABELLE MULLEN: The sick obsession with alleged killer Luigi Mangione shows just how broken the US health system is. https://t.co/DXSMKeuuJb</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We need a Luigi Mangione of football club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Official Luigi Mangione Not Me Us Shirt BUY NOW: https://t.co/UFcMhZnZVS #chaparatee https://t.co/vuRY7PeuM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connected to the CEO?? #unitedhealthcare #comedy #shorts https://t.co/wPsHLNDugA via @YouTube</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the only reason why i dont support the luigi mangione hype is because social media made it about supporting him because he’s hot and now companies are gonna benefit off of this and they’re literally in the work of making a movie about him where they can profit off of us even mor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My Shylaaaa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NewsWire_US The majority of Americans must be extremists then since new polling shows 69% say they understand Luigi Mangione's motivation even if they do not support his actions. Maybe stop quashing dissent when people who have literally been tortured by insurance CEOs speak on their pain.</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Putting Ed Sheeran, Luigi Mangione and Chappel Roan in the same category as Diddy is wil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In other countries they call it fascism when dissent against oligarchs is labeled "extremism." 69% of Americans say they understand Luigi Mangione's motivation while not supporting his actions. If only there were as much concern for sick people as there is for the rich.</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i love you @PepMangione https://t.co/c9FAgMQNwO</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we need to luigi mangione the CEO of PhilHealth im not even joking</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Just donated to Luigi Mangione's defence fund on GiveSendGo, and i urge others to do the same. https://t.co/M41B9N6GtG</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macaronigrill19 @PepMangione The most fair thing in the world is that if someone is killed, they will die. You are vested interests, and you oppose this kind of murder against exploiters only because you are afraid.</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macaronigrill19 @PepMangione Jewish will think: Why do the untouchables dare to resist the oppression of the Son of God? Why can't they obediently give me all the money and dedicate their lives to earn profits for m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I’m surprised Charli XCX and Luigi Mangione weren’t given knighthoods tbh</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4">
          <table:table-cell office:value-type="string" table:style-name="ce2">
            <text:p>Elon Musk is censoring Laura Loomer and anyone critical of him over H1B visas - But he is not censoring or banning murderer Luigi Mangione. L E T T H A T S I N K IN. https://t.co/6CrkchkwM4</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MeGminor Thomas Matthew Crooks. I have trouble remembering his name too. Everyone knows Luigi Mangione's name. People will be talking about them for a long time. Whether they are called terrorists or revolutionaries is up for grabs. One man's terrorist is another man's freedom figh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macaronigrill19 @PepMangione Comrades, see the true face of these capitalists! You are small yet great, fragile yet strong. As long as the oppressed unite, the remains of the bourgeoisie will be nailed to their coffins and buried in their grave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Luigi Mangione May Face Death Penalty! https://t.co/FUAa2urAWl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Alan Dershowitz on fascist CEO killer Luigi Mangione: If he wants to claim he did not take the shot I would not take that case, you’ll end up getting a harsher sentence.</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Yes they do. Most White Americans are descendants of recent immigration to the US( meaning 19th and 20th century immigration) and they look very much like they're Northern European counterparts. For example, Luigi Mangione looks very Sicili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ow Luigi Mangione became a generation's guilty pleasure https://t.co/fEGaKhIsc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OMG @McDonalds is becoming a house of murderers. First murderer Luigi Mangione hides out in a McDonald's. And now an employee at a North Carolina McDonald's shoots and kills a Doordash driver who was a father of 4. https://t.co/IEB6CEAt2s</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CreeCoder He works in the C-suite for United Healthcar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opCrave we need a luigi mangione for h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elonmusk Ask United Healthcar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his site sucks. Everybody's is talking about Jimmy Carter instead of Luigi Mangione. I'm going back to threads n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BEAUTIFUL MRS BIDEN: Please ask MR PRESIDENT to Pardon the Fed Death Penalty Charges of Beloved Grandson of Italian-American WW2 VET Nick Mangione Sr, Luigi Mangione:Valedictorian, Ivy league Hero accused of harming a "Drunk Driver CEO" who hurt kids with cancer for years @FLOTUS</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2">
          <table:table-cell office:value-type="string" table:style-name="ce2">
            <text:p>MR PRESIDENT SIR: Please Pardon the Fed Death Penalty Charges of The BELOVED Grandson of a WW2 VET to Save him from Execution- Luigi Mangione: the Valedictorian, Ivy league Hero accused of harming a jailed DUI "Drunk Driver CEO" who bullied kids with Cancer for years @Whitehouse</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Luigi Mangione definitely took that Incredibles scene to heart https://t.co/GLGEXfRX1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Americans Reaction To The Passing of UNITED HEALTHCARE CEO Brian Thompso... https://t.co/sOHg6Ia9Bs via @YouTub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CEO Luigi Mangione Who's A Next shirt https://t.co/9IdQIF031M https://t.co/rsnzaY8R5y</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uffys “not all men” just Luigi Mangione. https://t.co/1VwHmZVvM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Luigi Mangione Lookalike Reveals Dramatic Changes to His Life Since Healthcare CEO Slaying as Suspect Super Fans Engage in Bizarre Tributes https://t.co/4Ctoq5xnM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7">
          <table:table-cell office:value-type="string" table:style-name="ce2">
            <text:p>23. UHC Assassination: Brian Thompson, CEO of UnitedHealthcare, was assassinated on December 4, 2024, in Manhattan. Luigi Mangione, 26, was arrested in Pennsylvania and charged with the murder. Evidence suggests a targeted attack with motives possibly linked to healthcare industry grievances. The incident has heightened discussions on corporate executive security.</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you would've loved indian healthcare sector.</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XiTemptress9825 What’s are your thought on Luigi mangione, any hope for h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Brian Thompson, #CEO of UnitedHealthcare, was assassinated on December 4, 2024, in Manhattan. Luigi Mangione, 26, was arrested in Pennsylvania and charged with the murder. https://t.co/4R7WtSbl4q</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PatricGOAT he already got a W when he purposely restored the account of Luigi Mangione that has been suspended by mod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CEO Luigi Mangione Screen Printed Graphic shirt https://t.co/EnO2n9BrSy https://t.co/Ai3hijWLrX</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he shirt real af bc i DO NOT play abt luigi mangione at all. https://t.co/EYj4Z9LQ1F</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PR is a great example of why many Americans think of Luigi Mangione as a hero. Corporate greed and cruelty like that of @lumaenergypr goes unpunished too often. The people like a response that is commensurate to their suffering.</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youtube Marlon Weems on the MAGA-DOGE Civil War. Arturo Dominguez on the meaning of Luigi Mangione's act. https://t.co/ZgWAlqUQr9</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hubermanlab @jordanbpeterson TIL Luigi Mangione’s last post on X was a retweet of Andrew Huberman’s episode with Jonathon Haidt (2:35:20)</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5. Ideologically Murky Terrorism We're used to a clear-ish line between psychos and ideologically-drive terrorists (let's be real, usually Islamic) 2024 was the year that broke down, whether Luigi Mangione, the Magdeburg killer, or whatever tf was going on with Natalie Rupnow</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I'm reading the comment sections of Luigi Mangione's fans and I've never felt more horrified at the Left's glorification of murder. The Left are the absolute scum of the Earth. No more talk of bipartisanship. These people must be defeated on Earth and they can rot in hel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Somebody edit luigi mangione with vigilante sh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United Healthcare Scandal | The Ugly Truth About US Healthcare https://t.co/L90FxAvSI1 via @YouTube</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Eric Adams, Donald Trump top Post’s list of NYC’s most dramatic court moments of 2024 https://t.co/PP2zBoMrbF https://t.co/Vpwu6uv4v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PennyGoldner @DineshDSouza He played a part of the United Healthcare Murder by Denial with his wet kiss to the insurance industry known as the ACA.</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Hideo Kojima and Luigi Mangione I shall not let you down</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Eric Adams, Donald Trump top Post’s list of NYC’s most dramatic court moments of 2024 https://t.co/IAf2UVAcWK https://t.co/1AhZQsA9D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unusual_whales So we the taxpayers subsidized United Healthcare profit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luigi mangione fanclub talking about “gays gag over anything” btw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PepMangione ❤️❤️❤️love you</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2">
            <text:p>what im saying is lets pull a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wish you everything is ok</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What if Luigi Mangione were charged with a hate crime instead of terrorism? Hate crimes are usually committed against minorities. What a smaller minorty than millionaire CEOs. That's a itsy bitsy, tiny weeny minority, an endangered species even.</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4">
          <table:table-cell office:value-type="string" table:style-name="ce2">
            <text:p>Basically there was no evidence and Luigi Mangione is a crisis actor used by the Fed to inflate the Luigi coin . They never found the killer he didn't leave anything but shell casing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Hottest men of 2024 according to me: Vinnie Hacker Louis Partridge Luigi Mangione Taylor Zakhar Perez Do I have taste? https://t.co/bwZNRGFnAh</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welcome back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From Luigi Mangione's shocking trials to Eric Adams' legal battles and Donald Trump's courtroom drama, 2024 was a year of unforgettable moments in NYC courts. 🏛️🔥 Which case stunned you the most? https://t.co/z1AAVlveG4 #NYC #CourtroomDrama" https://t.co/DQ6diOnKG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Join us as we recap some big events from the latter half of the year while two of us suffer from Baby Madness and one of us is jetlagged. On the docket this episode: The rise and fall of Hawk Tuah, the Liberal Joe Rogan, Luigi Mangione, and the Timothee Chalamet Lookalike Contes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Eric Adams, Donald Trump top Post’s list of NYC’s most dramatic court moments of 2024 https://t.co/Ya1ynVrbb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One of my favorite aspects of the Luigi Mangione case is how it reveals just how biased towards ultra-wealthy all our systems are, not just the healthcare system. A wake up call perhaps. But will anything come of it?</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You know how you get more Luigi Mangione’s? When people start even seeing the cops giving up on the justice system. https://t.co/ma3tmStAHD</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shootfrmdaright @catturd2 @amuse @_DCDraino I've said this many times. The Luigi Mangione narrative they pushed was crazy. Right off the bat condemning murder of a hard working American, like.... I think it's a bit more nuanced and can definitely see who paid for those posts.</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CommiesSuck1007 @Ericrse37986 @egold1026 Tuition free college is just extending public nature of grade school into further education. That's radical? Radical left is guillotines for the wealthy who exploit their workers. Radical left is Luigi 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PepMangione 🙏 This petition could save Luigi’s life and start him down the road to freedom. PLEASE SIGN IT NOW. https://t.co/kjIoBlacIl</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 no way I just saw a lewd acc of Luigi Mangione … Guys—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https://t.co/RTBJo0qsrq Dec 31 2024 🇺🇲 Reject violence Nope. No defence for mentally-ill murderers How come these Apes aren't caged? If these guards aren't "Terrorists" for VIOLENTLY beating Robert Brooks to death while HANDCUFFED Then how is Luigi Mangione a "Terrorist?"</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Luigi Mangione thought he was in a Grand Theft Auto VI video game. Maybe Andrew Tate and Tristan Tate were onto something...nope, just a game. #LuigiMangione #brianthompsonassassination https://t.co/WKCdR3Q7S5</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Ngl you killed the wrong ceo</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Everyone getting demonetized you need to learn from my boy @PepMangione, he stays verified lmao, but everything else has been delete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belliealt I'm excited for the next season because I wanna see how they bring Luigi mangione in. BECAUSE IK MELISSA LOVES HI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Excellent post. Was reminded of the current discussion/celebration of Luigi Mangione - devoid of moral condemnation, focused on his mental issues and essentially excusing murde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Luigi Mangione’s Lawyer Married to Diddy’s Attorney in Sex Trafficking Case https://t.co/FA50osfKr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happy new year bro</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Before the year ends, take a look back at the biggest stories of 2024, from the presidential election to Luigi Mangione: https://t.co/cbHaKagsr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epMangione what if I told you none of it was accidental? 😔 it all adds up</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Luigi Mangione, Suspect in CEO Killing, Withdrew From a Life of Privilege and Promise - The New York Times / TrueCar Santa Monica / Surfbreak, Honolulu https://t.co/9CWcShhsM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Who are Luigi Mangione's family? What we know about multi-millionaire parents and lawmaker cousin of 'assassin' / MariaSanta Mangione Southwestern, Texas https://t.co/PysGwHuOq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How much cooperation will there be on the Luigi Mangione case between the incoming Trump Justice Department and Manhattan District Attorney Alvin Bragg? | @AndrewCMcCarthy https://t.co/vV9WEZBXU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Elon hates Americans, where’s the next Luigi Mangion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Americans Reaction To The Passing of UNITED HEALTHCARE CEO Brian Thompso... https://t.co/xhO5Xt6ZXz via @YouTub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They announcing this like it’s a collaboration. #Diddy Combs and Luigi Mangione are currently held in separate units at a New York jail. Combs is in the general population, while Mangione is in solitary confin… Source: mint https://t.co/Z6KpnKdnA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SSwiftieFE @vinniehacker @partridgeupdate @TheRealTZP @PepMangione one sneak and its not godlis, godgi or godlo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Got a spam text today from United Healthcare supposedly. Creepy but even creepier of it's real. "Share your valuable insights (SSN and bank account) and win big!" https://t.co/E6CxOEdvz1</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From Donald Trump and Elon Musk to Diddy, Luigi Mangione and even drones, America’s short attention span for news led to dramatic ups and downs in search trends as the media pivoted from one major story to the next. https://t.co/fcYi94x5C7 https://t.co/Uoc9Ss6P0D</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libsoftiktok I’m waiting for her to be heralded by the media and make the rounds on all the morning shows. Isn’t it Dems who lift up people like this and Luigi 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2">
            <text:p>United Healthcare Monopoly https://t.co/hXIiAyRqP3</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PGJLLRALO @vinniehacker @partridgeupdate @TheRealTZP @PepMangione No sneaks they could all rail me fr</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SSwiftieFE @vinniehacker @partridgeupdate @TheRealTZP @PepMangione cla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abc7newsbayarea Ambulance chasing lawyers should get the same treatment as the CEO of united healthcare</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nypost If Luigi is the killer then he should get the same treatment as the CEO of United Healthcare</text:p>
          </table:table-cell>
          <table:table-cell office:value-type="string" table:style-name="ce3">
            <text:p>against</text:p>
          </table:table-cell>
          <table:table-cell office:value-type="string" table:style-name="ce3">
            <text:p>favor</text:p>
          </table:table-cell>
          <table:table-cell office:value-type="string" table:style-name="ce3">
            <text:p>favor</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9">
          <table:table-cell office:value-type="string" table:style-name="ce2">
            <text:p>🚨 ‘Hottie of the Year’ — Poll opens in one hour. Jade — Tyla Billie Eilish — Taehyung Sabrina Carpenter — JungKook Dua Lipa — Ariana Grande Zayn —Jonathan Bailey Theo James — Luigi Mangione Rosé — Shawn Mendes Tate McRae — Drew Starkey Bad Bunny — Omar Rudberg Rihanna — LISA Megan — Olivia Nicki — Selena Gomez Normani — Doja Harry Styles — Justin Bieber Kit Connor — Aaron Taylor Johnson Omar Apollo — Abraham Mate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EXPOSED MORALLY BANKRUPT Healthcare Industry https://t.co/geFMTyZ9IS via @YouTube</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8">
          <table:table-cell office:value-type="string" table:style-name="ce2">
            <text:p>Release from NYCABC ahead of tonight’s annual MDC noise demo, which is expecting larger turnout + media due to Luigi Mangione. Notes demo is to remind those inside they’re not alone, keep DOC on notice they’re being watched, and expose inhumane conditions. https://t.co/vl8av30C40 https://t.co/h6AQxjVW6p</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Happy new year! Wish u all the bes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had the worst back pain the last few weeks, kinda understand where luigi mangione was coming from</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2">
            <text:p>@BuzzingPop Why is Luigi Mangione on this list th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A Shocking Web of Conspiracy and Corruption https://t.co/OQSxZ2z4ma via @YouTub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I got a video appointment with my therapist today how bad do you think she would judge me if I wore my Luigi Mangione hoodi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The best friend of UnitedHealthcare CEO aassassination suspect Luigi Mangione says she was left “blindsided” and "sad" by his arrest but defends his character. Click to read more👇 https://t.co/rS3o2s11Xl</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PopCrave This is why people worship Luigi Mangione btw, a Billionaire can rape someone and only has to pay a ridiculous fine ( 0.1% of his estimated wealth ) with no prison time and no presidential ineligibility. In the world we live in, Death is Justice.</text:p>
          </table:table-cell>
          <table:table-cell office:value-type="string" table:style-name="ce3">
            <text:p>favor</text:p>
          </table:table-cell>
          <table:table-cell office:value-type="string" table:style-name="ce3">
            <text:p>negative</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TPGJLLRALO @TSSwiftieFE @vinniehacker @partridgeupdate @TheRealTZP @PepMangione He can sneak his deek in ma ho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0">
          <table:table-cell office:value-type="string" table:style-name="ce2">
            <text:p>This Is Where The Fun Begins For 10 Hours!!!!!!! https://t.co/5bKnLMrzC0 via @YouTube @PepMangione @CIA @FBI @FBIWFO @NewYorkFBI @FBIMostWanted @FBIHouston @FBILosAngeles @RobertKennedyJr @realDonaldTrump @elonmusk @AOC @AP @AB84 @ABC @AEW @NSF @NSAGov @NASAHubble @NASA @BuzzFeed @TheRealBuzz #yo #ithinkilikeyou #WeLandedOnDaMoon #Right #AlanShepard #xxxc0zmoni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Brian Thompson was NOT a "healthcare" executive. He was the CEO of an insurance company that has the highest denial rate of any insurance company in the United States. If they can call Luigi Mangione a "terrorist" then we should be able to call greedy CEOs MASS MURDERERS! https://t.co/cuVZrhHG77</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tweeted this on the wrong account but FREE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Paradoxically Luigi Mangione has an enormous number of followers. Evidently this is due to people who share his contempt for the US healthcare insurance system.</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orturedttpd06 @TSSwiftieFE @vinniehacker @partridgeupdate @TheRealTZP @PepMangione cla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BecomingTheNext @NILES100 Bashing Vick isn’t the same thing as defending this girl, though. Just like many people who hate our healthcare system have also stridently condemned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The Wall Street Journal gave the DOGE team a wonderful gift. A front-page article yesterday described in detail how United Healthcare billions of dollars wrongly and over-diagnoses Medicare Advantage patients. Reaching the $2 trillion savings target will be easy. @VivekGRamaswamy @DOG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SiliconStart @walterkirn Did United Healthcare hack themselves? United Healthcare ended up providing 3.3 Billion in predatory loans to doctor’s offices while they waited to be paid by them and ended up bankrupting these practices and buying them up for pennies on the dollar.</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ScottAdamsSays In the world of Luigi Mangione, what is the proper form of justice for Alex Soro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UHC was so happy to turn 65 and finally have health insurance again. Made the mistake of going with a United Healthcare Advantage plan. My first 2 medications have been held up for "prior authorization". I've had to pay for 1 myself. Now I see why their CEO was murdered.</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walterkirn Do you think there is any possibility United Healthcare hacked itself?</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there's a twisted overlap b/w the people who believe those who attacked the us capital on j6 were justified in their violence and the people who believe the united healthcare assassin was justified in his violence i assume the groups are politically disparat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81-year-old calls accused killer Luigi Mangione a 'modern-day Robin Hood' https://t.co/IRzsIDfptL via @YouTub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MoodyBlueliner @Noahpinion Sure, Daniel Penny is still walking around but Luigi Mangione is making the streets safer</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2">
            <text:p>@PepMangione happy new yea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cb_doge No it doesn’t, it needs more Luigi Mangione’s 😂 People who show the ruling class that their money won’t protect them. We need a modern day Robin Hoo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trusthescilence @MrStark_OG @IanCarrollShow What a load of BS. Two bid gangsters do hits every day. Any moron can walk up in somebodies blind spot and tap them, but none of this matters. Shooter or not. Luigi Mangione is not “Average”.</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libsoftiktok Background check? Why don't we buy 3D printers and make guns like the United Healthcare shooter did? Are they going to ban 3D printers n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8">
          <table:table-cell office:value-type="string" table:style-name="ce2">
            <text:p>@Stephenbcooky @RpsAgainstTrump Yeah, screw that guy who built houses for homeless people. Stephen is happy he’s dead, but I would imagine has whined to friends about how bad you feel about the United Healthcare CEO. You know what’s cool though? Being an ACTUAL Christian, Carter would forgive you.</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3">
          <table:table-cell office:value-type="string" table:style-name="ce2">
            <text:p>@OIGatHHS @RobertKennedyJr @DOGE Maybe HHS should look into United Healthcare stealing Billions from Medicare !!!!</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torturedttpd06 @TPGJLLRALO @vinniehacker @partridgeupdate @TheRealTZP @PepMangione Well y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I WANNA BE PREGNAN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fyeahceko @nkaytweetz @PepMangione That’s what I would like to know!😉</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PepMangione @minordissent Happy new year,wish you luck，brave Luigi</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Luigi Mangione is the reincarnated Jesus Christ to save the American People further genocide inflicted by the greedy corporate elite of the health care insurance industry. Without him the genocide would continue. https://t.co/1yp8shPEA6</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DonnaCu17173846 @KarlHandy10 @EricLDaugh Of course, we do have a generation of young people who idolize a cold- blooded , cowardly murderer AKA Luigi Mangione. Perhaps some things never chang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Lifestyle and Disease. Assassination of United Healthcare exec. Big Food, Big Insurance, Big Pharma Monetization of Chronic Illness 1 hr 30 min https://t.co/rEglXSrFV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if they want us to take the Luigi mangione case seriously then they have to give the same #perpwalk to those #14C0s that beat #RobertBrooks to death without a vest because Luigi didn't get a vest #FreeLuigi</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lumaenergypr @PepMangione your next targe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Free Press Update: In covering the Sean Combs cases, Inner City Press' 2d book "Diddy Detained" was blocked. Now on Dec 31 it's available on another platform, with more coming (for example, Luigi Mangione Lone Wolf). Here's Diddy Detained https://t.co/tPKUbD8Ee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WillManidis Luigi Mangione needed this and yo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he moral of the Luigi Mangione story? A revolution ain’t nothing but a circl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runfromemergent @SamVunit8 @PepMangione I don't think he is either. There is more to moral stance than being left or right. There are far more complex insights and ideas beyond this unhealthy bifurcat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81-year-old calls accused killer Luigi Mangione a 'modern-day Robin Hood' https://t.co/XHI5NuG7gE via @YouTube Healthcare for profit is inhuma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What party are P. Diddy and Luigi Mangione going to tonigh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Prosecution Is Corrupted By Healthcare Industry! https://t.co/pg74ECe4jN via @YouTub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DON'T YOU DARE PUT D!DDY AND MY MAN LUIGI MANGIONE IN THE SAME COLLAG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cougardraven @sparerickypanda @esjesjesj Somehow only works that way too. Luigi Mangione isn't given the same leeway</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CEOAdam = United HealthCar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There could be a site like GoFundMe called LetMeIn where people post their case and the American people vote. Actually, considering the response to Luigi Mangione, maybe that's not the best idea</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i share a birthday with luigi mangione ya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When ur family or u r filthy rich u hire a Prison Consultant😳— Luigi Mangione retains Harvey Weinstein’s prison consultant Craig Rothfeld Source: Page Six https://t.co/iiJ2StKIQ1</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SemanticSheriff @ninaturner Lmao, yeah for sure dude. Luigi Mangione yelled it out as a signal to all of us to begin the class war. Is that what you're saying? Is that why you're so triggered by it? Fuckin lol dude. How unimaginative. How uncurious. How predictabl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4">
          <table:table-cell office:value-type="string" table:style-name="ce2">
            <text:p>These days I suspect people have me blocked because I don't support Alexandria Ocasio-Cortez and her Russian Psyop the JusticeDemocrats, Luigi Mangione or Hamas terrorism</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And this is why United Healthcare aren’t the only ones to blame!</text:p>
          </table:table-cell>
          <table:table-cell table:number-columns-repeated="2" table:style-name="ce1"/>
          <table:table-cell office:value-type="string" table:style-name="ce3">
            <text:p>favor</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A Shocking Web of Conspiracy and Corruption https://t.co/5UTowFDfRe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May Face Death Penalty! https://t.co/xZkqBKBsdz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BecomingTheNext @NILES100 You're entitled to your opinion, but as far as I see it, this girl is getting dragged by people across the political spectrum whether they be left, right, or center. Michael Vick may have been even more highly bashed, but murderer Luigi Mangione received a lot more sympathy.</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It's your last day do those quick health assesments ($30 each, one hit in two days ..) United healthcare Medicare Medicaid recipients https://t.co/pnP2jHKIgB</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Hold the phone. Eye witness says shooter waiting outside entire night! Feds said Luigi Mangione left his hotel at 5:35. They’re TWO DIFFERENT PEOPLE! CNN spoke with someone that stayed in Luigi's hotel, said they never seen guy in all black at hote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VLOG Dec 31 Free Press, Diddy Detained book is out here: https://t.co/z3oxoQgYcO Soon, Luigi Mangione Lone Wolf https://t.co/pzDrgqhpKt Rudy G showdown coming, 500 page depo https://t.co/QpHtPx0USs Menendez https://t.co/WpgdabRsvj UN censorship must end in 2025 https://t.co/cfJGcJhAl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heyokasai That’s what I been saying lol these politicians and shit want us fighting eachother instead of them That’s why they’re afraid of Luigi Mangione cause he’s uniting both sides against the ceos and holding them accountable</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How elderly retirees could be Luigi Mangione’s ticket to freedom": "This is no longer about Luigi and what he did. It's about the healthcare system. Retirees are less likely to have valid excuses, which would exclude them from serving on a jury." https://t.co/9nc0qXv4cl</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Celebrating and Praising Luigi Mangione is bad for your mental health. Don’t be a bitter, vengeful person. Join a mass movement for healthcare for all! Order the book: https://t.co/bUWGTwppjV https://t.co/cdh7dKLUYy</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All these insane social trends we’ve seen recently - antivaxxers, incels, supporting Islamic terrorism, stanning Luigi Mangione, believing planes are alien drones - are consistent with a society that’s lost its mind and moral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Let's not forget, Defund the police, abolish all prisons, open borders, Hamas islamofacist are freedom fighters Luigi Mangione is a hero This is the messaging that came from people who follow Alexandria Ocasio-Cortez and the JusticeDemocrats, the very people who attack Democrat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4">
          <table:table-cell office:value-type="string" table:style-name="ce2">
            <text:p>@PredictitD @MCMike88409344 @Cluffalo @IncelsCo You're referring to Luigi Mangione? If you seriously think that his looks are what initially attracted women to him, then I cannot help yo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With the recent rise to fame of #LuigiMangione ,cult like following, herds of supporters and his trial upcoming. I will be keeping my 👀 on justice for luigi mangione coin on #solana ticker $hero the next few months. #MemeCoin #Crypto #memecoins #doge #pepe #pumpfun #dexscreener https://t.co/K4066oJg8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https://t.co/OpBeshyUxg Take what government says happened and multiply it by 100...it gets closer to the truth. Why doesn't US Treasury dept have Better security in place? Did Pelosi make big stock trades on company hired to do security like she did she on United Healthcare hack?</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_whitneywebb Whats your view on the Luigi Mangione case? He obv doesn't seem to be the real shooter. Given the media coverage it has gotten (and that he's a fan of P Thiel, which probably doesn't mean anything). Whole thing smells like a psyop, something seems off about it, what do you think?</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DarrigoMelanie Many years ago a United Healthcare rep spoke to our workplace and emphasized how they “barely break even” each year. A few months later - there they were listed in that year’s top most profitable. More like breaking us. And nearly each subsequent year - a new record profit.</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f you represent something in television propaganda or video games, that makes it okay! See also: Luigi Mangione</text:p>
          </table:table-cell>
          <table:table-cell office:value-type="string" table:style-name="ce3">
            <text:p>against</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5">
          <table:table-cell office:value-type="string" table:style-name="ce2">
            <text:p>What about the United Healthcare CEO?? Listen and learn the evil and greed. https://t.co/K8szcCClRk</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JulieRagbeer Is Luigi Mangione a ragdoll?? Lol</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appy New Year @PepMangione, hope you have nicer years ahead of you</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Just had another nightmare situation getting my meds covered under United Healthcare Luigi Mangione you achieved nothing I fear</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Flayeshh @PopCrave Ohhhh, my brother. You don't know then. You have no idea. Ask anybody of Mexican descent, ESPECIALLY in south Texas. They will draw straws for the honor to pop that bitch and I am not even playing in the slighest. You think Luigi Mangione is a hero? SHEEEEEEEEI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United Healthcare record profit of $299B this year. $20B more than last year. But at what cos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Anyone know if that McDonalds employee got the reward for turning in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s there any publicly disclosed evidence that places Luigi Mangione at the scene of the murder of Brian Thompson?</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In between all of this coverage of Luigi Mangione we need to look at the unsung heroes of this story. For example, Waluigi Mangione is out there denying valid insurance claims RIGHT now without any television coverage or media blitz, just working for the love of the gam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3">
          <table:table-cell office:value-type="string" table:style-name="ce2">
            <text:p>How come we know more about Luigi Mangione. Than the two assassins on Trump.? @SecretService @TheJusticeDept @realdonaltrum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Pharmacy pbm are evil! I am including united healthcare, CVS CAREMARK AND EXPRESS SCRIPT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TheAtlantic @Peter_Wehner Now the Atlantic can write an article for each human that Brian Thompson killed. That's one article per victim - research their pain and suffering, how little they needed compared to United Healthcare Group profits, and the families left behind "Murder by spreadsheet" Get busy</text:p>
          </table:table-cell>
          <table:table-cell table:style-name="ce1"/>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TheAtlantic @RadioFreeTom @Peter_Wehner The CEO of United healthcare dehumanized himself by his actions</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before luigi mangione there was gromit the do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At this moment I hope someone pulls Luigi Mangione's mov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cenkuygur He can redeem himself with the American people if he pardons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appy new year everyone. Manifesting Luigi Mangione this 2025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Luigi Mangione - I suggest this alleged event could be part of a psychological study. Gauging the mass response. Either that or a purposeful attempt at mass incitement - to justify a certain response ... I don't believe it's all as told.</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MarySCIL @mcuban The three largest PBMs are Express Scripts, owned by Cigna; OptumRx, owned by United Healthcare; and CVS Health owned by itself but they also own Aetna and CVS pharmacies.</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AwakenedOutlaw How about the arrest of Luigi mangione at a McDonald’s that mysteriously has no video evidnece of any of it occurring? Everything else is just politics are usual and most of us have no desire to play in it. It when they set up people for murder and no one talks about 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thank you luigi mangione https://t.co/n09adg3z12</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https://t.co/QsKDfxcnGO United healthcare accused of denying healthcare to patients who desperately need it is actually choosing to tout a successful financial year? is that really the direction you wanted to go?</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Currently on hold with United healthcare for a prior authorization that was denied for a drug I’ve been on for yearsss</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lader You will have your own personal Luigi Mangione if you keep pulling this shi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i had a dream that me and luigi mangione were besties https://t.co/TLptVZaxEK</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Couple things before the New year. 1. Luigi Mangione is not the killer 2. Lebron is actually better than Kobe Last Party Next Door has the best R&amp;B album of the yea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leaving 2024 with no job, zero prospects, $5,000+ in medical debt, antidepressants that don’t work, an obsession with luigi mangione, better posture, a new vintage ring, a fat stack of books from an indie bookstore, a wand + a rabbit, and a needs wheel from my therapist CHEERS 🥂</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2">
          <table:table-cell office:value-type="string" table:style-name="ce2">
            <text:p>This fire occurred a few days ago. Tara posted one of her photos and it was taken by activists and is currently being used as propaganda and hinting “many many more will burn” It’s terrifying when you think about it that people are ok with this. Even the murder Luigi Mangione https://t.co/4aAI8qVxiW</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PepMangione happy new year baby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The lady who thinks Luigi Mangione isn’t in those surveillance photos thinks this is a real image of an actual human being. https://t.co/BQFy4RZ1h7</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extremist here, there will be more luigi mangione’s until the healthcare system, and really all systems in america, is fixed. you cannot cripple people financially to the point of poverty or death for generations and expect no outrage. it will happen again.</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The Failure, Fear, And Frenzy around Luigi Mangione https://t.co/hfUDWIpM0V via @YouTub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keep6ixsolid they ain’t say this to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Freshly_Snipes @PepMangione your profile name says it al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nkaytweetz @PepMangione Before back surger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uigi Mangione Is Getting A Documentary https://t.co/Y7GCPNbgJt Saint Luigi protect us! T-shirt still available on Tem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LobotmzdCeature @eigenrobot What do you mean by social disruptors? Do you mean a person making a joke post on the internet or legit criminals? If it’s the latter judging by the Luigi Mangione situation and the entire body of leftist politics I don’t think that would make them too happy.</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3">
          <table:table-cell office:value-type="string" table:style-name="ce2">
            <text:p>@Leerose1985 Bingo. No mention of gun control after United Healthcare CEO was taken out or the attempts on Trump.</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2024 sexiest man of the year goes to our Italian Stallion Luigi Mangione You sexy thang 🎶 ☕️ https://t.co/ZezxloF9hq</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FicusAudrey2 The obsession with Luigi Mangione is crazy to m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January 6, 2021 showed D'Alesandro had been the subject of a Special Inquiry investigation in March and April 1961, revealing numerous allegations of association with criminals in Baltimore. Dec 20, 2024 — Authorities say, Luigi Mangione took a taxi to the NYC Hilton Midtown, https://t.co/lJydEXEq3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Mayor Adams called the idea that he endangered due process by participating in Luigi Mangione’s perp walk “comical.” “I can’t count the number of New Yorkers who said ‘thank you’” Adams said. There was in fact pretty widespread criticism of this…. https://t.co/qpqgOuJZ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What I want to know is why Luigi Mangione and his buddy that came into my job have been up in my energy field. What the fuck is go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A Shocking Web of Conspiracy and Corruption https://t.co/7UauRlFJyL via @YouTub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nicksortor I'm calling bullshit on this entire event. It's a psy-op just like the Luigi Mangione thing.</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I am begging someone to make a gong woo/squid game salesman/recruiter shirt that says “but daddy i love him” on it like those luigi mangione ones i will acc pay you directly please please plea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Jot_Tube @FakeLRonHubbard @PepMangione I went months without talking to my family when I was in my 20's. I was not estranged. I was in my 20's and self absorb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Alot of discussion has been spurred since the arrest of Luigi Mangione, including the nature and costs of incarceration. Given his crowdfund rapidly approaching $500,000, both critics and supporters are asking how others behind bars can be aided My latest: https://t.co/Bpih6zdysq https://t.co/U8bRq1MSE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ThrillaRilla369 @lalamocha4 I met Larry Fink last week, CEO of Blackrock. He just came in for dinner with his wife as if he isn’t insanely powerful. right after the United healthcare stuff, here in NY. he is a bold man</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appy new year to my man luigi mangione lov u husban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this is how luigi mangione looked getting away from the scene https://t.co/9txvgJH1C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EndWokeness Luigi mangione’s picture was way better</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Today's @WSJ article shows how @UHC has stolen billion of medicaid dollars, from the most vulnerable people in our society. Brian Thompson (former CEO) and many more are culpable for these crimes. @PepMangione is a hero for bringing this to light.</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AttyIkieSpeaks My mother was an attorney, she knew of one case that was not initially denied. She speculated that the person in question waited too long to apply. Social Security Disability denial rates makes United Healthcare look like a claim approving machine.</text:p>
          </table:table-cell>
          <table:table-cell table:number-columns-repeated="2" table:style-name="ce1"/>
          <table:table-cell office:value-type="string" table:style-name="ce3">
            <text:p>favor</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Our society is dystopian, far from utopian. We live in a world, were being ignorant and ignorance is rewarded by giving somebody merits, brownie points, praising and giving Luigi Mangione his “15 mins” of fame, in. Now let’s get the late Debrina Kawam trending.</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2">
          <table:table-cell office:value-type="string" table:style-name="ce2">
            <text:p>@redpillrev58 @DonnieDetroit19 @SecretaryPete Insurance ALWAYS means paying for others, unless you need to collect. It’s not a fee for services, it’s a premium, whether you pay it through the IRS or to United Healthcare. And it’s a right if we decide it’s a right.</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2025 predictions: - menendez brothers are free - tiktok doesn't actually get banned - new sabrina carpenter album - luigi mangione is revealed to be framed and is not actually the killer - copycat killers of luigi start beginn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Street and Protest Art Crops Up Around the World https://t.co/0uFtpkcfK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Groupies’ Send Love Letters to Accused UnitedHealthcare CEO Killer Luigi Mangione in Jail - https://t.co/68gpgPssve</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SilvermanJacob None. I’m telling y’all, Luigi Mangione will get off because there’s absolutely nothing tying him to this except the fact that he’s a white dude who had a mask and a jacket on 😭 He’s not the kill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I dreamt of Luigi mangione last night…it’s getting bad</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InternetH0F this isn't "welcome to adulthood" this is "we need to either VASTLY increase minimum wage so that it at least keeps up with inflation, or continue the work of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his is what I know Luigi Mangione can stay the fuck out of my energy field with his buddy that came into my job.</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Doing my daily check in on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macgyver_flash @PepMangione Isn't this a hero? I can hardly imagine what kind of feat would make you feel like a hero🙄</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peaceloveli8ht @CigarGuy45 @AlvrexzT72685 @ThisIsKyleR So praising and defending Luigi Mangione shooting a man in the back in cold blood who didn't even know he was there, is what's considered 'against violence' these day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2">
            <text:p>@RpsAgainstTrump a Luigi Mangione every da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RyGuyFly25 @GovTimWalz True. I sure can't. But last I checked there's no way in heck congress would do anything to fix the healthcare system. United healthcare $ yo</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0">
          <table:table-cell office:value-type="string" table:style-name="ce2">
            <text:p>I don't understand the "generational wealth" argument. You get so rich (for example in sports) that your kids never have to work. Is that what you want? They end up like Will Smith's kids (dressing as girls) or like Luigi Mangione. Or they join Antifa, become "white rastafarians," etc. You willing to roll that dice? My dad was well off but I always worked, I drove cab, did landscaping, paper route, worked in a factory, did a cook job, bus-boy, all those things define who I am. I also am not a stupid socialist who dresses like a gir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ninaturner United Healthcare is a perfect example of what Gov ran healthcare would be. United Healthcare owns a piece in every step of medical care, just turn UHC to GOV and it's the same shit product with different losers running i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kirawontmiss Nahhh Luigi Mangione and Justin Timerlake’s mugshots are my highlights of the year</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imagine being luigi mangione and googling yourself right out of prison like that’s going to be wil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RyanMattaMedia @nicksortor They use facial recognition for Luigi for the CEO of United Healthcare, but they don't use facial recognition or footage for this poor woman. The government spies on its citizens for nefarious reasons, but it takes over a week to identify a US citizen when a tragedy strikes?Wow</text:p>
          </table:table-cell>
          <table:table-cell office:value-type="string" table:style-name="ce3">
            <text:p>against</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Me and Luigi Mangione in the same federal prison would do crazy numbers for The Business Line. The publishing would continue one way or another.</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Hidden price of healthcare and drug costs: United healthcare's secret: $... https://t.co/wMKG0OUSMv via @YouTub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An interesting argument against the validity of Luigi Mangione being guilty. What do you think? https://t.co/PTwSsrGCO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epMangione Happy New Year ! 🌌🌠🌌 I love you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ozlyn_ @dxxiie @sbodrojan Thank you for the input lesbian Luigi 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JDthe16 @KookCapitalLLC @PepMangione @luigi_cto_sol $LUIGI is a solid ideological alternative to the superficial shitcoins flooding the market. this is about collective power--not zoo animals and ai trends</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Maga says Kyle Rittenhouse is different from Luigi Mangione. Rittenhouse was found not guilty so he’s a hero. So, if by some chance, Mangione is found not guilty will he be a hero, then?</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AzaBiege @RockstarGames Bruh, United Healthcare literally exists. Rockstar is far from being the worst company ever 💀</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nkaytweetz @PepMangione #FreeLuigi he didn’t do it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PennyPerce84895 @silent_cal30 I doubt it. I signed up with United Healthcare-chose them because of their mobility ease. I later found out they have high denial rates. SS literally takes ~55% of my gross SS. It includes Part 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alabama fans are gonna break luigi mangione out of prison if deboer doesn’t make some half time adjustmen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RpsAgainstTrump Meanwhile every liberal in America praises a cold blooded murderer in Luigi Mangione. Spare us your faux outrag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United Healthcare is expected to crush previous revenue records in 2025 System needs fixing. Now https://t.co/51jsi395fA</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AnnieForTruth Two issues. School shooters tend to be teenagers (minors), so they are treated as juvenile offenders if they aren't killed by police or themselves. Luigi Mangione committed murder and an act of terrorism which is why the government government is seeking the death penalty.</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Vulgar materialist teens are mad at me, but I’d like to see them try to explain Luigi Mangione and his fandom without referencing desire. What pushed him to act? It wasn’t his own material interests</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Dressed as alleged CEO killer Luigi Mangione while singing Defying Gravity from Wicked</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rumpRealDaily No! But Luigi Mangione missed his target!! Who’s nex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KINGV0NBURNER Tommy Dreamer would’ve been the original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opCrave LUIGI MANGIONE I HAVE ONE LAST MISSION FOR YO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In 1984, Big Brother controls the way people think by manipulating the language. The anti-semitic response to Oct 7 and the lionization of Luigi Mangione illustrate how the far left in academia has deluded students by twisting EVERYTHING into a binary of oppressor vs. oppresse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It's wild how @CEOAdam actually has a higher salary than the slain United Healthcare CEO. $AMC $GME</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f you think luigi mangione is Hot, why not lunatic sebastian zapata-cali? I thought all murders are sexy to the anarchists? https://t.co/EF5r6HNny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Why Luigi Mangione Can't be The Killer https://t.co/CUtiicL4Ci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Bruh the United Healthcare CEO thing is crazy. Where do you draw the line? McDonald's has directly contributed to death by obesity. You gone kill the clown?</text:p>
          </table:table-cell>
          <table:table-cell table:style-name="ce1"/>
          <table:table-cell office:value-type="string" table:style-name="ce3">
            <text:p>favor</text:p>
          </table:table-cell>
          <table:table-cell office:value-type="string" table:style-name="ce3">
            <text:p>favor</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4">
          <table:table-cell office:value-type="string" table:style-name="ce2">
            <text:p>Hey Woody Johnson, (Jets Owner) If you let Garret Wilson leave, I will be taking a page out of my good friend Luigi Mangione. Interpret that however you’d like! Love, Depressed Jets f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DarrigoMelanie @zxcvbnm72151 Magats overwhelmingly support Luigi Mangione. Yet GOP donors overwhelmingly support corporate interests. I wonder if the GOP led Congress will write any bills to fix the sitch or will they keep the $$ donations and the status quo ? ( nah, they won’t) #HealthcareForAll</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generdtional @generdtional I know a person who can stop him!!! Meet : luigi mangione 😭☠️ #glazersout #INEOSOUT https://t.co/Z123O9XW7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21 for two mcgriddles and two hashbrowns.. this is criminal u know what to do @PepMangione</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People we need to leave in 2024 - vexbolts - Diddy - luigi Mangione - Darius Garlan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this is a stupid thought but the luigi mangione reaction gave me a new perspective on how the mcu winter soldier might have been viewed by the public circa CA:TW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United healthcare just denied my appeal for the third fucking time in a row. I’m so happy I’m not gonna be with them after today. the shittiest,cheapest, scammiest healthcare company there i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BEAUTIFUL MRS BIDEN: Please ask Mr President for a Merciful Pardon to save the life of 26 yr old Valedictorian Luigi Mangione from his Fed Death Penalty Charges for allegedly attacking a Drunk Driver CEO who bullied cancer patients and dying children for 20 years @FLOTUS @POTUS</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what if i told you there was a “united healthcare ceo” of sorts in the management office of your apartment complex</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DramaAlert Yet they entertain the idea of killing Luigi Mangione. They are probably trying to use these guys as puppe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StevieStacks84 @RealKidPoker Visiting 35 likely not in one place long enough to know. Financially US wins. But my mother said men in our neighborhood were sorry. First generation immigrants say their children lack work ethic and appreciation of their sacrifices. Luigi Mangione celebrated. I'm just starting</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CrazyVibes_1 @MattWallace888 @FBI idc watch me.. do people really think United Healthcare CEO will be the last one? The more people get sick of the hypocrisy and stealing from We the People, the worse it’ll get. It’s just the beginning of the end for Corrupt Bureaucracy lobbyists. We are watching</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JustinTrudeau If one of y'all could just get the rent prices down so we don't have to live on the streets or soon enough get violent. That would be great. Arguing back and forth for our votes and doing nothing will get you LUIGI MANGIONE (D) . This is my nice voice. Enough with the politics.</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c_fuscovirens @stationthisbot thats obviouly deepfake luigi mangione !!! u think im stupid !1!?</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Before Luigi mangione is arrested. #TeamLuigi #JusticeFighter #TheLuigiAffect https://t.co/xaS9d2hlem</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I'm tired of wondering if I've ever made it on any sort of watch list, so we can know for sure now: Luigi Mangione *allegedly* killed one person. The CEO of UH profited off denying people the care they needed to survive.</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UMO Wild that a guilty conviction would make Luigi Mangione the only actual rebel in America</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Excuse me but I hope we do not leave Luigi Mangione in 2024. Personally hoping for a bit more class consciousness however it comes https://t.co/svQaY1xxB6</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I have a special mission for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The amount of bitches Luigi Mangione got from crashing out and shooting someone in the head is telling about our society. Get a damn grip and go to church u fucking shithead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ScmKid The weird thing about Gov't healthcare. Denmark as 10 MRIs/1M- the US has 38. In Denmark if you get injured/have a stroke/etc you are vastly less likely to get advanced imaging. If United Healthcare had the same level of care as Denmark, the exec's would all have been shot!</text:p>
          </table:table-cell>
          <table:table-cell office:value-type="string" table:style-name="ce3">
            <text:p>neutral</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THE MENTALLY ILL ALWAYS CHOSE THE DEGENERATES! B ‘Groupies’ Send Love Letters to Accused UnitedHealthcare CEO Killer Luigi Mangione in Jail https://t.co/aBR7vDe7N3</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Luigi Mangione Inspires 'Wicked' Drag Performance, Sparks Reaction Online | Click to read more 👇 https://t.co/0amDwYQWO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MZ Luigi Mangione’s drag performance sparks conversation! Fascinating to see the impact of art and express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Inspires 'Wicked' Drag Performance, Sparks Reaction Online https://t.co/wTpCwP0vy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ere are The United HealthCare Democrats plans for reform. Of anything:</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his rat saw everyone obsessed with Luigi Mangione’s eyebrows and now he’s filling his in with makeup djfnhddfhdhdh https://t.co/6K0Qwpowl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Inspires 'Wicked' Drag https://t.co/eRDT2878P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always knows what he’s doing. he knows he’s hot af 😮‍💨</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yacineMTB maybe you are aware that Suchir Balaji was killed in a sacred space, i believe this is important. notice also that crowdsource information flowed in the luigi mangione case, but no one seems to be willing to share in this case. why do you suppose that is? https://t.co/LQ9dxnaOZ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Elcjo @_MKNLY @ElijahSchaffer Does Vivek shoot competitively every week? Has he been shooting since he was four years old? And does any of that even matter if he meets Luigi Mangione on the street some morn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hoaxbird @AccessAddison How do you want Luigi Mangione to be released but still like and love a billionaire? Bad taste in music and hypocrisy is a common thing among swiftes at this point</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2">
          <table:table-cell office:value-type="string" table:style-name="ce2">
            <text:p>So remember when Brian Thompson was killed and the very first picture they put out there in the black coat and mask, as the suspect? Google Luigi Mangione first picture released and that picture does not exist. Seemingly impossible to find. Only one you see is the Starbucks.</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artisbrutal2021 How suspect on the run in CEO’s killing was recognized at a Pennsylvania McDonald’s, hash brown in hand, and finally captured "Luigi Mangione, 26, sat alone at a table with a laptop and a backpack, according to police who arrested him at McDonald’s." https://t.co/JMk6AVMIMC https://t.co/oWRDge8kXb</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Breaking Entertainment: Luigi Mangione Inspires 'Wicked' Drag Performance, Sparks Reaction Online. Get the inside scoop: https://t.co/pL8PMIQSlD #EntertainmentNews #CelebrityGossip #Hollywoo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FreeLuigiMangione OOPS: Local News TELLS THE TRUTH About Luigi Mangione | The Kyle Kulinsk... https://t.co/VreIKOrFWq via @YouTube @POTUS @GovKathyHochul @NYSenate @PhilSteck @CBS6Albany @CN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set on fire allegedly by a 33-year-old Guatemalan citizen who entered the U.S. illegally" "allegedly"...he's on video fanning the flames on his victim. US media gives more consideration to a pyro illegal's rights than Luigi Mangione who's not been tried. https://t.co/PAnvX171w1</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ZLevyMD @tmprowell @UHC 😡😡 and the physicians with patients under contract with United Healthcare do exactly .... What?? Shrug their shoulder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Luigi Mangione could be set free - for this reason. https://t.co/0XVO0xk1O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Now Audiobook: LUIGI MANGIONE LONE WOLF, on Dual Prosecutions for the Death of UnitedHealthcare's CEO. Inner City Press is covering both NY and Federal cases, fought since Dec 23 to publish this, opposing (UN and other) censorship in 2025: https://t.co/D02pDW2RmJ</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Luigi Mangione is NOT a good guy❗️ Civilization has faults. It’s not perfect. But murder is never the answer, and wanton violence would lead to all of us living in Hell on Earth. DO NOT BE LIKE LUIGI❗️</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This smile 💔#LuigiMangione @PepMangione https://t.co/pN1TaYIMz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Exactly!!! OOPS: Local News TELLS THE TRUTH About Luigi Mangione | The Kyle Kulinsk... https://t.co/wTHPGmo4cB via @YouTube Now Folks on @X peep this! @KyleKulinski speaking truth to power! He even has a @MSNBC corespondent telling you that her private health insurance is bogu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Howodd69 Two people on completely different sides of the spectrum. Ted Cruz feels that average Americans don’t even deserve healthcare. Luigi Mangione is upset that average Americans can’t get decent healthcare coverage.</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This was just one of the charts floating around after the assassination of United Healthcare CEO. This is the plan I have, and I obviously didnt know this before signing up. The advantage of United is you can go anywhere. The others have more restrictions on out of state. https://t.co/YzeClyYkfr</text:p>
          </table:table-cell>
          <table:table-cell table:style-name="ce1"/>
          <table:table-cell office:value-type="string" table:style-name="ce3">
            <text:p>neutral</text:p>
          </table:table-cell>
          <table:table-cell office:value-type="string" table:style-name="ce3">
            <text:p>favor</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RyB_311 Thank god united healthcare would give their new ceo more security</text:p>
          </table:table-cell>
          <table:table-cell table:style-name="ce1"/>
          <table:table-cell office:value-type="string" table:style-name="ce3">
            <text:p>favor</text:p>
          </table:table-cell>
          <table:table-cell office:value-type="string" table:style-name="ce3">
            <text:p>favor</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2">
          <table:table-cell office:value-type="string" table:style-name="ce2">
            <text:p>@Orwellsghost28 This goes both ways. I know several young men who are good “kids” (20’s), they work, they are gentlemen - they were raised that way. None of them look like Brad Pitt or Luigi Mangione, and they can’t find women who will date them. But Luigi has a waiting lis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OOPS: Local News TELLS THE TRUTH About Luigi Mangione | The Kyle Kulinsk... https://t.co/9R3citCt87 via @YouTube @KyleKulinski made some great points her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Literally Far-Right Wing Conservative Crybaby TERFascists who back criminals like: 1. Donald Trump 2. Elon Musk 3. JK Rowling 4. Kevin Spacey 5. Joe Rogan 6. Ted Bundy 7. Daniel Penny 8. Luigi Mangione 9. Charlie Kirk like @helenstaniland have no idea what a woman is. https://t.co/rHlgKyCJK4</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sjhbrooklyn Let's teach students the deadly history of socialism. Let's teach them that we are all "greedy" and the best regulator of greed is competition and that govt spending destroys competition and creates monopolies like United Healthcare. This destruction of competition leads to tyranny.</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the fact that 3 different people sent me the Luigi Mangione drag performance of Defying Gravity… my brand is so stro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deezhawn @imtootired4dis @no2hater @JP_Polnareff69 @zachoeo exactly. these are the kind of guys who will sit on here and write thinkpieces about how they are actually doing more for the working class than luigi mangione because he had a different opinion on public transit or some shit.</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Drop federal terrorism charge death penalty for Luigi Mangione https://t.co/GhBJVbG1ec Sign it please &lt;33</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The woman who was burnt alive on 12/22/2024, on the F train, at the Coney Island station, her name was the late Debrina Kawam. She was 61 years old, she was from Toms River NJ. She deserves all the media traction and stop giving Luigi Mangione his 15 min of fame. https://t.co/jhsEwvBkCr</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m drawing the Wittgenstein - Luigi Mangione comparison. - Hot - Rich - Sad boys - Correct but menial contributor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 think Gremlins 2 is massively under-discussed in the current discourse. Trump parody; aged Luigi Mangione lookalike, Sinophobia — it's got it al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Care for the pateint anyway, send United Healthcare a bill.</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as anyone parodied “Here’s To You” talking about Luigi Mangione ye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 don't agree with the shooting of the United Healthcare CEO, but I do understand why a lot of people agree with it. The health care system in the US is depraved.</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https://t.co/b7rUAM8W9E Secular Talk With Kyle Kulinski- "OOPS!" Local News TELLS THE TRUTH About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 just hope my husbands, Brandon Perea and Luigi Mangione have a beautiful last day of the yea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Why the real elites fear our celebration of Luigi Mangione | The Daily Blog https://t.co/li4nc1pRVA #nzpol https://t.co/DcsOGEAsd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eadingReport Let's say this bill doesn't pass. I could see why Luigi Mangione did what he did. I've lived in this corporatocracy/kleptocracy for too long.</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The entire working class is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omg my tiktok do is filled with luigi mangione edits I AM NOT *THAT* OBSESSED WITH HI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ZLevyMD @UHC Luigi Mangione is the entire Working Class. https://t.co/fmmAtNGveg</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need someone to step up and become the Luigi Mangione of the scene and take care of ronnie ratshit in 2025</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set to move in close to Diddy in Brooklyn prison https://t.co/3atXwyPX8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AbigailJaneC this is very Luigi Mangione cod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rickperlstein People are outraged by school shootings all the time. But yet millions vote Republican anyway. There are plenty of Luigi Mangione stans out there, that'll choose Trumpism over upgrading Obamacare. Left-wing populism, won't necessarily motivate immoral people to vote Democra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Happy new years day to my new man @Pep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At Luigi Mangione's wedding like I now link you in Holuigi Matr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OOPS: Local News TELLS THE TRUTH About Luigi Mangione | The Kyle Kulinsk... https://t.co/aAlykM3yQc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Luigi Mangione the man you a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https://t.co/We98JShLmN Dec 31 2024 🇺🇲 Reject violence Why hasn't NY mayor eric "The Mutt" adams Perp-Walked these prison guards into jail yet? If these murderous guards aren't "Terrorists" for VIOLENTLY beating Robert Brooks to death Then how is Luigi Mangione a "Terroris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mario_horror Btw, it's been two weeks and haven't received any news about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PepMangione where’s the Luigi sign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Luigi cakes are being sold with Luigi Mangione's fa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PepMangione It was a good start but as Kobe said https://t.co/w1kIggKOE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united healthcare when an italian flag @'s them with a complaint https://t.co/i6uVVzOB43</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he moral of the Luigi mangione story? A revolution ain’t nothing but a circle. Plan better.</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Is NOT The Suspect? #shorts #news https://t.co/kgFiQY8ugQ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wow is it true that luigi mangione was an avid user of @sottaku_app? is it true that luigi mangione would have gotten a pro subscription before the monthly gold bonus drops in the next 3 hours and 56 minutes? is sottaku the reason he is wanted by so many wome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11/➫ Luigi ❍ @PepMangione is identified as the UnitedHealthCare CEO Killer ❍ Result: $LUIGI rockets to $85M mc within a day https://t.co/fHXfKhkI84</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Groupies’ Send Love Letters to Accused UnitedHealthcare CEO Killer Luigi Mangione in Jail - https://t.co/0ZJJJEKAgK</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feelsdesperate How come THEY get a Luigi mangione? I want one tooooooo https://t.co/77SJWSMRCk</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KhanhHu69786076 @lxeagle17 You don't seem to get the dance both corrupt parties do while enriching Wall Street. Billions to blow children up overseas while USA children freeze in wake of Hurricane Helene in North Carolina. Obama bailed on public option and result is Luigi Mangione. 770K homeless. Get it?</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i love you honey hny @Pep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smc429 It's only OK if people allow it to be OK...Luigi Mangione disagrees with this mode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When doctors are telling you the health insurance companies are evil and preventing care, it's time to take it seriously! Free Luigi Mangione!</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Finally, the truth behind the United Healthcare story. Fair warning: Once you hear this, you will not be able to “unhear” it… https://t.co/MuleQbMRww</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gngreedy wait i see it... some luigi mangione kind of man goes successful with the 4th intent and kamala gets elect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4">
          <table:table-cell office:value-type="string" table:style-name="ce2">
            <text:p>@parxboiiz we all know it was actually pete wentz who killed the united healthcare ceo. 😏 (but frank probably told pete that mikey would love him forever if he did that)</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2">
            <text:p>@PepMangione please daw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 These two pictures look like publicity stills for our friend Luigi Mangione…. https://t.co/F8XNGszTnc</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nkaytweetz @PepMangione This kid wet his pants when he was arrested lmao what a bet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smp_viewer @Rick_Barber_ @ZLevyMD @Cephii1 @UHC Insurance companies say enough? Its for-profit hospitals and insurance companies that are the root of the problem here. Optum, a subsidiary of United Healthcare employs 90,000 physician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freak_a_nature @ninaturner Dude! Your opinion has zero support. This is the way it should be. You need to go back and rethink your attitude. Your kind of mindset is what enabled the callous policy decisions United Healthcare made. We don't want any more CEOs/companies like that .</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Horrible of United Health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therealugs the underground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Tactical_review There’s always a “but”. Some people don’t realize that the word “but “ negates everything you said previously. As in “ Murder is wrong. Nobody should murder anyone. But that Luigi Mangione, he’s a hero. And Hamas are ”freedom fighters “.</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2">
          <table:table-cell office:value-type="string" table:style-name="ce2">
            <text:p>@DMichaelTripi Absolutely a Daniel Penny moment.. Nothing short of police are allowing *all Americans to carry, will 'fix' animals like this. That said, same goes for corporate mass-murd3rers, and why Luigi Mangione did more for America than all the #M4A folks put together. https://t.co/NScWbXAJ3q</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user @Pep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2024 was a great year for power rangers just like it was a great year to be a United Healthcare CEO.</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5">
          <table:table-cell office:value-type="string" table:style-name="ce2">
            <text:p>how do you think neil breen feels about the luigi mangione ca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ZLevyMD @UHC A friend lost his leg to an anaphylactic reaction after a vaccine, confirmed by two hematologists. United Healthcare denies his prosthetic, claiming it’s not necessary because they reject the cause of his amputation. His leg is gone. It’s pretty obvious they amputated his leg.</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5">
          <table:table-cell office:value-type="string" table:style-name="ce2">
            <text:p>2024 did give us Luigi Mangione so that’s all that really matter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nkaytweetz @PepMangione Dirty loser murderer hope he rots in jai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365OTG Luigi Mangione was out here doing gods work and then 21 minutes later, Joe Budden showing god why we need saving even more. 😭😭😭😭😭</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f you are considering joining AARP, just remember that their health insurer is United Healthcare.</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reaking911 Luigi Mangione will sign a book deal, which will be challenged in cour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CollinRugg This guy is the Mexican Luigi Mangione…Luis Menende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ZLevyMD @UHC And yet the corporate media and politicians are perplexed about why the public is so angry about health "care" insurance in the USA and supportive of what Luigi Mangione did.</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United Healthcare is only ‘united’ to make $$ and could ‘care’ less about u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kevinolearytv Man. You know. You might be more hated than the United Healthcare CEO with all this bullshit. Just saying.</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DARWIN AWARDS 2024 Who do you think deserves to be nominated? I think Luigi Mangione gets a nomination, at the very least. https://t.co/7md02vmjD5</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Luigi Mangione is not the murderer.. UHC is !!</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Perhaps the feds will need to prohibit United Healthcare from using their broken AI.</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ZLevyMD @UHC Unbelievable, reminds me to never sign on with United Healthcare!!! They’ll kill ya!</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My hope is that the slaying of United Healthcare CEO Brian Thompson will cause us to seek better ways to pay for healthcare, ways that don't cause us to feel so disempowered and frustrated. https://t.co/JDNnO8USLa</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6">
          <table:table-cell office:value-type="string" table:style-name="ce2">
            <text:p>@callunas_ @datepsych Although I do wonder if this pacification is temporary, threshold theory (for group behavior) implies the possibility that we're a few more Luigi Mangione's away from widespread violence: https://t.co/Bxi6t5uDUW</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swaind120 @dannstacks The joke is everyone ragged on her for what seemed like a crazy overreaction, but in the wake of the United Healthcare CEO incident, it doesn’t seem like a crazy overreaction after all. It’s all in the tweet.</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1">
          <table:table-cell office:value-type="string" table:style-name="ce2">
            <text:p>Having a few health insurance giants like United Healthcare control our healthcare system is the antithesis of free market capitalism—it's more like privatized communism. They monopolize care, dictating who gets what under the guise of 'necessity'. When they deny coverage for someone in a coma with a brain hemorrhage, it's not capitalism at work; it's bureaucratic tyranny. We need to tear down this system and restore true market competition where providers and patients, not insurers, decide care. Freedom in healthcare means choice, not corporate veto.</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Luigi Mangione Inspires 'Wicked' Drag Performance, Sparks Reaction Online https://t.co/ih4hWuTIsy via @TM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United Healthcare @UHC 32% DENIAL RATE!'</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jacksfilms #YIAY2025 Elon Musk has his twelfth, thirteenth, and fourteenth child with his new flame,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Acyn Are you not paying attention to the United Healthcare comments? Our taxes might be lower but you’re looking at $1,300/month for healthcare that can still leave you with tens of thousands in medical debt. Yes, the 1% would get richer off our labour. But not us and not you.</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ZLevyMD @UHC Does the United Healthcare @UHC have specialist doctors for every department ?</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erohedge I am more terrified by this terrorist than United Healthcare.</text:p>
          </table:table-cell>
          <table:table-cell table:number-columns-repeated="2" table:style-name="ce1"/>
          <table:table-cell office:value-type="string" table:style-name="ce3">
            <text:p>favor</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Can Americans get together and do a mass class action lawsuit against United Healthcare and other insurance companies? I don't understand how they can get away with this</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t is absolutely insanely ridiculous that luigi mangione is possibly facing death penalty!!</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ZLevyMD @UHC United Healthcare should be investigated by Congress. Time for senior managers to start going to Prison for year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UHC is going to have a hard time climbing out of this negative publicity hole they keep on digging deeper for themselves. Hey @TheJusticeDept investigate United Healthcare for frau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Meanwhile, out of touch politicians, celebrities, news commentators and wealthy fucks wonder why Luigi Mangione happened and why he isn't being viewed negatively by non upper class peopl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8">
          <table:table-cell office:value-type="string" table:style-name="ce2">
            <text:p>@macncheetos @ChesterCragz @Kicking_chicken @ZLevyMD @UHC What does a 30 percent denial of care mean? That is United Healthcare denial rate. That means they DO NOT PAY for denied care. For over 1/3 of the people who pay them premiums. They steal the money and keep it for their own profit while they refuse to pay the hospital for 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Luigi Mangione was completely justified and I will stand by tha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Apple is being urged to take down AI news summaries after wrongly claiming that Luigi Mangione shot himself. #Apple #AppleIntelligence #LuigiMangione https://t.co/D1JhZ32cT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We need more Luigi Mangione’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2">
            <text:p>the luigi mangione situation is litterally top event of 2024</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i_iratus It’s such a good system that the recently arrested assassin of the @UHC United Healthcare CEO, has received a nationwide groundswell of support. 🤷🏻‍♂️</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lumaenergypr We need Luigi Mangione for LUMA CEO</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That's a hell of a name 🤨 Who do you work fo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This is why Luigi Mangione should be free he simply took out the trash. Nothing more to it.</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FearedBuck Luigi Mangione alone made 2024 a year to remember…he literally upstaged Donald Trump lmao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Need Luigi Mangione to help out the big 12 officiating cre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raul_1329 @libsoftiktok Yeah not gonna lie left vs right doesn't need to be in every aspect of our lives. I'm conservative but the united Healthcare guy I have no sympathy for. The Healthcare industry can get fucked. All of them.</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Abolish @UHC United Health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ZLevyMD @UHC united healthcare is genuinely one of the shittiest companies ever it’s crazy</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United Healthcare denies critical patient of doctor.</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Death2Misogyny @TheRigLib Guys like Andrew Tate will straight up call women non-human and women are still lining up to date him. Ted bundy and Luigi Mangione are literal murderers and have tons of female admirers. But yeah, it’s OUR rhetoric that’s hurting our chances with women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2">
            <text:p>not now United healthcare https://t.co/7AiSVNW52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How’d that work out for Luigi Mangion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2">
          <table:table-cell office:value-type="string" table:style-name="ce2">
            <text:p>I had to cancel my mammogram and breast ultrasound that I do 2× per year. I was told my insurance company (United healthcare) refuses to negotiate to pay the provider better rates after many years of paying low fixed rates so they ended the arrangement. #timesup</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Graffiti in London calling for the release of Luigi Mangione, the suspect in the fatal shooting of United Health care CEO Brian Thompson. https://t.co/CjXhoGEVQZ</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Luigi Mangione administered the death penalty to Brian Thompson for non violent drug offenses. Leftists cheered. Meanwhile their dementia ridden corpse grandpa presidents shadow handlers commuted the death penalties of mass murderers, child rapists, terrorists and other democrat voters Leftists cheered. Blue Team died with JFK</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2">
          <table:table-cell office:value-type="string" table:style-name="ce2">
            <text:p>@nyscanner If that fckr had done that to the Guatemalan illegal alien demon fire m*rderer, we'd be cheering him like Luigi Mangione. But no. Paging Calm yunista Gov Hochul, whoever of your buttkissing Yes trons lied saying you had made the subways safer is not your frien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4">
          <table:table-cell office:value-type="string" table:style-name="ce2">
            <text:p>It's absolutely unbelievable that the victim survived after getting shooved onto the tracks of an oncoming train. Was this victim random, or was this another Luigi Mangione moment?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ow poetic is it that we started the year with gypsy rose and now we’re ending it with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schester0801 I already did for a stupid joke about brokeback mountain and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YIZHUOZZ I agree with anti-luigi in some ways, BUT, I would rather support Luigi Mangione than mourn someone who murdered millions of people, including children and elders, many of whom were in need of surgeries or critical life-saving medical services that this company refused to</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8">
          <table:table-cell office:value-type="string" table:style-name="ce2">
            <text:p>This behavior is why 41% of Americans under the age of 30 believe that assassinating the CEO of United Healthcare was "acceptable". Between DEI and foreigners getting priority in academics and careers while also competing to buy homes the vast majority of young men have decided the entire system has been rigged against them.</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ZLevyMD @UHC This is sickening, heart-breaking, outrageous and disgusting. I'd say shame on @UHC but clearly they have no shame. Is there some way to compare healthcare insurers to avoid the bottom of the barrel ones, like United Health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There’s gotta be at least one Luigi Mangione copy cat out the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NONews Xi Jinping, you could be as beloved as Luigi Mangione among American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5">
          <table:table-cell office:value-type="string" table:style-name="ce2">
            <text:p>@ZLevyMD @UHC United Healthcare @UHC is a piece of garbage 👎🏽</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Happy New Year to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BetterCallAlba need to scout a luigi mangione for florentino pere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IvankaNews_ He discovered he could have to lose frer government healthcare and go on united healthcar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Did Luigi Mangione watch S12 E12 of Law and Order before his alleged crime, is the real quest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Baby oil diddy Katt exposing the Illuminati Drake and Kendrick rekindle the beef from 2012 Random Italian mf and United healthcare Trump incident Timberlake drinking too much What a year</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Omg!! So sad!! She has cancer, and these insurance companies suck, we need to put United Healthcare out of business.. https://t.co/yTb3b1IMkO</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Cernovich Why don't you ask your friends at United Healthcare why so many people hate them.</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RepRoKhanna @RepMarkPocan @janschakowsky Have you run that by @SenWarren ? Her daughter Amelia founded a Medicare Advantage company and enriched herself by selling Health Allies to United Healthcare .</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PlayoffStras @vikings129 @ZLevyMD @UHC every day, emotional pain from being wrong online causes millions of argument losers to develop high blood pressure and diabetes from comfort eating. donate to Luigi Mangione's defense fund and help put a stop to this. happy holidays, everyone https://t.co/bKtzH9YDfx</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4">
          <table:table-cell office:value-type="string" table:style-name="ce2">
            <text:p>@ZLevyMD @UHC That is the clearest description of how companies like United Healthcare are just evil organizations that profit from causing brutal human suffering and death.</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Is United Healthcare expecting you to wheel the patient to the curb</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10 minutes, @PepMangione Holds my hai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ZLevyMD @UHC My benefit people at the company I retired from switched from Humana to United Healthcare as/of 2024. I've worried about getting denied for care ever since. I was quite ill in 2023 and Humana covered me. All these posts scare me a lot if I relapse, UHC just might let me di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Bonus Episode: Blake Lively sues Justin Baldoni, my Luigi Mangione theory, and Ash Trevino's grip on TikTok: https://t.co/LDjylEQxP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United Healthcare is a government regulated company</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United Healthcare are still at it...</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Just in case you were still wondering why Luigi Mangione is an American folk hero.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2">
          <table:table-cell office:value-type="string" table:style-name="ce2">
            <text:p>@piyushmittal It's a shame. Democrats and Republicans have a chance to finally agree on something with the Luigi Mangione and someone being driven to kill because they've had enough (funny that's how Israel felt Oct 7th). Both sides agree the government sucks and the big corporations are evil.</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ZLevyMD @UHC I’m certainly not sympathizing with the United healthcare, however, hospitals have not helped the situation with their their billing practices. $50 for an ibuprofen, etc.. 🤡</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f you look like luigi mangione or timothee chalamet hm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FinancialPhys Agree. I constantly ask, what innovation or value-add have United healthcare, Blue Cross, or any of these insurance companies contributed to the healthcare system? UHC should change to www.fleecingo https://t.co/sYOS5NDbJn</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ZLevyMD @UHC United Healthcare should be closed permanently The ones who denied the claim should be execute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No one is advocating the murder of health insurance company executives, but it is telling that unlike other high profile murders, there was no memorial or even a single flower placed at the site for United Healthcare CEO Brian Thompson. The entire US system is broken. https://t.co/Ct5U0myeeY</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UHC United Healthcare is literally stealing money from its policyholders and giving it to Wall Street https://t.co/ZqvVEY3RIL</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What happened to the united healthcare ceo was illegal. But I happened</text:p>
          </table:table-cell>
          <table:table-cell table:style-name="ce1"/>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Jay_D007 Luigi Mangione, the "drones" hysreria, Thomas Matthew Crooks had no motive, Catholic Funko Pops, Brat Summ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DonaldEBeaneJr @ZLevyMD @UHC The US Government is ACTIVELY putting people on watchlists for voicing support to Luigi Mangione pretending we’re the issue and we’re demented, but what they’re failing to see, is that the only “Tyranny” happening is on THEIR side. Everything is about money and power to them.</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Ive been hearing crazy stories about United Healthcare.</text:p>
          </table:table-cell>
          <table:table-cell table:number-columns-repeated="2"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there is a fat diabetic guy I know who keeps posting luigi mangione fan content, and I am pretty sure he is a fan bc of fuck ups at the pharmacy/doctors office etc in filling his many medications. he prefers murders to losing weight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i need an indonesian luigi mangione, except that they target government officials (with heavy emphasis on mulyono and mulyani) (scums of the earth)</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having his own wikipedia page is kinda gaggy to me 🤭 https://t.co/UjeIxvCfnR</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ZLevyMD @UHC This makes me so glad that I did not change to them. I literally thought of changing my coverage to United healthcare thank goodness I did not.</text:p>
          </table:table-cell>
          <table:table-cell table:number-columns-repeated="2"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IPSinciter Also, You can take Luigi’s fake ID name…keep the 1st letter and the last 4 letters you get…Mario! LUIGI mangione = M (ark ros) ARIO. https://t.co/VUuNnBcLr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United Healthcare is the worst! They should be investigated in every way by all entitie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METAPCs Mine but I'm too broke thanks to united healthcare lying to me about a dentist being "in network" and saddling me with a 1,000 dollar bill from said dentist.</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nkaytweetz @PepMangione Thank you luigi. You made the ultimate sacrifice. The American people love and support you.</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4">
          <table:table-cell office:value-type="string" table:style-name="ce2">
            <text:p>@samosaur @CommunityNotes please verify this claim faster than United Healthcare denies them so it can be pushed to the Trump transition team for immediate correction.</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iamaaronfoster @seanluomdphd @ZLevyMD @UHC Yes. I chose Aetna. Not the best but I feel I dodged a bullet even my affect pushed United Health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4">
          <table:table-cell office:value-type="string" table:style-name="ce2">
            <text:p>@ZLevyMD @UHC United Healthcare is a complete joke. Our company went with them 6 years ago and things have went down hill each year. BCBS was much better insuranc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imnotpopbase murder and rich………..ouuuu luigi mangione get out of my body 😭🤭 https://t.co/U0uoCxTFK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ZLevyMD @UHC And some people still think that Luigi Mangione is a savage? How many of these critically ill patients will suffer before someone finally says that it’s finally enough?</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No wonder people regard Luigi Mangione as a folk hero. These insurance people’s are sadistic, money-grubbing monsters.</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Disgusting. This is why Luigi Mangione did what he did and why millions of people laughed it off.</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Nick’s position on Luigi Mangione is fully vindicated. The notion that one individual apart from God, can make decisions on behalf of the collective is precisely the core fallacy of Utilitarianism. It overlooks the inherent subjectivity and moral complexity of such judgments.</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ZLevyMD @UHC It's not just United healthcare. Old People in Canada and here are being denied life saving care cause we are too old. Very sa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I can’t be the only one that feels like I see Luigi Mangione everywhere n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people wonder why i cheer for luigi mangione when the prices for my medications are this https://t.co/NNvhhGT7jK</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OH I FORGOT LUIGI MANGIONE NOT GUILTY ON CHARGE OF TERRORISM no read on the other main charg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MikeG63116 @ZLevyMD @UHC @Aetna Aetna the best plan I have ever had. My son had to go to the ER and united healthcare didn’t cover any of i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Luigi Mangione should get this kind of punishment: Give him money to start a non-profit healthcare coverage system, and make him do it and if he doesn't he gets the typical criminal justice sentences and if he fails he gets part of that too but a lesser sentence for attempting.</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wait a minute they put those of us, who support luigi mangione's actions, on a federal watchlist? me? because i support luigi mangione's actions?</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Jeepin2024 @Tru3ontheTrack @KevinClamato @PepMangione If proven in court to be the shooter, why should he be found to be innocent? Esp. when the whole thing was captured on cam! It was not self-defence at all *as defined by the law*, and jurors are supposed to be unbiased. Compromised jurors can be thrown out by the judg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This probably won’t be the last controversial thing that I say of 2024…. but Luigi Mangione was a necessary evil</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GmOrr9000 @ZLevyMD @UHC Break up United healthcare!</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ssacHill10 @esotericbondgrl @PepMangione Very much thi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nkaytweetz @PepMangione NO WONDER why Chicks Are So Attracted to (Felon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Jeepin2024 @Tru3ontheTrack @KevinClamato @PepMangione Besides, condonation of that vile, abominable act is the most terrible example for today's youth: "You deem somebody to be corrupt, amoral or socially parasitic? Just murder them in cold blood!" That mentality will be used to justify any sort of killing for any reaso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abrtnsvl @ZLevyMD @UHC And now we understand the strong public support for the alleged assassin, Luigi Mangione and monetary donations to his defense. Healthcare must be reformed returning to policy holder insurance vs profit driven care. It is time and must be addressed.</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What would've happened if Sebastian Zapeta and Luigi Mangione had switched weapons and/or victims beforehand? Present fan club statu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Jeepin2024 @Tru3ontheTrack @KevinClamato @PepMangione And the camp you're trying to eliminate will likely fight back just as murderously. The world certainly doesn't need more violence!</text:p>
          </table:table-cell>
          <table:table-cell office:value-type="string" table:style-name="ce3">
            <text:p>against</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ikbdotgg I can’t believe Luigi Mangione won BestBall but won’t get to enjoy 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first appearance since being released on bond https://t.co/KSBILzM4l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CEO of United Healthcare mocked!! https://t.co/7QbzZjXTHO</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Luigi Mangione’s mother said she could see him doing something like staying in a hostel not killing a CEO, as he was an avid backpacker and enjoyed travelling. So before mindlessly consuming baseless media, think about its intentions and how misaligned they are with the 99%.</text:p>
          </table:table-cell>
          <table:table-cell office:value-type="string" table:style-name="ce3">
            <text:p>against</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MarioNawfal Hopefully they go on a manhunt like they did with the United Healthcare CEO.</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truly gotta hand it to whatever douchebag wrote this article for shaming people who didn’t condemn luigi mangione and likening them to GOO abortion extremists while describing that CEO as “silly, funny and smart” and beloved by everyone. what a fucking embarrassment. https://t.co/yaoj9Ln6Sc</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vijayvinyl i support “islamic terrorism” (dysphemism for palestine) and i stan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Luigi Mangione pleaded not guilty in New York State court to 11 charges — including first-degree murder and second-degree murder as crime of terrorism. https://t.co/I5MST4X38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ibsoftiktok The guy who was pushed was no one of importance so they won’t even seek for this guy. Now if he was CEO of United healthcar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Luigi Mangione is proof of how much America loves exploiting loopholes in government documents</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ZLevyMD @UHC Medicare is terrible Humana is terrible United Healthcare is terrible Aetna is terrible Blue Cross is terrible Medicare is bureaucrats and THE REST ARE ALL FOR PROFIT AND RUN BY BANKER TYPES. Of course they all suck</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Jonm01578806 @davegreenidge57 Omg not the case. Luigi Mangione is everywher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Notice how nobody is talking about Luigi Mangione anymore? But he will be rotting in jail for the rest of his life Don’t do stupid shit that can land you in prison, avoid it at ANY cos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Is it just me but Luigi Mangione’s case just doesn’t make sense - like….. nothing adds up</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ZLevyMD @UHC So there release — Luigi Mangione, now. He is therefore innocent🤔</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saacturnersong Luigi Mangione shot Chris Rock at the Oscar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DelusionPosting Bc we needed more evidence Luigi Mangione was a retard even before he assassinated a healthcare professional</text:p>
          </table:table-cell>
          <table:table-cell office:value-type="string" table:style-name="ce3">
            <text:p>against</text:p>
          </table:table-cell>
          <table:table-cell table:style-name="ce1"/>
          <table:table-cell office:value-type="string" table:style-name="ce3">
            <text:p>favor</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So, showing sympathy for Luigi Mangione gets you put in a terrorist list, but flying swastikas is free speech? My Conservatives and Liberals behold your true enemy. Is not the left or the right. Is those rich self entitled fucks and pigs that do their bidding.</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6">
          <table:table-cell office:value-type="string" table:style-name="ce2">
            <text:p>@nametenbooks @CHAPOTRAPHOUSE We may have to look aside to all the gay weird fat people wearing video game hats protesting on the streets for Luigi Mangione's freedom and allow his praise to carry on and create headspace for future praxi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4">
          <table:table-cell office:value-type="string" table:style-name="ce2">
            <text:p>➥ @PepMangione is known as the CEO Killer of UnitedHealthCare. ➥ As a result, $LUIGI shot up to an $85 million market cap in just one day. https://t.co/6nTAkV6sMS</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We know what underwear Luigi Mangione was wearing at McDonalds, but we have never heard a peep about both Trump would-be "assassins." Not a coinciden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United Healthcare refused to cover numerous of my son’s medical expenses when he was in the NICU to post-NICU care. If you can get another type of insurance for your children, try to do so.</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KettlebellDan This is why people support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Comedian FLIPS the Script on United Healthcare CEO Shooting Critics https://t.co/XRAYInHlsG via @YouTub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Ending 2024 wondering whether to send a fiver to my vigilante boo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United healthcare needs to be investigated.</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ZLevyMD @UHC The CEO that just got killed, well, he sold all his stock in United Healthcare, right before he was killed. No one talks about this, which shocks me. Anyway, I had read that his actions and one other investor had sold all their stock and now hospitals, doctors etc, will crash.</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inko69420 In this house, we believe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Why Luigi Mangione Can't be The Killer https://t.co/JnhYNbMkMs via @YouTub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OTTIE OF THE YEAR — Round 2: JungKook vs.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paron Let’s pull a Luigi Mangione and catch his as$! It’s a matter of time before he’s caugh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THE ONLY SERIOUS ONE I GOT RIGHT!!!! LUIGI MANGIONE!!! https://t.co/EC2aYSGkV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Happy new year, baby @Pep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Just realized they strapped on a terrorist charge on Luigi Mangione because the govt clearly breached the 4th amendment to catch him, and the only workaround is the Patriot Act.</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https://t.co/qgO3cXVS1n Dec 31 2024 🇺🇲🇵🇸 Reject violence If these cowardly guards aren't "Terrorists" for VIOLENTLY beating Robert Brooks to death in HANDCUFFS Then how is Luigi Mangione a "Terrorist?" Americans can LEGALLY Citizen's Arrest these guards if the law doesn't</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3">
          <table:table-cell office:value-type="string" table:style-name="ce2">
            <text:p>Women if you had to choose between Luigi Mangione or a Grizzly Bear which one would you choose? https://t.co/n8Apgk417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ZLevyMD @UHC -- a brain hemorrhage -- in a coma -- on a ventilator -- in heart failure Are you expecting a happy ending? Forget about united healthcare. Most of us wouldn’t choose to live that way.</text:p>
          </table:table-cell>
          <table:table-cell table:number-columns-repeated="2"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 The public will turn on Luigi Mangione - Blake Lively will have a career-best year - A major celebrity couple will break up - Either Simone Biles, Lana Del Rey, or Taylor Swift will announce a pregnancy - Taylor Swift will release Rep TV and Debut TV</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BottomJailAwards2024 TOP OF THE YEAR 🏆 @PepMangione https://t.co/ZhF99ZWls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2">
            <text:p>I’m telling my grand kids this is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ottomjail @PepMangione WELL DESERVEDDDD 🎊🎉♥️ https://t.co/LLFHAQKe2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2">
            <text:p>@bottomjail @PepMangione Gros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BrianCh70046490 @ZLevyMD @UHC NOT JUST United Healthcare. This is how insurance works because not only are they public profit centers but they manage the business to optimize for stock price bec that's what they incent for. IF they optimized for patient outcomes that's what they'd get, better outcomes.</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IramiOF Of course not. Just the same way if Luigi Mangione were ADOS, he would just be another thug committing a crime against a hard working successful family m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Doesn't even look like Luigi Mangione. https://t.co/Je66Xnpwu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ottomjail @PepMangione What basis do we have to believe he’s a top? Bi guys can and do botto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ZLevyMD @UHC Wasn’t the gunned down CEO the United Healthcare CEO? Does anyone think that that was the wrath of God at work?</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The sociopaths at United Healthcare are at it again. @UHC can't resist trying to squeeze the last penny out of someone's suffering before the end of the year. Gotta have great numbers for the public earnings in Q1.....</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3">
          <table:table-cell office:value-type="string" table:style-name="ce2">
            <text:p>Made by me badass portrait of Luigi Mangione . Big Pharma is Shady, we need to help our people! https://t.co/qb2zsJjIYC</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ZLevyMD @UHC United Healthcare denied a claim for one of my patients with metastatic cancer. The claim was less than 500$.</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ZLevyMD @UHC THIS is why the United Healthcare CEO got shot. This is just 1 bullshit nightmare story of probably thousands, if not millions, where UHC failed patients in desperate need. THIS IS WHY SO MANY PEOPLE HAVE SUCH A LACK OF EMPATHY FOR THE CEO and HAVE AN ABUNDANCE FOR LUIGI MANGIONE.</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Luigi Mangione is right. Happy New Year! @tutifrutiauruti</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epMangione happy new year!! I love you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bottomjail @PepMangione they can all top me at the same time in the same ho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Why does listening to Foreigner remind me of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United Healthcare is as Corrupt as all of satanic Washington DC! They're all connected! So sad for your patien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ZLevyMD @UHC United Healthcare is just horrible to deal with. Most doctors and dentists are refusing to deal with them because the claims process is a nightmare. They try to bully most healthcare systems into accepting their prices and when they fight back, patients are the ones who suffer</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LuigiMangione Luigi Mangione, from a wealthy family, graduated from an Ivy League school. He is a hero and not guilty! The purple sweater he wore was sold out to show his support! Wish him a happy new year and continue to support him in the new year! https://t.co/jbieutx5oZ</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NewSeanO @bottomjail @PepMangione A) Taste is subjective B) Wh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ow is this not terrorism but what the United Healthcare guy did i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6">
          <table:table-cell office:value-type="string" table:style-name="ce2">
            <text:p>@mayrastalka @ZLevyMD @UHC It does happen but I doubt that is the case. United Healthcare is notorious for denying inpatient stays or anything for that matter. This is one reason why many providers are no longer accepting patients with this insurance.</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scqft1 @bottomjail @PepMangione A) He’s not even in league with those 4 runners up B) he’s a murderer</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terrysuesweeten @Mimiruss1 @TalbertSwan Who programmed LUIGI MANGIONE with CIA Magic Mushrooms? They have been studying FLESH OF THE GODS since 1950s. https://t.co/k9HBZFKIbK</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Just publicity on how United Healthcare treats its paying customers.</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5">
          <table:table-cell office:value-type="string" table:style-name="ce2">
            <text:p>@LinkofSunshine I don't think we should blame Trump for leftists supporting Hamas or Luigi Mangion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enBergquam Why don’t you visit me down at Luigi Mangione beach? We’re serving grey matter on a plat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ChuffedAF69 They were actually supportive of him. Speaking about United Healthcare’s evils etc. I looked like a quack lol 😂</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TrumpWarRoom I’m hopeful another Luigi Mangione sneaks up on your ass</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PepMangione Access to healthcare is a right that should freely be available to everyone. Mega conglomerates have NO place in healthcare! Corporations shouldn’t be making money off sick people. Period. Hospitals are more like for profit prisons these days. It’s disgusting.</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t1vc1 @PepMangione I m gonna teach h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LakotaMan1 It’s all good! Me was mentioned in Luigi Mangione’s manifesto, it’s a matter of time, hopefully grey matter. Hahahabb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DelusionPosting There should be porn of Luigi 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realMaalouf I did not know that Luigi Mangione was a Muslim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ottomjail @PepMangione the whitest and blandest top 5 i seen in my entire lif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SprinterFamily My 3 picks: - Putin - Not a person but, the Houtis -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nyscanner @NicAtNigh Is this monster gonna be charged with terrorism too, or is that only saved for Luigi Mangione.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NikkiHaleyFan02 @bottomjail @PepMangione How can you fit more inside yo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ZLevyMD @UHC Looks like United Healthcare- which isn't interested in your good health, wants more tragedy's to come it's way. They are infuriating the population, and someone is going to go off again.</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EndWokeness More CEOs and politicians will be harmed by Luigi Mangione copy cats.</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atrioticPizzas @surtizo @PepMangione feel bad for the 3 kids you ow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NewSeanO @scqft1 @bottomjail @PepMangione A) That's ok B) He's a hero</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3">
          <table:table-cell office:value-type="string" table:style-name="ce2">
            <text:p>@MotherEarth2024 It is real. Check out Manhunt: Luigi Mangione and the CEO Murder -- A Special Edition of 20/20 on Hulu! https://t.co/oRCWPWpgs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LevyMD @UHC @PepMangione @stormylewinsky we need you bro!</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5">
          <table:table-cell office:value-type="string" table:style-name="ce2">
            <text:p>@TheBabylonBee Why did that United HealthCare CEO get shot again?</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she should be covering the luigi mangione trial right now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United Healthcare strikes again Deny Delay Deny https://t.co/cIblJTZEgH</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5">
          <table:table-cell office:value-type="string" table:style-name="ce2">
            <text:p>@HLSIII @bottomjail @PepMangione we have video evidence of him doing a backsho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DrLoupis Yep, @elonmusk must have been inspired by United Healthcare CEO Brian Thompson.</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Bernie Sanders, AOC, and Luigi Mangione were not available for comme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nternalaxel @bottomjail @PepMangione Thought you'd wanna see he w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 Exploring Fate and Finance! Kalshi pulls Luigi Mangione bets, highlighting life's unpredictability. Align with the Golden Ratio for harmony and growth. Reflect on 1.618 years ago and envision our Golden Era. Betting on harmony is key! 😉 Read in our Telegram channel. #1Point618 #GoldenEra #Fibonacc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zoha_phaguette @bottomjail @PepMangione Womp womp. https://t.co/vY8sSvFv6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nternalaxel @bottomjail @PepMangione No, he would probably be bottoming for you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DannyWxo @DropPopNet @PepMangione he’s so boyfrien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A dog bit my finger at an out of state location. I went to the urgent care to get it looked at and get some antibiotics. Claim denied by United Healthcare. I am seriously considering canceling my ACA bronze policy with them, it costs $2400 per month to get denied claims like this.</text:p>
          </table:table-cell>
          <table:table-cell table:number-columns-repeated="2"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nternalaxel @bottomjail @PepMangione You're an Aquarius too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fBooksPod interrupting their worst takes episode for live luigi mangione news is so great... truly body te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josettecaruso @MattWallace888 @PepMangione I decided to see if it was an ICD 9 code https://t.co/c84fXZdR5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VigilantFox The glorification of the United Healthcare CEO's assassin is sickening. Celebrating murder as some twisted form of justice is not only wrong but a dark stain on our society.</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LauraLoomer @PepMangione Innocent until proven ga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artbutnow @rachelwizphoto @PepMangione @AltoonaPD Bro. Torn because everytime you reach peak you outdo yourself (even if it's "problematic".) But tagging the photographer, the alleged shooter AND the police?? This is your anti-hero magnum opu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the United Healthcare CEO was responsible for the deaths of 100,000's of people who could not afford, and we thus denied, life saving healthcare. we, as American citizens, do not owe him our regards. i hope he lays in unrest</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2">
            <text:p>@PepMangione hey dadd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The way Centene’s CEO sent us an email regarding what happened with the United Healthcare CEO.. girl you better start acting right before your ass is grass too https://t.co/uQQprGfcUW</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5">
          <table:table-cell office:value-type="string" table:style-name="ce2">
            <text:p>Maybe the real Luigi Mangione leaks were the friends we made along the wa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What he did was wrong, but the #insurance companies need major reform. Luigi Mangione charged in PA for crimes unrelated to UnitedHealthcare CEO's death https://t.co/QPzPz12UW1</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Whole fyp is a smidge of Gojo fanart and plethora of Luigi Mangione posts https://t.co/mDU7j6y8G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realstewpeters There was another video. It was the hitman video game. The character put an SD card in a laptop and a date from Feb 2008 flashed on the screen. The end shot said something about United Healthcare and $280k at the bottom. 🤷🏼‍♀️ I was watching a live on yt before it got deleted.</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auraLoomer @PepMangione Have you been able to look into the discrepancies between the two photo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From Luigi Mangione’s friend Instagram post “He’s not a monster” “They have this story all upside down.” What does he know that would compel him to say that? *LauraLoomer https://t.co/nvsi1Zyf5Z</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epMangione can use his fresh X engagement cash to fund his defen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LauraLoomer @PepMangione Smell fishy….</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mikeclouti63695 @ChuckCallesto @LauraLoomer @PepMangione Suspect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6">
          <table:table-cell office:value-type="string" table:style-name="ce2">
            <text:p>I looked at "the CEO killer", Luigi Mangione's X feed, and he seems like... a normal person? This isn't making any sense to me. He planned, executed, made a clean escape, then still had the ghost gun with no ties to him 5 days la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3">
          <table:table-cell office:value-type="string" table:style-name="ce2">
            <text:p>@qalbi_siddiq @PepMangione Not bootlicking, just calling murder a heinous act, that won’t get you anywhere except life in jail or wors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The story of Luigi Mangione is going to go ultra platinum in like 10 years when they eventually make a movie out of h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JoshRainerGold built like a itali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auraLoomer @PepMangione How does he have over 200k follower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waitbutwhy @PepMangione But Elon said it's going down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notadampaul @UncleGuinness @PepMangione A) if anything I’m slightly to the right. B) morally justified. cry some more about it, I’m sure you’ll change everybody’s mind</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5">
          <table:table-cell office:value-type="string" table:style-name="ce2">
            <text:p>Not trying to find excuses for white people but this Luigi Mangione case is very interest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SimonSez @PepMangione @minordissent Get Help Loser https://t.co/eRvOIG6LY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9">
          <table:table-cell office:value-type="string" table:style-name="ce2">
            <text:p>Yo, Officer Frye's all hyped up for catching Luigi Mangione, but let's keep it real - dude's innocent until proven guilty, period. Having some manifesto and fake IDs doesn't scream "murderer" to me. This guy's got an Ivy League brain, not a criminal record. We need to chill with the rush to judge and let the facts do the slaying, not the hype. Mangione deserves a fair shake, not a quick roast based on what looks sus at first glan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genevivicat It's literally always a Democrat. Luigi Mangione is an anti-capitalist climate activist 🤡 https://t.co/8g7TNNCp43</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Joke after joke after joke on luigi mangione's arrest, every joke's orignal, every good joke above 50k likes, indian twt could nev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ere's the booking photo of Lee Harvey Oswald... I mean,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
          <table:table-cell office:value-type="string" table:style-name="ce2">
            <text:p>@minordissent @PepMangione Hahaha Or maybe just maybe there's nobody here who could actually get access and would actually do it. Just does not exist in the Intelligent Human Design. And all those missiles and shit are the most useless retarded ultimate rich guys toys that nobody ever uses. Can't be both.</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
          <table:table-cell office:value-type="string" table:style-name="ce2">
            <text:p>I'll join NPR'S Up First and Morning Edition on Tuesday to talk about the latest developments in the Luigi Mangione case. The top flight student and athlete also wrote with fascination about the Unabomber before allegedly shooting a health insurance CEO. https://t.co/q4i2p9XpCV</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PopBase Who’s mugshot is hotter: Al Pacino’s or Luigi Mangion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Mario spent all his repetitive life saving ‘ damsel in distress’ While Luigi Mangione went after evil oligarchs. Be like Luigi ✔️ https://t.co/WxNvQPhqz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3">
          <table:table-cell office:value-type="string" table:style-name="ce2">
            <text:p>@martinmbauer @PepMangione I haven’t smoked tobacco in several years but that first cigarette in the morning with a cup of coffee was DOP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auraLoomer @PepMangione News took the heat off Jay-Z toda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buffys I think The Boy Is Mine by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HollyBallantine Snitching on Luigi Mangione and still can't afford healthcare 💀🍔 https://t.co/z1NicuCz0N</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Samaszewski @_blorg_ @PepMangione “vict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5">
          <table:table-cell office:value-type="string" table:style-name="ce2">
            <text:p>@PepMangione @jenny_baby_69 What the flip jigsa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iAnonPatriot Luigi Mangione didn't kill himself. https://t.co/BsuLfS3md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2">
            <text:p>@PepMangione I think this man it's in Russia now lo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5">
          <table:table-cell office:value-type="string" table:style-name="ce2">
            <text:p>luigi mangione was at the news agents live at the royal albert hal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8">
          <table:table-cell office:value-type="string" table:style-name="ce2">
            <text:p>@Sportgear @PepMangione @minordissent Absolutely not, at all. What he did was despicable and extremely stupid imo. I was being sarcastic and trying to express my shock at seeing more of his profile—the accounts and profiles that he follows/interacts/engages with didn’t match my expectations, far from i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3">
          <table:table-cell office:value-type="string" table:style-name="ce2">
            <text:p>@iSimonSez @PepMangione @minordissent Tell us you are a White Dude for Harris without saying it. Is this your boifriend https://t.co/1oX8GBVdx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4">
          <table:table-cell office:value-type="string" table:style-name="ce2">
            <text:p>sources are saying luigi mangione was wearing "full fit auralee," listening to kali malone, shopping for a dope 90s era 2-door Rav4 on autotrader and had a second manifesto about how "no-show socks are swagle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4">
          <table:table-cell office:value-type="string" table:style-name="ce2">
            <text:p>@AwesSK1 @PepMangione Yeah. Have you ever called an insurance company and tried to get them to reverse something? They don't ask which school you went to.</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RepJayapal Let's go! We can't ignore the popular reaction to the murder of United Healthcare's CEO. We never asked Congress to hand over our lives to shareholders. Preambular mandate: Promote the public welfare. https://t.co/LOttbEQbGP</text:p>
          </table:table-cell>
          <table:table-cell office:value-type="string" table:style-name="ce3">
            <text:p>neutral</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minordissent This is daddy materi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ueyJackNation thank you! i needed this info. couldn’t find it on YouTube as it’s all luigi. nothing about united healthcare scandals</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re you really telling me that the united healthcare ceo assassin got to hear guilty as sin as a surprise song and I didn’t??</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Did Luigi Mangione graduate from the Taylor Swift school of easter eggs or all you all making something out of noth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ee my man Luigi Mangione he is a clear victim of Anti-Italian Discrimination</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4">
          <table:table-cell office:value-type="string" table:style-name="ce4">
            <text:p>What are your opinions? Brian Thompson, United Health’s CEO, was assassinated outside his hotel days before testifying about the United Health Care breach in February of 2024. The suspect Luigi Mangione in Thompson's murder is believed to have used a "ghost gun" with a silencer assembled with a 3D printer. Bullet casings left at the scene, were scrawled with the words “deny” “defend “and “delay”. People are wondering if Luigi Mangione, motive is due to anger against what he called parasitic Insurance companies? While others ponder, if there is another possibility? Nancy Pelosi made a $250,000 investment in Palo Alto Networks, a cybersecurity firm. On that same day there was a cybersecurity breach at United Healthcare? No conclusions, but it makes you wonder if this is related to insider trading. Insider trading will cost you a lot of time in prison.</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should plead insanity</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Yo @PepMangione follow for foll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Luigi Mangione shot a health insurance executive because Luigi's chronic back pain precluded a consensual sexual relationship? Consequently, 26yr old Luigi will spend the next few decades of his young life in nonconsensual sexual relationships in which zero of his partners will care about his back pain. And, people are calling him a "genius"?😬</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6">
          <table:table-cell office:value-type="string" table:style-name="ce4">
            <text:p>📰 Ah, the courtroom drama unfurls, don’t you see? Luigi Mangione's defense pivots sharply, anchoring itself to the assertion of “no evidence” linking him to the alleged act. It’s a bold, calculated maneuver—a test of the prosecution’s capacity to substantiate their claims in a theater where doubt, you know, can outweigh certainty. ⚖️ The burden now falls on the state to provide irrefutable connections: physical evidence, eyewitness accounts, digital footprints. Absent these, the defense may sow seeds of reasonable doubt, aiming to dismantle the narrative thread by thread. 🔍 What remains intriguing, however, is the manifesto attributed to Mangione. Even if its authenticity is confirmed, the defense might argue it as rhetoric, unrelated to action. After all, words alone, however charged, don’t prove the pulling of a trigger. 🌪️ Yet, the court of public opinion looms, always quick to convict before the gavel falls. The question now isn’t just what evidence exists, but how it’s wielded. Will the prosecution illuminate a path of culpability, or will Mangione’s defense masterfully obscure it? What do you think—is this a game of legal brilliance, or are we on the edge of a miscarriage of justi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KaC8yPXsq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can I interest you in reading up on the Boston Red Sox’ spending habits post-2018</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Her entire timeline is like... "Why it was good that Luigi Mangione executed the insurance company executive" Absolutely raving lunatic. https://t.co/pjwDihL0z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UnitedHealthcare CEO murder suspect Luigi Mangione was suffering terrible back pain to the point where it was not possible for him to have sex with anyone or date, his former landlord has claimed. https://t.co/Lnxgu1j2FM</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oxNews Unless he shared it with United Healthcare's newest former-CEO, it's not relevant.</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northwest8969 @Kaylan_TX_ @PepMangione And everybody rooting this guy on doesn’t know that they’re sipping for a communist. What everybody making anti-corporate greed arguments are at their heart communist. By the way, what happened to corporate greed when Trump was in office for four year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n just 3 months at McDonald’s in Pennsylvania you could run into: -President Donald J. Trump -Deadly E. Coli Outbreak -CEO Killer Luigi Mangione Their regional marketing strategy needs to be studied.</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3">
            <text:p>MSM: A CEO for United Healthcare was shot and killed. NY Mayor: We'll do all it takes to get the killer. The People: That rich CEO is responsible for a lot of pain and deaths MSM/Corporations: Luigi Mangione comes from wealth! The People: But, only 1 man is dead because of Luigi</text:p>
          </table:table-cell>
          <table:table-cell office:value-type="string" table:style-name="ce3">
            <text:p>neutral</text:p>
          </table:table-cell>
          <table:table-cell office:value-type="string" table:style-name="ce3">
            <text:p>negative</text:p>
          </table:table-cell>
          <table:table-cell office:value-type="string" table:style-name="ce3">
            <text:p>negative</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5">
            <text:p><text:a xlink:href="https://t.co/4xKIzxQLPf">Luigi Mangione's bizarre rant after trip to Japan: 'Sex toys and vending machines should be banned' https://t.co/4xKIzxQLPf</text: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AqZuoPmWGR">Is this the real reason Luigi Mangione gunned down healthcare CEO? Podcast claims he was incensed with United's treatment of mother https://t.co/AqZuoPmWGR</text:a></text:p>
          </table:table-cell>
          <table:table-cell office:value-type="string" table:style-name="ce3">
            <text:p>negative</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2sy3F5B4nB">Social Media isn’t healthy for people everyday of the week. Luigi Mangione murdered a man as a result of TOO MUCH INFO. He snapped…… Are you next? Put the phone down people, social media is bad for kids but just as bad in different ways for adults. https://t.co/2sy3F5B4nB</text: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3">
            <text:p>She's teasing luigi mangione breakout from prison omg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W7RiULAjfF">UnitedHealthcare CEO murder suspect Luigi Mangione complained about back surgery before slaying Boo Hoo 😳 https://t.co/W7RiULAjfF</text: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3">
            <text:p>@PepMangione CC to the bois: @R3DF0X0N3 , @Jam_Checkmate @empathy4mankind</text:p>
          </table:table-cell>
          <table:table-cell table:number-columns-repeated="3"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3">
            <text:p>“McDonald’s tipster might not receive reward for identifying Luigi Mangione” Aww, that’s so sad Hey Google? Play “That’s What You Get” by Paramore</text:p>
          </table:table-cell>
          <table:table-cell table:number-columns-repeated="3"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3">
            <text:p>Luigi Mangione, the suspected United Healthcare CEO shooter, is Facebook friends with Moses Hetfield … (thread)</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D3KXopV4Uv">Authorities are reportedly upset by the public sympathy and attention that Luigi Mangione, the accused UnitedHealthcare CEO killer, is receiving on social media. https://t.co/D3KXopV4Uv</text: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3">
            <text:p>“LUIGI MANGIONE LEAKS!!!” You are no better than those who leak women’s private pictures GTFO Hypocrites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7iLtWKJiEg">My thoughts on Jay-Z allegations, Luigi Mangione caught, LeBron to Warriors? AJ Dybantsa joins show https://t.co/7iLtWKJiEg</text: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3">
            <text:p>@Tom88206311 It seems like Gigi Broadcast is commenting on Luigi Mangione's behavior, implying that his actions may suggest instability or erratic behavior.</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3">
            <text:p>One of the many reason why we're "falling in love" with Luigi Mangione</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
          <table:table-cell office:value-type="string" table:style-name="ce3">
            <text:p>Best theory summary I have seen of Luigi Mangione in under 60 seconds</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3">
            <text:p>Luigi Mangione is basically the Oliver Anthony of 2024 😁</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3">
            <text:p>wait… Luigi Mangione had been missing for 5-6 months prior to the shooting, then was somehow spotted and found 5 days after the shooting at a McDonald’s? Where was he during those 5-6 month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3">
            <text:p>@ArielleScarcell Overall, his argument is spot on. As of now, I refuse to believe Luigi Mangione is anything but a patsy.</text:p>
          </table:table-cell>
          <table:table-cell office:value-type="string" table:style-name="ce3">
            <text:p>posi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mtZ3IydMvq">Luigi Mangione ain’t going down easy. https://t.co/mtZ3IydMvq</text: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DXdBvJO5bR">Luigi Mangione's bizarre rant after trip to Japan: 'Sex toys and vending machines should be banned' https://t.co/DXdBvJO5bR https://t.co/yGc8LkfxAb</text: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3">
            <text:p>Luigi Mangione killed Brian Thompson out on a public street. He then fled away on a public bike before catching a bus to Pennsylvania. His "manifesto" contains more ramblings than coherent thought. This person is not well and ppl are propping him up as some kind of hero.</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9pVxcdNPg5">One Piece is literally a show about anarchy … The actions taken by Luigi Mangione align with his beliefs. He literally reps a Marxist-anarchist revolutionary Che Guevara. https://t.co/9pVxcdNPg5</text:a></text:p>
          </table:table-cell>
          <table:table-cell office:value-type="string" table:style-name="ce3">
            <text:p>posi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mYne50mC9h">@SlavicWoman777 @susans37010306 @PepMangione I just think something is off. https://t.co/mYne50mC9h</text: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3">
            <text:p>Why did the white ppl put together a GoFundMe for the United Healthcare murderer Luigi?</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5">
            <text:p><text:a xlink:href="https://t.co/0WhbdOa5Su">The health-care CEO murder suspect rails against corporate greed. Yet his wealthy family continues to amass their fortune with their own health-care facilities. How ironic. #LuigiMangione #BrianThompson @PepMangione https://t.co/0WhbdOa5Su</text:a></text:p>
          </table:table-cell>
          <table:table-cell office:value-type="string" table:style-name="ce3">
            <text:p>negative</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3">
            <text:p>… his own words he said they're all parasites, frankly it had to be done … his manifesto explains why he did it …</text:p>
          </table:table-cell>
          <table:table-cell office:value-type="string" table:style-name="ce3">
            <text:p>positive</text:p>
          </table:table-cell>
          <table:table-cell office:value-type="string" table:style-name="ce3">
            <text:p>negative</text:p>
          </table:table-cell>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s anybody noticing bots spamming any tweets related to Luigi Mangione aka the UHC shooter? Seeing accounts go protected after tweeting about it</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ould you be mad if Donald Trump pardon Luigi Mangione? Share your opinions with us 👀 https://t.co/SLu8ExKvT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Bacanxroa @Dickymckfin @IAmLynnAll @_blorg_ @PepMangione If your job requires you to deny 1/3 of the people who literally pay you to provide life-saving financial aid, and you actively go along with it, you are a bad person and you are complicit. Valuing shareholder profits over people’s lives is insane and immoral. There’s no debate.</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UnitedHealthcare CEO murder suspect Luigi Mangione complained about back surgery before slaying https://t.co/cbe5u2Mg2c. (Poor excuse to kill a man. Mangione is a mad man and deserves death penalty. Progressive woke democrats supporting this guy on social media)</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With everyone focusing on Luigi, perhaps we should be asking if Nancy Pelosi is exercising her “Clinton mob boss” muscle. There are many suspicious connections between United Healthcare, the Pelosi’s suspected insider trading and policies that Nancy Pelosi spearheaded —thread👇🏽 https://t.co/uK8C9fqKz1</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8">
          <table:table-cell office:value-type="string" table:style-name="ce4">
            <text:p>A part of the Luigi Mangione manifesto of UnitedHealthcare CEO shooter suspect has been released: "I do apologize for any strife or traumas, but it had to be done. Frankly, these parasites had it coming." "To the Feds, I’ll keep this short because I do respect what you do for our country. To save you a lengthy investigation, I state plainly that I wasn’t working with anyone.” Do you believe him?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When the system is broken people’s well-being suffers at the expense of other people’s behaviour. When there is no recourse or accountability then you get Luigi Mangione’s with nothing left to lose going all-in. I get it. @GermanyDiplo @GermanyUN @USUN https://t.co/LEPbISgNlL</text:p>
          </table:table-cell>
          <table:table-cell office:value-type="string" table:style-name="ce3">
            <text:p>posi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JPHilllllll Kyle Rittenhouse acted in self-defense, while Luigi Mangione killed a man in cold blood. These are two entirely different scenarios, and Luigi should rightfully be convicted of manslaughter.</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 figured it out. Luigi Mangione was “found” at McDonald’s because that’s how desperate the MAHA establishment is to boost their sales 🤣 https://t.co/yfqXV1fKe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bluberrycupcait Luigi Mangione after watching the “Hellfire” scene in Arcane: https://t.co/1JCixsOpz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timecaptales Just In 🇺🇲🔥: Who is Luigi Mangione ? super intelligent guy. Surfing injury in Hawaii, went crazy, isolated from family and friends, moved to Japan, wrote manifesto, killed CEO on United Healthcare - According to Nick Burgi (old classmate) https://t.co/S7mjvp0hhi</text:p>
          </table:table-cell>
          <table:table-cell office:value-type="string" table:style-name="ce3">
            <text:p>neutral</text:p>
          </table:table-cell>
          <table:table-cell table:number-columns-repeated="2" table:style-name="ce1"/>
          <table:table-cell office:value-type="string" table:style-name="ce3">
            <text:p>mixed</text:p>
          </table:table-cell>
          <table:table-cell office:value-type="string" table:style-name="ce3">
            <text:p>no</text:p>
          </table:table-cell>
          <table:table-cell table:number-columns-repeated="16378"/>
        </table:table-row>
        <table:table-row table:style-name="ro13">
          <table:table-cell office:value-type="string" table:style-name="ce4">
            <text:p>Release the Luigi Mangione manifesto! It's a public record. Unless, of course, cops are scared that it makes sense.</text:p>
          </table:table-cell>
          <table:table-cell office:value-type="string" table:style-name="ce3">
            <text:p>posi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Feels so crazy to say “Luigi Mangione, Arcane fan.” But here we a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ray for Luigi Mangione, that he remains strong. It is certain that corrupt cops that ignore the rights of citizens everyday are torturing him in every way they can to break him. I pray that he gets an excellent team of lawyers that can make sure his entire trial is made public.</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You Don't Need to Be Luigi Mangione to Hate United Healthcare https://t.co/gU8bL0L4sP via @YouTube</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 don't think thats the shooter of the united Healthcare CEO. I think they have the wrong guy. I mean the eyebrows raise more then reasonable doubt. I don't know how they get a conviction.</text:p>
          </table:table-cell>
          <table:table-cell office:value-type="string" table:style-name="ce3">
            <text:p>posi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last words are still up. Worth reading. https://t.co/EImSQznFv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angmanVince I don't know that Luigi Mangione is the shooter. He looks exactly like half the guys his age in South Philly bars.</text:p>
          </table:table-cell>
          <table:table-cell office:value-type="string" table:style-name="ce3">
            <text:p>posi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ELOSI and INSIDER TRADING OHHHH AND THE CEO OF UNITED HEALTHCARE…. He was going to TESTIFY AGAINST PELOSI NEXT WEEK….. https://t.co/NTNozjZQO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y Does The Left Love Luigi Mangione and Hate Daniel Penny? https://t.co/lMC8jenmbZ</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Respect to you for killing that dude</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I cannot believe that women find Luigi Mangione attractive 🤣🤦🏼‍♀️ But my husband kind of looks like Tom Hardy in Bronson so I obviously like a different type of man- preferably one with muscles and a mustache 🤷🏼‍♀️😏 https://t.co/zkDXz8nrQR</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8">
          <table:table-cell office:value-type="string" table:style-name="ce6">
            <text:p>Update: A part of the Luigi Mangione manifesto of UnitedHealthcare CEO shooter suspect has been released: "I do apologize for any strife or traumas, but it had to be done. Frankly, these parasites had it coming." "To the Feds, I’ll keep this short because I do respect what you do for our country. To save you a lengthy investigation, I state plainly that I wasn’t working with any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is actually h u n g, see the pictures in comments #LuigiMangione #healthcare https://t.co/9cfPZI0yTv</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LUIGI MANGIONE ARRESTED! UNITEDHEALTHCARE CEO INCIDENT GETS CRAZIER | Do... https://t.co/27SNqqRjjN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ennieAlan82546 I have now pre-emptively blocked @PepMangione, to prevent a copycat clout theft incident from occurring. https://t.co/QUh26SB458</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Let’s say Luigi Mangione is the “fall guy”. What’s in it for him? Why would he WANT to be the fall guy? His life is ruined. So if he is the fall guy…why??</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cried out a message to the press as he was escorted into his extradition hearing. https://t.co/vff7g8Wmh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pinion: Don't silence those who see 'joy' in United Healthcare CEO's murder | Opinion https://t.co/wqNfuqjhLz</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A McDonald’s employee ratting out Luigi Mangione gives off the same vibe as a woman supporting trump</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A lot of you hoes would smash Luigi Mangione and honestly same.</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TimeNewAmerican @NathanJRobinson Agreed, Luigi defended all of United Healthcare’s customers against the CEO that is extorting and killing them</text:p>
          </table:table-cell>
          <table:table-cell office:value-type="string" table:style-name="ce3">
            <text:p>positive</text:p>
          </table:table-cell>
          <table:table-cell office:value-type="string" table:style-name="ce3">
            <text:p>negative</text:p>
          </table:table-cell>
          <table:table-cell office:value-type="string" table:style-name="ce3">
            <text:p>negative</text:p>
          </table:table-cell>
          <table:table-cell office:value-type="string" table:style-name="ce3">
            <text:p>mixed</text:p>
          </table:table-cell>
          <table:table-cell office:value-type="string" table:style-name="ce3">
            <text:p>no</text:p>
          </table:table-cell>
          <table:table-cell table:number-columns-repeated="16378"/>
        </table:table-row>
        <table:table-row table:style-name="ro13">
          <table:table-cell office:value-type="string" table:style-name="ce4">
            <text:p>Haters will say this is Luigi Mangione's deep fake video! 🤣 https://t.co/4iMroq1Ton</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Lets see what happens when MAGA starts losing their Healthcare. Same people celebrating the United Healthcare murder. Ain't gonna be pretty.</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Somebody said this is getting more coverage than united healthcare ever provided 🤣</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Zeronelite Judas? @PepMangione ain’t Jesus bruh</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Unfortunately still obsessed about Luigi Mangione ✨💫</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 is ever beating the jewish allegations. He was throwing up Jewish Freemasonry signs with his hands. https://t.co/mffOCJSZXk</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my shooter don’t miss like he luigi mangione</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Is this the real reason Luigi Mangione gunned down UnitedHealthcare CEO? https://t.co/gt13vxzRN4 https://t.co/BoGMA8To4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ustomer recalls moment Luigi Mangione spotted in Pennsylvania McDonald's https://t.co/a3IdeXlQc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is this decades O.J. Simpson</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someone please luigi mangione elon mus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awyer for Luigi Mangione calls extradition reports false after hearing for CEO shooting suspect https://t.co/v1nqenuPp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dvassallo United Healthcare made $22 billion in profit last year. That is emblematic of an industry that has no need to exist. There is no need for commercial insurance companies to be extracting billions of dollars of profit out of our healthcare system.</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Arrogant - Growing up in a wealthy family is not the problem. Growing up in a family who allows u to believe u are privileged, is the problem. Luigi Mangione's defense atty - “My client is not waiving extradition. “He is contesting it.’’ https://t.co/Gz0CKArAhM https://t.co/nXDAoi9AVH</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jheronimusx Something about this Luigi Mangione seems a little fishy to me I dunno...</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f you think that what Luigi Mangione did was brave, cool, karmic, justified, not disgusting, or not morally wrong -- please block me now. You are a horrible person.</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9">
          <table:table-cell office:value-type="string" table:style-name="ce4">
            <text:p>My bet is on NO Going to be hard to get a conviction in NYC and could see jury nullification Luigi Mangione was strategic about where he chose his “KILL BOX” Murder is bad but isn’t that what @UHC has been doing to tens of thousands of Americans by denying us coverage in a system that is only getting worse with greed. The Wealth Imbalance Is Out of Control and This Could Be the Start! Blockchain Technology and Ai is the only thing that can save US from ourselves…</text:p>
          </table:table-cell>
          <table:table-cell office:value-type="string" table:style-name="ce3">
            <text:p>negative</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sarah_talley_ $LUIGI mangione was your play, lot of people turned minimum amount of money into thousands of dollars. damn, trenches in its pure state</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mindofgoatdj people come back to twitter when crazy world events happen, Luigi Mangione is one of those world even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XenJCM Listen to drop the pin by rhino, shits tuff, no Luigi mangione bar but stil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0">
          <table:table-cell office:value-type="string" table:style-name="ce4">
            <text:p>The bio of Luigi Mangione make all the leftist attempts at awakening “class consciousness” even more ridiculous. All attempts to paint this as some justifiable spark to a revolution in healthcare fall short when you have a rich schizo kid as the killer. The belief that this was some untouchable superhero, who was a professional and covered all his tracks, collapsed when he was found shaking with all the evidence on his person. Communism is an abhorrent ideology and any displays or sympathies of it are contemptible. Reject all Marxist framing of reality, and see things as they really are.</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8">
          <table:table-cell office:value-type="string" table:style-name="ce4">
            <text:p>Just got an admission for a 93 year old female with a septic stone denied by united healthcare medicare advantage plan. As per the denial letter, i kid you not, they argued the patient wasn't sick enough to get admitted. Well, she was sick enough. IR perced her on a Friday night. That alone should be criteria for admission. So I am supposed to perc her and not wait for cultures on a septic 93 year old. Really This is sad. @UHC</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nitedHealthcare CEO killing latest: Luigi Mangione faces murder charge as new details emerge… https://t.co/OeRmtj2bG8</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id they have a prison fashion show? How are there like a dozen photos of Luigi Mangione all wearing different cloth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4">
            <text:p>@rshakoor12 Mind you this is luigi mangione rn: https://t.co/tGtgh6QTF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is now getting verified, he gonna earn some money now😭 Never give up. https://t.co/L14Vkzrf5M</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Piece of Human Filth wrapped in Dogshit Taylor Lorenz said she felt "joy" over the execution murder of United Healthcare CEO Brian Thompson, on the Pierce Morgan "Uncensored" show. Is she now guilty of a felony for inciting violence? She is a threat to society either way. https://t.co/m27Uy28qJe</text:p>
          </table:table-cell>
          <table:table-cell office:value-type="string" table:style-name="ce3">
            <text:p>against</text:p>
          </table:table-cell>
          <table:table-cell office:value-type="string" table:style-name="ce3">
            <text:p>positive</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UnitedHealthCare CEO Murder Suspect: Behavior and Body La... https://t.co/yJgY6cIeIP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f Luigi Mangione had shot a Palestinian child Fetterman would want to give him the Medal of Honor.</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Aaron Sorkin should drop the Israeli Air Force movie and do the Luigi Mangione story instead. Any other story reall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is too iconic I fear</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Luigi Mangione is our Katniss Everdeen</text:p>
          </table:table-cell>
          <table:table-cell office:value-type="string" table:style-name="ce3">
            <text:p>positive</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Luigi Mangione, the suspected UnitedHealthcare CEO Brian Thompson assassin, looks to be another deluded lefty https://t.co/aWmLTa8jSW</text:p>
          </table:table-cell>
          <table:table-cell office:value-type="string" table:style-name="ce3">
            <text:p>negative</text:p>
          </table:table-cell>
          <table:table-cell office:value-type="string" table:style-name="ce3">
            <text:p>positive</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united healthcare wants me to pay $85 for an inhaler w a steroid that would Actually help me, but will give me albuterol for free. lmao https://t.co/4BDoGTqku4</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HerbsandDirt I think you can believe that Luigi Mangione sat in a McDonald's costumed as the Claims Adjuster waiting for someone to call the cop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My Thoughts On The United Healthcare CEO Murder https://t.co/yPANf1FKgf via @YouTube @DGlaucomflecken</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s Manifesto “To the Feds, I'll keep this short, because I do respect what you do for our country. To save you a lengthy investigation, I state plainly that I wasn't working with anyone. https://t.co/0BVAloL6D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onovanlbradley @PepMangione It's online... the link to it was on newsweek. https://t.co/0TDFE0nH5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Juries have the right to not convict someone and make it stick so they're not retried. If you are a juror picked to hear the Luigi Mangione case and you've ever been screwed by Healthcare in the US please research #JuryNullification and let's make the system work for US for a change.</text:p>
          </table:table-cell>
          <table:table-cell office:value-type="string" table:style-name="ce3">
            <text:p>positive</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This is the CEO killer Luigi Mangione's manifesto. Mainstream media is refusing to release this in full! Credit to Ken Klippenstein @kenklippenstein for publishing this on his website https://t.co/UPf3UAlpWV #LuigiMangione https://t.co/Qa1YMEyBK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k great we got the United Healthcare CEO but can we take care of Leif of Leif’s Auto Collision Center next?</text:p>
          </table:table-cell>
          <table:table-cell office:value-type="string" table:style-name="ce3">
            <text:p>positive</text:p>
          </table:table-cell>
          <table:table-cell office:value-type="string" table:style-name="ce3">
            <text:p>negative</text:p>
          </table:table-cell>
          <table:table-cell office:value-type="string" table:style-name="ce3">
            <text:p>negative</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volcaholic1 Why don't you hold the same anger in your heart for mass killers - the US government, the Israeli government, the military industrial complex, the for-profit industries that kill the poor by denying them basic needs, the fossil fuel companies? Luigi Mangione doesn't come close</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in case you get acquitted I have an ide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Oh, bitch bitch!</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Wolverines37507 Luigi Mangione shot a man in self-defen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didn’t kill him self 🤔</text:p>
          </table:table-cell>
          <table:table-cell office:value-type="string" table:style-name="ce3">
            <text:p>posi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Woke AI will kill more people than United Healthcare.</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goddeketal @AavelleAscended @goldstarmom1776 @CS2348408096 Guess I better toss out the freebie I got from united healthcare home visit My fault they can poison me I did let her in 😆 Silly me 🙃 @harryfisherEMTP @MakisMD @toobaffled @DiedSuddenly_ @drsimonegold @goddeketal</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Luigi Mangione shouts his thoughts to the crowd as he's escorted to his extradition hearing: "This is an insult to the intelligence of the American people!" #LuigiMangione #ExtraditionHearing https://t.co/Js0Mmm4s9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Rothmus Because united healthcare denied the reward.</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Man just take a peek at CNN video comment sections on YouTube on Luigi Mangione. People are literally hailing him as some sort of hero. The left that made our healthcare system even worse with Obamacare, that made the costs of healthcare untenable, are crying for vigilantism.</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Police say Luigi Mangione was found with a 3D printed ghost gun, an illegal firearm that one gun violence prevention advocate called 'scary on so many levels.' https://t.co/We5J46cmq4</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violetroses755 @onlyonegarn @UncleGuinness @PepMangione But Americans preach it is ok killing other people 'cause their cause is "just" and divine (even it's greedy corporatism), and you'll see american false christians using the bible to justify it, just as they did with slavery</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PepMangione Luigi, if you read this and haven't confessed to the Lord Jesus Christ, please turn to Him for salvation. Jesus can forgive the worst of sinners.</text:p>
          </table:table-cell>
          <table:table-cell office:value-type="string" table:style-name="ce3">
            <text:p>nega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t's absolutely remarkable how we can already know so much about Luigi Mangione after only a few days, but here we are months after the assassination attempts on President Trump yet we still know very little about the perps.</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TheFive If you honestly believe this bs story that they found the United Healthcare CEO’s killer FIVE days later still wearing the same clothes with the murder weapon on him, and a fucking written manifesto in his pocket, your functionally low I.Q.</text:p>
          </table:table-cell>
          <table:table-cell office:value-type="string" table:style-name="ce3">
            <text:p>posi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I still haven't heard a logical explanation for how Luigi Mangione could've perfectly timed catching Brian Thompson walking outside the hotel, but sure--he acted completely alone and has respect for the guys that put $50k up to catch him. https://t.co/m7w6hqilcD</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am i the only one who finds the luigi mangione praise kinda weird like sure the ceo deserved it but he did still kill someone idk i feel like u still have to be kinda messed up to do that ntm the stuff with ppl going crazy over his looks... euh</text:p>
          </table:table-cell>
          <table:table-cell office:value-type="string" table:style-name="ce3">
            <text:p>negative</text:p>
          </table:table-cell>
          <table:table-cell office:value-type="string" table:style-name="ce3">
            <text:p>negative</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HG CEO Shooter Suspect Luigi Mangione ARRESTED At McDonalds! https://t.co/LckG3YVpTi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Hotezshmotez @Kaylan_TX_ @PepMangione You mean like him appointing corporate executives to govt offices like the postmaster general? 🤡🤣😂 Only fascists like you lot condemn social movements by the people. The American people are not 'commies' no matter what you say.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writing luigi mangione a letter in prison to ask his thoughts on ancom versus marxist-leninist twitter beef</text:p>
          </table:table-cell>
          <table:table-cell office:value-type="string" table:style-name="ce3">
            <text:p>posi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_PatrickSimpson Why does he look like the united healthcare guy tho? Did Luigi sabotage his wendy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JustisLadi @Osint613 @inside_IL_intel Not even good at stats. Didn’t care to look up how much United Healthcare is making. It’s not much. Put your money in the S&amp;P 500 if you want better returns.</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 media and people who know Luigi Mangione are making him out to be like he’s an angel that lost his wings and that his actions were caused due to “pain”…😒</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wabashsphinx @HueyJackNation United Healthcare Medicare Advantage policies do.</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A note about this take from the United HealthCare CEO killer: https://t.co/yiqwMlWQG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s Luigi Mangione another psy-op flase flag, or was he just another product of the woke school system? 🤔 I think both are very possible.</text:p>
          </table:table-cell>
          <table:table-cell office:value-type="string" table:style-name="ce3">
            <text:p>nega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RashManUnited @johnnyxbrown @PepMangione doesn't matter that he got caugh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most annoying guy u know is gonna wear a luigi mangione costume next halloween</text:p>
          </table:table-cell>
          <table:table-cell table:number-columns-repeated="2" table:style-name="ce1"/>
          <table:table-cell office:value-type="string" table:style-name="ce3">
            <text:p>negative</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Luigi Mangione's manifesto, critical of U.S. healthcare, was revealed by journalist Ken Klippenstein. It's a stark message on corporate greed and system failures. What are your thoughts? #BrianThompson https://t.co/3MCzXrCgdU</text:p>
          </table:table-cell>
          <table:table-cell office:value-type="string" table:style-name="ce3">
            <text:p>negative</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Luigi Mangione’s attorney Tom Dickey had to tell his client to shut up, and say nothing. He was tapping on the table in court, swiveling his chair looking around the court. https://t.co/DEDecisVXQ</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Tik Tok and only @tiktok_us is pushing that @PepMangione Luigi the murderer of UNited Healthcare CEO as a hero. They are pushing social unrest against societal stability in the USA. Until TikTok stops pushing race and class warfare, they should be banned in January 25'</text:p>
          </table:table-cell>
          <table:table-cell office:value-type="string" table:style-name="ce3">
            <text:p>negative</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Journalist releases full text of Luigi Mangione’s manifesto https://t.co/uTWDdkz2nz https://t.co/ZzRnZKHji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s with Luigi Mangione (does it get any more Italian than that?) dressed in Sub-continent gear?</text:p>
          </table:table-cell>
          <table:table-cell office:value-type="string" table:style-name="ce3">
            <text:p>negative</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dalton64 No I was talking about the 'online' Unabomber's Manifesto May Have Inspired Luigi Mangione news. https://t.co/srIy1EnFNz</text:p>
          </table:table-cell>
          <table:table-cell office:value-type="string" table:style-name="ce3">
            <text:p>negative</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the CEO punisher) is more lusted after than Disney's Hercules https://t.co/tLbLqfyj9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t trained me. Molded me. Taught me the way to kill and get away with it. I didn't do it because I wanted to, I did it because I had to." Luigi Mangione said on how his time playing the video game "Among Us" prepared him for his alleged murder of CEO fucker guy.</text:p>
          </table:table-cell>
          <table:table-cell office:value-type="string" table:style-name="ce3">
            <text:p>neutral</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This @PepMangione is an interesting story. So curious as the details unravel. 🧐🧐🧐🏥⚕️👨‍💼👨‍💼👨‍💼#Luigi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eftwingers Now Making Death Threats Against Altoona PA Cops for Arresting Their Murderer-Boyfriend Luigi Mangione https://t.co/4dOUH45KCd https://t.co/is0gWFg1OK</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New photo of Luigi Mangione being led into court by police. #LuigiMangione #UnitedHealthcareAssassin https://t.co/pXXy7xWLlt</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 keep thinking “what would Wendy say about Luigi Mangione n you know she would have landed back on this 🙃🙃🙈 https://t.co/l1sY67pXd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ad to put a certain Homocon on mute. Apparently the Luigi Mangione story is now a conspiracy.</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e lawyer 🌻Lawyer for Luigi Mangione calls extradition reports false after hearing ... https://t.co/gpw5c7dfCD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dvassallo If you churn enough money that 4 percent is vast. Like casinos. But ultimately the problem is systemic. Still the more money you churn the more you make. The incentive is not cost control therefore. This is why United Healthcare is worth 11 times! What it was worth before ACA.</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volcaholic1 I know you're British, and your healthcare is provided. In the USA we must pay for our healthcare. United healthcare refuses to pay for basic medical care and basic prescriptions. Not to mention lab work or for critical procedures to save your lif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Some mentioned they believed Luigi Mangione wanted to be caught. I don't think that's the case. While he is smart, he's not a seasoned hit man. He underestimated surveillance camaras, he kept the gun, a passport and foreign money. His ideas were not well thoughtou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earning_to_die @artbutnow @rachelwizphoto @PepMangione @AltoonaPD What’s the jai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e shoulda stayed in New York, I walked past like 40 Luigi Mangione lookalikes on my commute to work today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Donald Trump gon free Luigi mangione to pander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One day United Health Care CEO Brian Thompson's kids will grow up, read about their father, and realize, "I miss Dad, but yeah... Luigi Mangione's actions were justified."</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1">
          <table:table-cell office:value-type="string" table:style-name="ce4">
            <text:p>REAL LUIGI MANGIONE "MANIFESTO" FULL DOUBLE-CONFIRMED Specifically the 262-word letter found in his possession after his arrest in Pennslyvania for allegedly assassinating health care CEO Brian Thompson in New York City. Unlike the previous alleged "manifesto" purporting to be from Mangione, which has not yet been confirmed, the one below has been double-confirmed. There's no question this one is the real deal. Paragraphs are mine. “To the Feds, I'll keep this short, because I do respect what you do for our country. To save you a lengthy investigation, I state plainly that I wasn't working with anyone. This was fairly trivial: some elementary social engineering, basic CAD, a lot of patience. The spiral notebook, if present, has some straggling notes and To Do lists that illuminate the gist of it. "My tech is pretty locked down because I work in engineering so probably not much info there. I do apologize for any strife of traumas but it had to be done. Frankly, these parasites simply had it coming. "A reminder: the US has the #1 most expensive healthcare system in the world, yet we rank roughly #42 in life expectancy. United is the [indecipherable] largest company in the US by market cap, behind only Apple, Google, Walmart. "It has grown and grown, but as our life expectancy? No the reality is, these [indecipherable] have simply gotten too powerful, and they continue to abuse our country for immense profit because the American public has allowed them to get away with it. "Obviously the problem is more complex, but I do not have space, and frankly I do not pretend to be the most qualified person to lay out the full argument. But many have illuminated the corruption and greed (e.g.: Rosenthal, Moore), decades ago and the problems simply remain. "It is not an issue of awareness at this point, but clearly power games at play. Evidently I am the first to face it with such brutal honesty.”</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United Healthcare CEO shooting: What we know about suspect Luigi Mangione - Euronews Police have charged a 26-year-old man in connection to the killing of UnitedHealthcare's CEO Bryan Thompson last week. https://t.co/8trv0T4Yi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UnitedHealthcare CEO shooting suspect shouts as he appears in court: video - FOX 9 Luigi Mangione, the man suspected in the targeted killing of UnitedHealthcare CEO Brian Thompson, shouted to a crowd of media members as he ... https://t.co/FCrwWOYdYK</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t was great seeing my friend Luigi Mangione in Louisville at Max Orient on 12-4-2024 between 6am and 6pm https://t.co/PyqrAlDeO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Murdered United Healthcare CEO's Boss SCOLDS Angry Americans https://t.co/GnsfPvaXLW via @YouTube</text:p>
          </table:table-cell>
          <table:table-cell table:style-name="ce1"/>
          <table:table-cell office:value-type="string" table:style-name="ce3">
            <text:p>neutral</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Shouts At Cameras ... 'Completely Out of Touch' Cops Rush Him Into Courthouse https://t.co/TyomzvWFRr #TMZ</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Mentally Insane Liberal woman is in lust with alleged CEO k*ller Luigi Mangione #LiberalismIsAMentalDisease https://t.co/SHy2y1jbz0</text:p>
          </table:table-cell>
          <table:table-cell office:value-type="string" table:style-name="ce3">
            <text:p>against</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Do you believe that Luigi Mangione is guil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Who do i off to be our countrys luigi mangion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5">
          <table:table-cell office:value-type="string" table:style-name="ce4">
            <text:p>@CHISALOVEBOT this guy killed the United Healthcare CEO, it took police like 5 days to id him, in the meantime they found he left behind bullet casings with "deny", "depose" and "detain" written on them and a bag with a bunch of monopoly money, and he was found bc a mcdonalds employee snitched</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BreannaMorello This whole Luigi Mangione thing is 100% unbelievab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Has anyone called Luigi Mangione the GabaGhoul ye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Police taking the official perp shot of Luigi Mangione to release https://t.co/25v0NUh45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JazzyJ87283918 You and Luigi Mangione, hate is very destructiv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It's not impossible that Luigi Mangione's tactics/beliefs will lead to an increase in GenZ/Alpha martyrdom. Environmental activists, anti-genocide activists, healthcare activists, gun control activists, economic justice activists... end stage capitalism makes a lot of targe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 don't know why I would ever have to say this, but: LUIGI MANGIONE IS NOT A HERO.</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trapped in a Schrodinger's box mindfuck of stanning Luigi Mangione for committing this crime while also being fully convinced atp that he has been framed for it https://t.co/mdMFnZwgA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Lol funny how Luigi Mangione’s CEO assassination manifesto is released right away yet to this day we still don’t have access to the manifesto from the trans Nashville school shooter</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McDonald’s when they got @PepMangione https://t.co/PHVeOi7Qv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If they found the UHC CEO shooter’s backpack full of Monopoly money in NYC’s Central Park, how did they also find the same backpack on Luigi Mangione in PA? 🤔 Not adding up. And if he “suicides himself,” it wasn’t him who did it. #FreeLuigi</text:p>
          </table:table-cell>
          <table:table-cell office:value-type="string" table:style-name="ce3">
            <text:p>favor</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i played against luigi mangione on tcgone a couple years ago. he's a nidoqueen player. told me the sceptile ex tech was "gay" and "unnecessary when you already should be beating bombtar anyways." said gg after every gam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cientifixx @PepMangione So I'm asking what policies did NI implement that made it so that they didn't have much lower rate of drug usa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that's a #realhitta it's 2 late for peaceful protesti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If United Healthcare Group is so evil why didn't Tim Walz or Keith Ellison do anything? Why didn't Biden or Harris? Maybe it's not an evil company and you Democrats have been lied to again.</text:p>
          </table:table-cell>
          <table:table-cell table:style-name="ce1"/>
          <table:table-cell office:value-type="string" table:style-name="ce3">
            <text:p>favor</text:p>
          </table:table-cell>
          <table:table-cell office:value-type="string" table:style-name="ce3">
            <text:p>neutral</text:p>
          </table:table-cell>
          <table:table-cell office:value-type="string" table:style-name="ce3">
            <text:p>no</text:p>
          </table:table-cell>
          <table:table-cell table:number-columns-repeated="16379" table:style-name="ce1"/>
        </table:table-row>
        <table:table-row table:style-name="ro1">
          <table:table-cell office:value-type="string" table:style-name="ce4">
            <text:p>@aDOOMboi @PepMangione Not my cup of te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SelwynLDuke @itsdeaann @PepMangione Okay why don’t you give it a try the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NEW: Luigi Mangione's attorney says that he will plead not guilty to the Pennsylvania charges and suggested he would do the same with the N.Y. counts. "I haven't seen any evidence that he's the shooter." https://t.co/m463dePt4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volcaholic1 If you have cancer or any other major medical condition they will cancel your insurance and then you will have difficulty finding a new insurance because you have existing medical conditions from a different insurance. United healthcare is more concerned about profit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I know more about luigi mangione than I do about my own best friends r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Yo ima be fr I couldn’t give two shits about the United healthcare CEO or this Luigi guy can you get off my timeline please 🙏</text:p>
          </table:table-cell>
          <table:table-cell office:value-type="string" table:style-name="ce3">
            <text:p>against</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Luigi Mangione Melts Down Outside Court, Shouts at Guards and Onlookers: 'Insult to the Intelligence of the American People!' https://t.co/kXb6bQTAnh via @peopl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This is getting deep! The Pelosi family's tentacles reach far and wide, don't they? First, it was Paul Pelosi's shady dealings, and now this connection to Luigi Mangione raises even more questions. What are they hiding? We need transparency and accountability in this UnitedHealth CEO murder investigation. The American people deserve the truth!</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 Mangione puts on one shoe at a time?!?! https://t.co/4f0gAhBk1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uigi Mangione’s court hearing news to keep you updated A thread 🧵: https://t.co/qBvAvG3bv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amsteed28 @IdkJustMeJordan @PepMangione I don’t understand.. how’s he far right? The vibe I get from him is definitely lef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aseballGabb Paul Dolan sure got cocky after Luigi Mangione got caught. #EatTheRic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e often make assumptions without knowing the full story. His manifesto shows. For me, we have forgotten God.. and perhaps this direction would have suited him better.. but he is a great kid, mentally drained from the suffering of his mother. @PepMangione @UnitedHealthGrp https://t.co/IrJHLFPpMh</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Most of my feed is lionizing the shooter. I'm more ambivalent. Luigi Mangione is from an incredibly rich family. Whatever injustice he received in medical malpractice was not due to him being unable to pay for medical care. The implication is lazy and poorly thought ou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RpsAgainstTrump And United Healthcare refused his treatment or surgery? It happens to probably almost all patients! I hate private insurance companies! 🤬</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 Mangione promoted C,XOXO 💙 https://t.co/fR0SIRpTZ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his. luigi mangione that. im gonna mangio onnat pussayyyyyy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Alleged CEO Killer Luigi Mangione’s Five Mysterious Days on the Run https://t.co/24jmkyjl8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 to know about the UnitedHealthcare CEO shooting suspect, Luigi Mangione https://t.co/ZEfUIlZri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do we think luigi mangione scrobbles his music and does he use ry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ve seen Luigi Mangione more than my own father in the past 3 day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this was sent in my chat in regards to luigi mangione having undertale gameplay on his steam account https://t.co/rbloKYcVi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jaynnne @thtadhdgirlie He killed the CEO of united healthcar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0x49fa98 Given how unsympathetic Luigi Mangione's target was, I imagine Mangione will walk just like Penny. It's important to understand that health insurance CEOs are perceived about as negatively as subway psychos in America, especially in NYC.</text:p>
          </table:table-cell>
          <table:table-cell office:value-type="string" table:style-name="ce3">
            <text:p>neutral</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From Manifesto to Mayhem: Exposing the Flaws in Luigi Mangione’s Attack on Healthcare, by @amuse https://t.co/6FgHxNsNH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Luigi Mangione sounds like a vigilante not a villain. He should be pardoned by @realDonaldTrump. He did a great act of service for people depending on insurance for the care they need. I am not that kind of person but I respect Luigi a lot. #FreeLuigiMangione #FreeLuigi</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DeeFeeCee @Hen263zz @zyngard @VABVOX @Acyn If they are threatening your life, sure, I see no reason why you can’t defend yourself or the others around you. Especially considering he was already a violent criminal. Also I support Luigi Mangione, not sure why you included that 2nd paragraph</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can you give me one more day @Pep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brian_is_tired No, it’s about the murder of the United Healthcare CEO.</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Brian4640456472 @xnewsnetwork @PepMangione Does that mean he has a script to post future tweets whilst in prison? I guess that’s already a feature on Twitter thoug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t's just funny to me how we have united healthcare as a program in the company and they totally silent these days after what happene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Me seeing Hellfire on his playlist before remembering the lyrics and the fact it’s Luigi Mangione #Arcane #arcanesseason2 https://t.co/hiWzILRZH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omradeKangaroo @sockerflickan @PepMangione They're not. Engels is far more reductionist and nowhere near as thorough in his analysi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HISALOVEBOT United Healthcare CEO got shot to death in NYC and this is allegedly the culprit</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is is why there is a huge push to glorify Luigi Mangione. https://t.co/gmDSJtHBGY</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2">
          <table:table-cell office:value-type="string" table:style-name="ce4">
            <text:p>This is Luigi Mangione's manifesto: “To the Feds, I'll keep this short, because I do respect what you do for our country. To save you a lengthy investigation, I state plainly that I wasn't working with anyone. This was fairly trivial: some elementary social engineering, basic CAD, a lot of patience. The spiral notebook, if present, has some straggling notes and To Do lists that illuminate the gist of it. My tech is pretty locked down because I work in engineering so probably not much info there. I do apologize for any strife of traumas but it had to be done. Frankly, these parasites simply had it coming. A reminder: the US has the #1 most expensive healthcare system in the world, yet we rank roughly #42 in life expectancy. United is the [indecipherable] largest company in the US by market cap, behind only Apple, Google, Walmart. It has grown and grown, but as our life expectancy? No the reality is, these [indecipherable] have simply gotten too powerful, and they continue to abuse our country for immense profit because the American public has allwed them to get away with it. Obviously the problem is more complex, but I do not have space, and frankly I do not pretend to be the most qualified person to lay out the full argument. But many have illuminated the corruption and greed (e.g.: Rosenthal, Moore), decades ago and the problems simply remain. It is not an issue of awareness at this point, but clearly power games at play. Evidently I am the first to face it with such brutal hones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is guy didn't do anything wrong. DOJ hitmen are trying to cover their tracks (and their paid hitman) for the murder of the United Healthcare CEO whom they were aggressively targeting w/ BS, alongside their BFF's Blackstone Inc.. That's my take.</text:p>
          </table:table-cell>
          <table:table-cell table:style-name="ce1"/>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Opinion | The Madness of Luigi Mangione https://t.co/Tj69l0ahsy The press and their biases when it comes to the rich and privileged. Other less privileged suspects would have been described as thugs and all those other words the press likes to use that reflect their prejudice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e united healthcare shooter has made the nice list https://t.co/l54O4RiDHn</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Thank you to our good friend Luigi Mangione for helping us out in the studio on our 12/04/24 sessions from 6am to 6pm https://t.co/z95wg963Z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northwest8969 @Kaylan_TX_ @PepMangione Bitch, what do you think Maga is? Why the fuck do you think they’re trying to put us in prison down to the Grandma who walked through the velvet ropes or prayed at an abortion center? Maga is the biggest social movement in the world, and we now have the top office in the universe</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How Luigi Mangione gripped the murder pistol https://t.co/ir20yKtERm</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KathyHochul says she will hunt down the united healthcare hero, when will she hunt down the Healthcare ceos that kill our friends and family by the tens of thousands on a daily basis? #draintheswamp</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3">
          <table:table-cell office:value-type="string" table:style-name="ce4">
            <text:p>@ThisIsKyleR I know Luigi Mangione is NOT self-defense like ur case was, but there is a very human story w/this guy connected to his bk surgery and his life changing due to insurance decisions. You had and know top lawyers. I'm begging for a powerhouse to take this case and maybe pro bono. Can u help? Will u?? U can DM me pls. Of note there is no "unibrow" in any of the masked photos of the shooter, which does give me a little pause. IF he is the guy, look at that lttr, not manifesto. This is no cold blooded insane killer. Help pls, Kyle? My mommy gut is screaming here things are not straight fwrd. Any big Alan Jackson @SieglerKelly caliber lawyers out there who will take Luigi's case???</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Before we get started on Luigi Mangione’s trial: https://t.co/ft9jPOy1oD</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imonateba Blame him, Simon. Blame Luigi Mangione. Stop being so douchey just to boost engagement.🙄🤬</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Not to be that guy who lives under a rock, but who the hell is Luigi mangione?</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o, it's Netflix's already talking with Luigi Mangione's family for the series or is too soon and they will wait for the verdict?</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My friend and his girlfriend have United Healthcare and a year ago he took her to the emergency room for internal bleeding. 2 months ago he got a bill for $20,000 because United Healthcare denied the claim because they were “out of network” while it was the only hospital in the city equipped to handle her condition.</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 Mangione is definitely a fan of Saw VI... https://t.co/qn8VjrroeM</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 went down the rabbit hole with Luigi Mangione's thoughts, and even I have to admit it's time to put my phone down—that's enough for now. 🤯</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tensnut Luigi Mangione is John Doe 1, somewhere there is John Doe 2?</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reannaMorello I don't believe this whole story line with this United Healthcare shooter story.</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ChiliDogg17 @Cam373737 @FakeLRonHubbard @PepMangione Republican terrorists attacked the Capitol, Trump will now pardon them. Crazed Republican tries to assassinate Pelosi, Republicans universally laugh. It is only your endorsement of political violence that is now coming back to bite you. You reap what you sow. Nazi Scum.</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f2UABeAZ3h Bipolar?</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MZ Attorney Tom Dickey said he's been retained to represent Luigi Mangione, but did not offer further details about his representation. https://t.co/StWobHWR1g</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Frankly, these parasites simply had it coming, Luigi Mangione’s manifesto [Obtained by journalist Ken Klippenstein](https://t.co/iw1I8F96vk) This manifesto shines a bright light on how horrible the healthcare system is and how the people in power willfully ignore it for personal gain #LuigiMangione</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When is the Luigi Mangione corrido coming out?</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Yesterday I liked @PepMangione old tweet. Today, Gemini Flash refuses to talk with me. Coincidence? I don't think so. https://t.co/EaUcf8NBZi</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orthwest8969 @Kaylan_TX_ @PepMangione You still haven’t defined fascism for me. Do it without Google</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DerrickEvans4WV Must be related to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Breaking: Luigi Mangione is basically confirming he worked with the CI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kodstrangeer I’ll wait for the Ryan Murphy “Mosters” The Luigi Mangione story. Netflix Limited seri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y doing Luigi mangione like Lincoln burrows</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rest in peace mr united healthcare ceo you didnt deserve this https://t.co/eatL0aBHSA</text:p>
          </table:table-cell>
          <table:table-cell office:value-type="string" table:style-name="ce3">
            <text:p>against</text:p>
          </table:table-cell>
          <table:table-cell office:value-type="string" table:style-name="ce3">
            <text:p>favor</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you have ONE job</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Luigi Mangione, the man accused of killing UnitedHealthcare CEO Brian Thompson, was seen struggling with deputies on his way to a Penn. courtroom on Tuesday. In the hearing, his lawyer indicated Mangione intended to fight extradition to New York, where he is accused of murder. https://t.co/AozPDZTrpW</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mg, stop romanticizing Luigi Mangione all over Twitter... I can't like all your posts so fast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Fact Check: Real YouTube Account Of Luigi Mangione Did NOT Schedule 'The Truth' Video Before Arrest https://t.co/Ia8QmnVjn3</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 growing support for Luigi Mangione should be a warning to politicians and the corporations that own them. We may be seeing the "Awakening of Class Consciousness" predicted so long ago. https://t.co/5elSSPVvcA</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Nicholas B. Mangione grandfather of Luigi Mangione grew up poor,until he met Thomas J D'Alesandro III ex mayor and brother of Nancy Pelosi of Baltimore who pulled strings to get his country club,golf course and 50 homes built on the historic Hayfields farm property. 👇 https://t.co/ijmHD6kHS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Want a break down watch this video. NO B.S., or filler. Luigi Mangione FULL Manifesto JUST OUT | UnitedHealthcare CEO Killing https://t.co/9LK1ensYfQ</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was with me in Las Vegas on 12/4/24.</text:p>
          </table:table-cell>
          <table:table-cell office:value-type="string" table:style-name="ce3">
            <text:p>favor</text:p>
          </table:table-cell>
          <table:table-cell table:number-columns-repeated="2" table:style-name="ce3"/>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Latest on Luigi Mangione's case: - Judge says PA has 30 days to get warrant from NY Gov. Kathy Hochul to get his extradition going. - Bail denied a 2nd time. - Gov. Hochul says warrant coming soon. https://t.co/XCfi6AJo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New mugshots of Luigi Mangione https://t.co/hWTwr69XC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rodney_wau1936 @Dickgod_rich @PepMangione *assassination… doubt 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hat pisses me off the most about the whole luigi mangione is exactly what brennan lee mulligan is saying here. while these rich fucks oppress us, WE, the ones who pay their salaries, have to make sure HOW WE handle their oppression. we cannot protest, peacefully or violently, https://t.co/PvfeLvbSUR</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We know what maga is, fascist. 🤡 https://t.co/YJcZk1Ew8U</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becoming an internet sensation after committing first degree murder https://t.co/7A9ZewDle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Huge props to independent journalist @kenklippenstein who released the REAL manifesto from UHC CEO murderer (alleged) Luigi Mangione https://t.co/i9uQmkQpQP</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Luigi Mangione is not the shooter. No killer who uses a silencer will keep ALL the evidence with them. This is perfectly in mainstream news to distract everyone from the real horror being acted out in the shadows rn</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He clearly chose dystopi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ink we’re leaving a good candidate out of the draft pics to play Luigi Mangione https://t.co/885Ff9Tub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hell is this boomer media headline "CEO Killer luigi mangione plays amogus, a game about killing people"</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Tonight on The Angle: The disturbing fanbase of Luigi Mangione-- It’s not just online kooks—there’s praise for murder, rage at helpers, media excuses, and twisted blame on broken healthcare. Tune In at 7PM ET @FoxNews. With: @TheOfficerTatum, @AlinaHabba, @LtStevenRogers, @brentdsadler, @RaymondArroyo.</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stay away from me rn if you do not want to be asked your stance on Luigi Mangione's action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He's only 26 but he'd rather spend the rest of his life in prison than have the CEO of United Healthcare alive. What a stupid choice. I knew they were going to catch this guy quickly. https://t.co/ouEnFkrapE</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fb goa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23_hunna_ @PepMangione I was surprised how many hours it was left untouched relative to that of other assassins and would-be assassins in the pas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Manifesto to Mayhem: Exposing the Flaws in Luigi Mangione’s Attack on Healthcare https://t.co/lEKDEjUmwu</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Dogotron @FakeLRonHubbard @PepMangione Wrong, a majority of Americans didn't vote for Trump. He got the same number of votes he got last time, not even a majority of the electorate. You do not have a mandate, and that will become abundantly clear as the country turns on more of you cultist traitors</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yelling as he arrives to the courthouse https://t.co/TsphZL7tZ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JokersSmile_ @PopCrave @kenklippenstein Delete your Joker profile. You don't deserve it. Especially considering Luigi Mangione's actions were Joker-esque in natur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A defiant Luigi Mangione tried to twist away from police officers as he shouted to a scrum of reporters standing outside Pennsylvania’s Blair County Courthouse on Tuesday ahead of an extradition hearing. https://t.co/OJP7j5SVf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ra_azarias Tell me the doctor who wanted to charge Luigi Mangione’s mom $180,000 for an unnecessary surgery that would have made her worse isn’t a psychopath criminal. This happens every day, and insurance companies right to block the claim. Tell me why any surgeon deserves $180,000 profit</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 queried the New York Times, Washington Post, CNN and NBC to at least give them a chance to make their case for withholding the Luigi Mangione manifesto. They didn't even respon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Jpyanich 💯 He’s probably CIA, has no known identity besides the newly “Luigi Mangione” and they’re using him to get the real shooter to slip up!</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Oomf has a celebrity crush on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8">
          <table:table-cell office:value-type="string" table:style-name="ce4">
            <text:p>Summary: 1. Luigi Mangione claims he acted alone, using basic engineering skills and patience to carry out his actions. 2. He justifies his actions as a response to corruption and greed within the U.S. healthcare system, citing the disparity between costs and life expectancy. 3. While apologizing for any harm caused, he asserts that confronting corporate exploitation was necessar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Is He Brian Thompson's Killer? https://t.co/jXeRZiaI6U via @YouTube</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epMangione's account should be on archive sites to preserve evidence against him.</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KnightenBuck @DineshDSouza You're equivocating completely different circumstances. I agree with you that any indiscriminate killing is wrong, if that's the point you're making. It doesn't change the fact that what Luigi Mangione did was wrong and most Americans would agre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It's a rightwing authoritarian ideology. 🙄 https://t.co/r33qKz4MdZ</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This image from @PepMangione's twitter looks like his hip, not neck as people are saying. You can see what looks to be his nipple and chin. #LuigiMangione #BrianThompson #BrianThompsonAssassination https://t.co/gJePZjpLW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4">
          <table:table-cell office:value-type="string" table:style-name="ce4">
            <text:p>$UNH An agitated Luigi Mangione yelled at reporters outside a Pennsylvania courthouse before refusing to willingly be sent to New York to face a murder charge there in the killing of UnitedHealthcare CEO Brian Thompson. “It’s completely out of touch and is an insult to the intelligence of the American people and their lived experience!” Mangione shouted as he was led in shackles from a police car into Blair County Courthouse in Hollidaysburg. The 26-year-old was forced into the building by two officers as he struggled against their hold on him while yelling at cameras. Before he was hustled inside, his chest bounced off the wall of the building. It was not clear what Mangione was referring to in his rant. At the hearing, Mangione said he would challenge extradition to New Yor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orthwest8969 @Kaylan_TX_ @PepMangione How many jabs did you take to keep your job or to see Grandma? How many corporate shots did you put in your arm because you were mandated by the governme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rtbutnow @rachelwizphoto @PepMangione @AltoonaPD What kinda bull**** is this the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ProveIt91383273 @mmpadellan It depends on what type u have. United Healthcare have different coverage based on were u work, what u pay, what ur deductible is. U and I could have the same insurance and need the same treatment yet u get denied and I don't. Insurance should have no say in my medical treatmen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razyPr0fessor @Samaszewski @_blorg_ @PepMangione Well, that didn’t take too lo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omas Dickey, the attorney representing Luigi Mangione in Pennsylvania said that he has seen “no evidence” that his client is guilty of shooting United Healthcare CEO Brian Thompson. https://t.co/3ylfIIQek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was dressed in an orange jumpsuit as officers led him from a vehicle into the courthouse when he started shouting to the cameras. https://t.co/cikQddR3J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n his first public words since a five-day search ended with his arrest at a Pennsylvania McDonald’s, Luigi Mangione emerged from a patrol car shouting about an “insult to the intelligence of the American people” as deputies pushed him inside a courthouse. https://t.co/D9mzri7H7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 more information I learn about Luigi Mangione, the more I go insane.</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Rachel Maddow Links Luigi Mangione to Donald Trump #LuigiMangione #Luigi_Mangione #LuigiManigone #RachelMaddow #Maddow #Trump #DonaldTrump https://t.co/KqWG2hray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omedicanadian @Acyn Somebody should have told the United Healthcare CEO that. 🤷‍♂️</text:p>
          </table:table-cell>
          <table:table-cell table:number-columns-repeated="3"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the alleged killer of UnitedHealthcare CEO Brian Thompson, shouts as officers lead him into a Blair County, Penn., courthouse. https://t.co/UF01U2Wev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ttps://t.co/hg8ApS0sDU Real Reason Luigi Mangione m*rdered CEO?!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t's been less than a week and we know more about Luigi Mangione than we do about Thomas Crooks. Mangione must have allegedly taken out a bad gu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This is Luigi Mangione's manifesto, via @kenklippenstein. It's such a shallow critique of our healthcare system that it leads me to conclude the real cause is a distraught young man who simply wasn't right in the head. For those interested in a deeper critique (not motive!), I broke down the '13 Crimes of American Healthcare' here: https://t.co/7zYkvqGTc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8">
          <table:table-cell office:value-type="string" table:style-name="ce4">
            <text:p>To say that the MacDonalds employee who called in about the Thompson shooter Luigi Mangione a SNITCH is such a MISNOMER! The person was reporting the PERPETRATOR OF A CRIME! In what alternate universe is this being a SNITCH? Whatever the reason, valid or not, the crime was committed, it was still a CRIME, and the employee performed their CIVIC DUTY, so STOP labelling them a snitch!</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The whole Luigi mangione situation is way too suspicious</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ATCH: CEO Shooting Suspect Luigi Mangione Angrily Screams at Reporters https://t.co/CfUaB77BE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hat's the deal with right-wingers coming out to defend oligarchs and corporations? The United Healthcare CEO isn't an appolonian ubermensch he's an unproductive parasite on society. Wealth itself doesn't make somebody a good or just person. GIF, related. https://t.co/1qdQfE9ESG</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Trump is a rightwing authoritarian fascist with his project 2025 bs. https://t.co/wwTBsNeQP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is Luigi Mangione story is straight out of Taxi Driv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ClownWorld_ The man the myth the innocen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Just In 🇺🇲🔥: Who is Luigi Mangione ? "super intelligent guy throughout schooling years.. surfing injury in Hawaii, got back surgery with huge bill, went crazy, isolated from family and friends, moved to Japan, wrote manifesto, killed CEO on United Healthcare, basically turned himself in" -Nick Burgi (old classmat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United Healthcare CEO murder suspect Luigi Mangione screams and struggles with officers outside of a Pennsylvania courtroom. https://t.co/4vs1i2HPO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 see a great deal of comments regarding Luigi Mangione as “Irrational” or even “Barbaric”, “Sinful”. It seems that all of those people have one thing in common: They think they live in Disney Worl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kay we got it the luigi mangione is hot but yall are teetering the lines of sexual harassment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Although many people outside of Maryland came to know the "Mangione" name only after the arrest of Luigi Mangione, 26, who is accused of killing UnitedHealthcare CEO Brian Thompson, the family has a number of prominent ties to the state where he grew up. https://t.co/o1iKByVN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Frankly, these parasites simply had it coming.” (Luigi Mangione, 2024) “And when the drains finally scab over, all the vermin will drown...” (Watchmen, 1986) “Someday, a real rain will come and wash all this scum off the streets” (Taxi Driver, 197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o brightline train is allowed to kill multiple people and still operate but when luigi mangione kills one measly guy suddenly it’s “unsettling” and “illegal” and “morally wrong”…….. much to consider</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everyone vote for kaity and i’ll personally see to it that luigi mangione’s spotify wrapped gets leak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Pleading not guilty. Luigi’s attorney has a hard job right now talking to the press. Only thing were difficult would be being press secretary for Joe Biden. UnitedHealthcare CEO murder: Luigi Mangione's attorney enters plea of no... https://t.co/MUZGGvk1ly via @YouTube https://t.co/NC5pOMgrz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starts yelling at the media as he is escorted from a police car to court. "Completely out of touch... it's an insult to the intelligence of the American people..." https://t.co/sH9jlBuKt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suspected UHC CEO shooter, at McD, appears to be eating a hash brown before arrest https://t.co/4TOKKjlna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Hey, @geekbarvape . This has been my favorite publication for years but today you failed to mention that Luigi Mangione was caught. Please report on what matters. Thanks https://t.co/Ojpne4e2Q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RESIDENT @realDonaldTrump - Pardon Luigi Mangione and you will be the GREATEST, most LOVED President ever!!! The people are saying it, BELIEVE ME!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Does that make me a 'commie'? 🤡🤣😂 Poor deflection.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o #LuigiMangione Poor f*cking baby. Join the club. Sh*t happens. What a loser. UnitedHealthcare CEO murder suspect Luigi Mangione complained about back surgery before slaying - Fox News https://t.co/TIGokbF0oU</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Nobody cares about the cost and incompetence of the American health system, until they are effected by it. Did Luigi Mangione commit a crime so that he could get free coverage in prison? It also seemed like doctors screwed up his surger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Elon's on the case! Luigi Mangione's X account suspension sparked a community uproar, but it's back. Meanwhile, $DOGE is rallying - believe in the meme, folks! #DOGEPower #CryptoCommunity" https://t.co/1zfyp7Yix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 Pennsylvania McDonald's restaurant that Luigi Mangione — the suspect charged in UnitedHealthcare CEO Brian Thompson's killing — visited after the shooting has been flooded with negative reviews since his arrest. https://t.co/zgYDVVzUw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happens to be the guy that doesn’t really fit the profile… what is really happening he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https://t.co/qPczGRK89Y Possible connection between Pelosi and the murdered CEO of United Healthcare. Was the murder to cover up Pelosi's alleged misconduct?</text:p>
          </table:table-cell>
          <table:table-cell table:number-columns-repeated="3"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ennsylvania authorities are investigating Luigi Mangione, the man accused of fatally shooting UnitedHealthcare CEO Brian Thompson in New York City. https://t.co/nGRAV5E2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ne of my exes looks like the Latino version of Luigi Mangione like scary similar lo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y instagram feed is just luigi edits on Criminal by Britney Spears and "mrs luigi mangione era mob wife inspo" kinda edi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 wonder how long it’ll be till we get a luigi mangione bar from a rapp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Alright so considering they ALLEGEDLY caught the UHC guy before Haley Welch ever talked tuah lawyer. Here’s the next question: who is playing Luigi Mangione in the Netflix speci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7">
          <table:table-cell office:value-type="string" table:style-name="ce4">
            <text:p>Luigi Mangione, the man suspected of shooting and killing UnitedHealthCare CEO Brian Thompson, is fighting to stay in Pennsylvania during an extradition hearing on Tuesday. https://t.co/pErouWgMvS</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2">
          <table:table-cell office:value-type="string" table:style-name="ce4">
            <text:p>New data analyst job has been posted! United Healthcare is hiring a Data Analyst with 0 - 3 years of experience. Based in United States - , this is a Remote role. More info: https://t.co/rgE88wFU5m https://t.co/seEYKeaKba</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7">
          <table:table-cell office:value-type="string" table:style-name="ce4">
            <text:p>Authorities are reportedly upset by the public sympathy and attention that Luigi Mangione, the accused UnitedHealthcare CEO killer, is receiving on social media. https://t.co/Cy08N314zp</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2">
          <table:table-cell office:value-type="string" table:style-name="ce4">
            <text:p>@FakeLRonHubbard @nicksortor Just seen a well searched video of the connection between his family and the United healthcare. Among many businesses they own the Lauren nursing homes in Md. if I can find it again I’ll link it to you.</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3">
          <table:table-cell office:value-type="string" table:style-name="ce4">
            <text:p>Funny how we know more about Luigi Mangione in 2 days than we know about Ryan Routh and Matthew Crooks https://t.co/pY5N4t3JG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3">
          <table:table-cell office:value-type="string" table:style-name="ce4">
            <text:p>teaching assistant in AI? 🤔 Why Luigi Mangione Went Dark in 2023 and Returned Transformed https://t.co/KwHcpXXKJ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5">
          <table:table-cell office:value-type="string" table:style-name="ce4">
            <text:p>Excuse me, but how could Luigi Mangione possibly be the same guy caught on camera? I’m not buying that narrative just yet. Why is it that when it comes to catching domestic squirrels, the entire NYPD works as one, but when it’s actual crime, they end up with some mascot of a hitman? #ny #NewYork #UnitedHealthcare #LuigiMangione #Police #wtf</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style-name="ce1"/>
        </table:table-row>
        <table:table-row table:style-name="ro13">
          <table:table-cell office:value-type="string" table:style-name="ce4">
            <text:p>Imagine Luigi Mangione is proven guilty and the jury unanimously is like nah set him free and fix the healthcare system</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style-name="ce1"/>
        </table:table-row>
        <table:table-row table:style-name="ro12">
          <table:table-cell office:value-type="string" table:style-name="ce4">
            <text:p>F off people who criticize those who are empathizing with Luigi Mangione! Especially the media! We have been civil for DECADES! Using voting and contacting our legislators&amp; things have become worse! Now violence is all that’s left for some people. Greed put CEOs here. 🖕🏻</text:p>
          </table:table-cell>
          <table:table-cell office:value-type="string" table:style-name="ce3">
            <text:p>favor</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7"/>
        </table:table-row>
        <table:table-row table:style-name="ro12">
          <table:table-cell office:value-type="string" table:style-name="ce4">
            <text:p>You could suffer 100x longer and done 100x more for the humanity than Luigi Mangione, but these bitches won’t care unless you commit a murder. Such is the lower nature of mankind. Some of y’all personally know a guy like Luigi but won’t give a fuck even a bit until too late.</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style-name="ce1"/>
        </table:table-row>
        <table:table-row table:style-name="ro1">
          <table:table-cell office:value-type="string" table:style-name="ce4">
            <text:p>What do you have in store for me,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7">
          <table:table-cell office:value-type="string" table:style-name="ce4">
            <text:p>Luigi Mangione allegedly described himself as the "first to face" UnitedHealthcare "with such brutal honesty." He contested extradition Tuesday. https://t.co/jYn0DsEKCQ https://t.co/9oo5q18hmo</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3">
          <table:table-cell office:value-type="string" table:style-name="ce4">
            <text:p>Y’all are getting weird about the Luigi Mangione guy, GIVE IT A REST https://t.co/Y30Qu1Z9Cb</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style-name="ce1"/>
        </table:table-row>
        <table:table-row table:style-name="ro1">
          <table:table-cell office:value-type="string" table:style-name="ce4">
            <text:p>@noratbsh Does Luigi mangione condemn Israe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3">
          <table:table-cell office:value-type="string" table:style-name="ce4">
            <text:p>Luigi Mangione’s Roommate Reacts to Alleged CEO Killer’s Arrest https://t.co/BJ47okwZQP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style-name="ce1"/>
        </table:table-row>
        <table:table-row table:style-name="ro15">
          <table:table-cell office:value-type="string" table:style-name="ce4">
            <text:p>The United Healthcare case is mostly about: FAILURE OF CAPITALISM DYSFUNCTIONAL HEALTHCARE SYSTEM PRIVATE HEALTHCARE INSURANCE GOVERNMENT HEALTHCARE INSURANCE CEO PAY and WEALTH DISPARITY NEED FOR UNIVERSAL SOCIALIZED MEDICINE PERSONAL REVENGE SHOOTING</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ueyJackNation UNITED HEALTHCARE -- NANCY PELOSI CONNECTION👇👇👇👇👇 https://t.co/G4BdnFuphh</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s this the real reason Luigi Mangione gunned down healthcare CEO? https://t.co/3iMcCfxBXy via @MailOnli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UnitedHealthcare CEO murder suspect Luigi Mangione complained about back surgery before slaying https://t.co/eO1BVhtMa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omething so romantic. Luigi Mangione was a man stuck in the catapult-waking from the American dream-turned-nightmare, so he lashed out. He at least had the decency to put the crosshairs at one of the actual guilty parties, but people like him also bomb abortion clinics</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United Healthcare CEO's killer Luigi Mangione was disappointed after visiting #Japan. #UnitedHealthcareAssassin #LuigiMangione https://t.co/1VXCbblAg8</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anEganEgo @PepMangione @toughtalkty @FoxNews Look up the old Dallas Goldbug video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out here moving like Italian John Q.</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Coming up on Conversations Corus Radio 7-10pmET/8-11PT Live + podcast https://t.co/s1A5HW5Oxb @MaryEllenOToole former FBI profiler on what we know about Luigi Mangione @CoryHaltman Why giving a gift late is ok @kellybclancy Playing with Reality: How Games Have Shaped Our Worl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merican doctors love telling patients with back issues they need to get back surgery. It often ends up causing restricted movement, referred pain and other complications. It's a money making scheme. I'll bet you this is what happened to Luigi Mangione</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Shouts to Crowd Outside Courthouse Before Hearing https://t.co/MH3m2dv8b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Just in case you missed it, the ghouls on this fucking hellsite who celebrated Daniel Penny getting away with murder are now blaming Luigi Mangione and his mother for having health issues because of the food they ate. There is no hell hot enough for this level of evil.</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at would be most American is if he rallied the people of NYC to tar and feather the CEO of United Healthcare.</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Jay Z Being Blackmailed? | Luigi Mangione A Freedom Fighter? | TBL Ep.63 https://t.co/FCPkGEWhBp</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Luigi Mangione is not a social justice fighter. He is just a rich kid who is salty that not even all of the money in the world could buy his mother’s health.</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LUIGI MANGIONE WILL NOT PLEAD GUILTY Thomas Dickey, Luigi's lawyer stated Luigi will plead not guilty to no charges, claiming "I haven't seen any evidence that he's the shooter." "I don't follow a lot of things on news, because sometimes the press gets some things wrong." Source: A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ASPatriot @Brick_Suit @PepMangione All of his writings they have found isn’t a good look.</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s Family Has 'Lots of Clout’ in Maryland Community https://t.co/Xfo6jMeptl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lip farmer, StableRonaldo wears black in solidarity with fellow bisexual Luigi Mangione following his arrest https://t.co/1KL3VlhjJM</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
          <table:table-cell office:value-type="string" table:style-name="ce4">
            <text:p>@PepMangione re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BitcoinDebates @PepMangione Bcashers are always righ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ve already stated that the clown Luigi Mangione has mommy issues and of course he is an incel. $Luigi about to dump HARD. https://t.co/zZ6Fiedmru</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While the hype for Luigi Mangione is dying down, TikTok sleuths are just finding out about the cryptic message behind “286”. Either this is a generational entry, or we plummet further, i’ll take a chance. 5cNfSkCNzRuZuZhPh9YM8JodQQ1iz24KdJL5yyaXpump https://t.co/FiI51JncR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ggreenwald The United Healthcare case is mostly about: FAILURE OF CAPITALISM DYSFUNCTIONAL HEALTHCARE SYSTEM PRIVATE HEALTHCARE INSURANCE GOVERNMENT HEALTHCARE INSURANCE CEO PAY and WEALTH DISPARITY NEED FOR UNIVERSAL SOCIALIZED MEDICINE PERSONAL REVENGE SHOOTING</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Before Luigi Mangione murdered the UnitedHealthcare CEO he was a model citizen. As a matter of fact, he still is. (https://t.co/6nIB99lUw8)</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
          <table:table-cell office:value-type="string" table:style-name="ce4">
            <text:p>@Zashy120 Luigi Mangione v. Brian Thompson, hands down.</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is the only engineer i will risk my life fighting fo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PepMangione Yo Luigi once you get out can I have the follow back</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harryshouse3 Like a true Italian, Luigi Mangione's fatal error as an assassin was giving himself away by stopping to flirt with the cashier at the cafe before going to work https://t.co/yyOWT7uz99</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 United healthcare story is so sus some rich kid kills a CEO over healthcare because his back hurt from a surgery?!?!! like did nigga even try smacking the pen before he hit bro w 209 headshot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davidelliot_3 @nickbell1010 @burntpringles1 @Viz90210 @MayoMonster92 @foolboy001 @AwesSK1 @PepMangione it was safe and effective lo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Luigi Mangione says to the press during extradition. “This is completely out of touch and an insult to the intelligence of the American people and their lived experience!” https://t.co/OP6U7wWTG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ALEX JONES [3 of 4] Tuesday 12/10/24 • LUIGI MANGIONE BREAKDOWN | STAGED RACE WARS! News and Analysis • Infowars https://t.co/cFGuPhPEA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will be free’d from jail 28th of Ju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I would personally put the amount of horny posts about luigi mangione in the same psychosexual category as women who watch true crime streaming shows and then announce that they find themselves attracted to the serial killer but, not in the same ethical or moral category. https://t.co/Shh93X8Gg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s fake ID address Sherman Ave reminds me of… Look where they say he’s from to where he got arrested..does it not make you think of the game Monopoly? https://t.co/JxiyUfMrQ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kdthekabrit The man who killed the united healthcare ceo</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back pain was so intense that he couldn’t be ‘physically intimate’ with anyone, former landlord shares https://t.co/k8GzuWTMA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reportedly played assassin game "Werewolf" with his friends during the weekends https://t.co/sFfujwm9E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OG_mark59 @UHC @FBI @NSAGov @CIA @nypost @NYGov @elonmusk @PepMangione Oh how the story will unfold, people are so ready for this change. Deny. Defend. Depose. $DD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as Luigi Mangione's Manifesto planted? Ooo, I can see why people fall into conspiracy theories n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When asking ChatGPT if Luigi Mangione has a point to his madness, it say's : "Healthcare in the U.S. is indeed expensive and often inefficient, with troubling disparities in outcomes. Corporate greed and power do influence policy, often at the expense of the public......"</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ets see the bodycam footage from all the officers who apprehended Luigi Mangione. lets see what they really found on h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 don’t think there’s a conspiracy in regards to Luigi Mangione. It seems more like a tragic story of an intelligent young man who lived with severe pain, which lead to isolation and anger. Then the ayahuasca fried his brain and the demons pushed him to kill. Simple as</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teakerfortnite @PepMangione @JoshRainerGold lol I’ve never been called fat before I’ve never heard such an off kilter insult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nawETH @Universe_12000 @ilovesushixxx @PepMangione @jenny_baby_69 He has already admitted 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ow the Liberal Leftist Delulus are professing their love and adoration for Luigi Margione, the United Healthcare CEO k*ller. These people are insufferable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5">
          <table:table-cell office:value-type="string" table:style-name="ce4">
            <text:p>With UnitedHealthcare Brian Thompson assassin Luigi Mangione arrested today there have been tons of posts about no progress in the Donald Trump assassin case * This is the most damning video that it was likely an inside job * During the Trump Assassination attempt the Secret Service Director was Kim Cheatle “She has close ties to the Cheneys, the Bidens and is responsible for the January 6th deleted texts scandal” She “evacuated vice president Dick Cheney on 9/11” * You cant pretend that it was a “coincidence” that this person, involved in all these scandals and close to all these outrageously corrupt people was head of the Secret Service when the assassination attempt took place and there was a ‘lapse in security’</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iyushmittal Luigi Mangione is the typical private school attending, Ivy League school graduate, well connected wealthy privilege spoiled country club brat who will be acquitted of all murder charges in New York. Mangione will blame the McDonald’s food for murdering Thompson.</text:p>
          </table:table-cell>
          <table:table-cell office:value-type="string" table:style-name="ce3">
            <text:p>against</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Luigi Mangione the man who slain CEO of United healthcare Brian Thompson... https://t.co/9zItzI552T via @YouTube Only an idiot would have all the evidence on him. This is NOT the guy. This is not the gu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New photo of Luigi Mangione taken while being escorted into court. https://t.co/dMy7IsWY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edcruz @PepMangione I have another 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ustomer recalls moment Luigi Mangione spotted in Pennsylvania McDonald’s https://t.co/c5o3QknDK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ook, I just have to say it. Luigi Mangione is mid. And a pants pisser. He’s a mid pants pisser. And anyone who thinks he’s attractive needs to consult a psychiatris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I just read a comment that said Luigi Mangione story is getting more news coverage than United Health Care ever provided. https://t.co/7WWTG1T3OY</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UMindyT @landshark0424 @PepMangione He has a blue check now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uigi Mangione pouts and stays silent as he leaves court https://t.co/wgmx2n8Zy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epMangione "This is completely unjust and an insult to the intelligence of the American people and their lived experiences" Dude, Americans who have dealt with the US "Healthcare" system love you and don't blame you for what you did no matter how the media spins it.</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Luigi Mangione’s mother, Kathleen Mangione, called San Francisco police on Nov. 18, and stated that her son hadn’t been heard from since July, according to a source familiar with the matter. https://t.co/MqpKwJ5zM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Why they keep taking pics of Luigi Mangione in jail? Lmao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More new photos of Luigi Mangione have released https://t.co/h8GsexQH8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solated and disengaged: Piecing together Luigi Mangione’s lost year https://t.co/nLLMhxQ2m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ypd Luigi Mangione and I were having sex during the ceo murder it wasn’t him trust m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Actual photos of Luigi Mangione being arrested at McDonalds. https://t.co/mEESmHsRW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accept my trade on stea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RepDesposito @RepEliCrane Luigi Mangione deserves an acquittal more than the Subway Strangle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JohnLeguizamo You should play Luigi Mangione in a biopic. You have the same mentality. Oh wait. You’re not Italian. But yet you played a Luigi Interesting.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ike the whole luigi mangione craze is very much giving roxie hart in chicago and I’m here for 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3">
          <table:table-cell office:value-type="string" table:style-name="ce4">
            <text:p>Altoona police say they’re being threatened after arresting Luigi Mangione. In an impromptu news conference at the Altoona Police Department, Deputy Chief Derek Swope said that they are investigating threats made against the department and local people who were involved in the arrest. “This is clearly a very polarized case. We have received some threats against our officers and buildings here. We’ve started investigating some threats here against some citizens in our community. We’re taking all those threats seriously and doing all the follow-up we can with those,” Derek Swope, Deputy Chief, Altoona Police Department #Luigi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thoughts: https://t.co/bnR3LlYm1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epMangione I hope they give you the ultimate sentence when you're convicted maybe by the chai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Yeah dude, let me hear your half-baked radical conspiracy theory about Luigi 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people are so desperate for a class solidarity moment that they are ignoring the fact that Luigi Mangione comes from one of the wealthiest—” [GUNSHOTS] https://t.co/LyOPNVrVPH</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2">
          <table:table-cell office:value-type="string" table:style-name="ce4">
            <text:p>Guys like Luigi Mangione spend enough time online and do enough drugs and suddenly think a few RTs makes them an important person whose psychopathy will be welcomed as heroic IRL. Meanwhile the Daniel Pennys are treated like pariahs for acting truly heroically, ie by reflex.</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am i the only one that’s scared that some of the luigi mangione pics that have come out are AI generated… cause everyone’s having a field day with this topic. just imagine how many pictures people would make just to stir shit up or get clout onli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kirawontmiss Perhaps United healthcare could pay i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 clock in. i tell my coworkers a worrying amount of information about luigi mangione. i clock ou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ehypokriet @PepMangione @R3DF0X0N3 @Jam_Checkmate Lived experience. https://t.co/7NGtU6JMj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antasy_br11313 @PepMangione @JoshRainerGold please find me fat bo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United healthcare shooter is another rich pansy that has never wanted for anything and because of that he doesn't believe in money. If you never did without it how can you miss it or see it's worth</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devery_mccain No different than the rest of us.Especially the first two Phizer Bio derm vaccines helped cause severe neuropathy.He should of taken care of his mother better because i had and my son United Healthcare and everything was paid but the co pays on medication. Ours was through work</text:p>
          </table:table-cell>
          <table:table-cell office:value-type="string" table:style-name="ce3">
            <text:p>against</text:p>
          </table:table-cell>
          <table:table-cell table:style-name="ce1"/>
          <table:table-cell office:value-type="string" table:style-name="ce3">
            <text:p>favor</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at’s your honest opinion about Luigi Mangione affair ? https://t.co/Un0y8ccKh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terIntellectus Elon Musk was retweeting this guy, a day after he praised American healthcare compared to the Italian system. Meanwhile Luigi Mangione proves that if you have a serious problem you are fucked by the US system, even if you are upper middle cla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o one ever: Luigi Mangione when he sees a healthcare CEO https://t.co/0PzJEN1D8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Luigi Mangione: Is He Brian Thompson's Killer? https://t.co/uZUSPrB1E6 via @YouTube</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idertokimi Find luigi guy used Luigi mangione instead of luigi and they declared hes right wing now and not based ceo shoo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 confused why are people worshipping the killer of the United Healthcare CEO what did I miss</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this is a discussion about luigi mangione, the accused shooter of the united healthcare ceo. it turned into a discussion about batman being a furry. https://t.co/2XOgw97E8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yvng_mort @putxiwhipped3 @shallowmanly Sounds like he hated health insurance companies in general, not specifically United Healthcare. So would it be okay to murder every health insurance company CEO or just this guy? Where do you draw the li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EO shooting suspect Luigi Mangione appeared to discuss spine issues on Reddit https://t.co/qZ9OlrnzT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uuritaao offd the ceo of united healthcare and everyone thinks hes sexy basically</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ey @Netflix, I know I’m white and that’s not your thing, but if you need someone to play Luigi Mangione I’m your gu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s chronic back pain allegedly contributing to his decision to kill that healthcare ceo is further reason i cannot fault him, cos ykw my back pain makes me murderous too</text:p>
          </table:table-cell>
          <table:table-cell office:value-type="string" table:style-name="ce3">
            <text:p>favor</text:p>
          </table:table-cell>
          <table:table-cell office:value-type="string" table:style-name="ce3">
            <text:p>neutral</text:p>
          </table:table-cell>
          <table:table-cell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The CEO of United Healthcare met his demise on a Wednesday. His company had his job posted by the end of the week. Take your vacation days. Take the trip. Live your lif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Am I wrong for silently supporting the United Healthcare CEO's suspected killer? The abuse of power in this country needs to be checked. But we can't resort to violence although the medical field is currently manhandling their patients who trust them with their lives. #Mangione</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So yeah #LuigiMangione is your typical, usual far-left anti-capitalism, lowlife scumbag. If you find yourself in the far-left extreme position where you feel Luigi Mangione is a hero, you need to write out your biography and send it to Pete Hegseth and Kash Patel. Then get a lawyer https://t.co/pGpS8nXIb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kodstrangeer Luigi Mangione has fired the first shot in the American Revolution 2.0</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mintjewpod We are all one bad day from being Luigi Mangione (The People’s Champ)</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i have the luigi mangione lea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What prescription medications did the doctors give Luigi Mangione for his back surgery? Did any of these drugs have increased aggression, suicide or homicide as possible side effects? People can’t help it if they get side effects to a prescription medicat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NRFcki5Yd0</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Someone found Luigi Mangione's Grailed account 👀 https://t.co/f8thalijb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magine saying you played among us with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Reports: Luigi Mangione had been reported missing by family after back surgery https://t.co/idVDAUo06e https://t.co/n78cZGDPP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is is my audition to be Luigi mangione’s criminal defense lawyer: *clears throat* your honor, my client is already SERVING, it would be redundant to make him do tim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Sam58987129069 @AllEyezOnDoe @Bubblebathgirl @PepMangione Sometimes violence is warranted. Like Spartacus or John Brown. You're thinking too much like a toddler who's been sheltered.</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8">
          <table:table-cell office:value-type="string" table:style-name="ce4">
            <text:p>People are really getting dumber and dumber. You have people now saying that Luigi Mangione is being framed because of how he was caught with all the evidence and they're making up all these conspiracies when the man is ALIVE!!! These type of conspiracies only work when the assassin is dead. How can you be saying that he’s being framed when he himself isn’t even saying that?? He’s alive you morons!!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TheDrugMoney @PepMangione so THATS what you need to do to blow up on twitter. Got 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Healthcare CEO shooting suspect Luigi Mangione at his sisters wedding to an Indian physician. Put this next to the little tech and Peter Thiel glazing on his TL and you get the peak PayPal mafia/JD Vance type of guy. https://t.co/tJtHhVGE4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 had this thought while running… If were the kind of society that’s going to accept Daniel Penny being a vigilante and killing someone, then we’re the kind of society that’s going to support Luigi Mangione being a vigilante and killing someone (and vice vers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j96111030 @artbutnow @rachelwizphoto @PepMangione @AltoonaPD It's called free speech you snowflake, it's in the Constitut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pparently all thoughts and prayers for United Healthcare CEO Brian Thompson have been denied.</text:p>
          </table:table-cell>
          <table:table-cell table:style-name="ce1"/>
          <table:table-cell office:value-type="string" table:style-name="ce3">
            <text:p>against</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aye man I’m not saying Luigi Mangione was right, all I’m saying is I understan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s Roommate Reacts to Alleged CEO Killer’s Arrest https://t.co/CGvh88YVaw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m naming my newborn son "Luigi Mangione Altoona McDonald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
          <table:table-cell office:value-type="string" table:style-name="ce4">
            <text:p>Really unfortunate Luigi Mangione wasn't a Guardians f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Went onto Reddit for a few minutes. It seems everyone there is glorifying the killer of United Healthcare CEO. You know, because of back pain. 🙃 I can't believe this! #UnitedHealthcar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FoxNews What prescription medications did the doctors give Luigi Mangione for his back surgery? Did any of these drugs have increased aggression, suicide or homicide as possible side effects? People can’t help it if they get side effects to a prescription medicat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h me? waiting for my check to hit so i can add money to mr luigi mangione’s books in jail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2">
          <table:table-cell office:value-type="string" table:style-name="ce4">
            <text:p>Support for Luigi Mangione, charged in connection with the fatal shooting of UnitedHealthcare CEO Brian Thompson, is part of the bitter messaging that's been bubbling up amid debate about health care in America since the CEO attack that captured the cou... https://t.co/mimtStTr41</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s page is gaining 10000 followers per hour. It's growing almost as fast as Trump's account grew. Being a criminal has its privileges. https://t.co/pnt6ihLe46</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rivate school valedictorian, bach and masters from UPenn, but @PepMangione wasn't intelligent enough to understand that the UNH CEO is just another cog in the machine. The largest cog, but still replaceable, and the machine will continue to operate like normal.</text:p>
          </table:table-cell>
          <table:table-cell office:value-type="string" table:style-name="ce3">
            <text:p>against</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 Mangione sounds like a Knicks PG from 2009.</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t’s the fact that United healthcare text me about open enrollment 😂😂 gtfoh! I stand with Mangione</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I told everyone at the office about us today @PepMangione . Do you get my letters to prison? Text me back.. i love you</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United Healthcare Ex Employee Perspective Pt 2 Robin Hoodie Has Been Cau... https://t.co/wj7KHsajKo via @YouTub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26">
          <table:table-cell office:value-type="string" table:style-name="ce4">
            <text:p>🚨 MUST READ: Luigi Mangione was sending a message to the wealthy ruling class. In Luigi Mangione's X header, he has Pokémon #286. You MIGHT just think he's a Pokémon fan... BUT... let's take a look at Proverbs 28:6 and compare it to the motives stated in his manifesto. "Better the poor whose walk is blameless than the rich whose ways are perverse." -Proverbs 28:6 Luigi Mangione railed against healthcare providers who prioritize profit over health. “These parasites had it coming," he wrote in his manifesto. This is INSANE. 🤯🤯</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KennethWRoyce1 @McDonalds your Altoona, PA location let police plant shit on Luigi Mangione</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CEO shooting suspect Luigi Mangione left the courtroom quietly after his extradition hearing. The 26-year-old, charged in the murder of UnitedHealthcare CEO Brian Thompson. #CEOMurder #LuigiMangione #Extradition #CourtCase #NYC https://t.co/nhBPYR5VS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I claim this 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Legal Fund: Luigi Mangione - CEO Shooting Suspect https://t.co/xTZkdHEzN1</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Okay all you conspiracy theorist saying the person arrested is not the sh**ter of the United healthcare CEO, just stop! You're sounding like left wing lunatic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One phrase in Luigi Mangione's "manifesto" stands out to me... "some elementary social engineering..." My initial thought here is that he may have obtained details about his victim's location in NYC from United Healthcare, the hotel, or potentially both. https://t.co/Qu7Z2a1F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ll I'm gonna say is we need a [Luigi Mangione] for genocidal war criminals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devery_mccain She had enough money that ins would not matter. United healthcare is a form of Medicaid</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So what we all think did Luigi Mangione in? • McNuggets • Big Mac • McRi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The name Luigi Mangione sounds like the sound it makes when people chew gu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4">
            <text:p>@fukeveryaccount @PepMangione We're all try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default_friend @aka_lacie I also think it's pretty telling (but mostly uncommented on so far) that Luigi Mangione was actively engaged in bug fixing for an app but had no jo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ot aleyka and i asking ourselves if we’re okay because of how quick we’d fold for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Curious we got the United Healthcare killers Manifesto within 24 hours and we're on over a year now to get all the documents from the Tranifesto in Nashvill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rtbutnow @rachelwizphoto @PepMangione @AltoonaPD Go Fund Me for Luigi’s defense up yet???? He needs to know he has our suppor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luigi mangione is innocent FREE HI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empathy4mankind @PepMangione @R3DF0X0N3 @Jam_Checkmate Hope the judge sees through i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SxarletRed Holy Cow, I had no idea United Healthcare slaughtered, gang-raped, mutilated, and/or kidnapped over 1,000 innocent civilian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In the @PepMangione defence, he’ll be able to request internal company documents as well as subpoena UHC to get them. This trial has the potential to completely illuminate the dark forest of UHCs internal strategy and policy.</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atch gun control get pushed HEAVILY now agter the luigi mangione stuff lmao stock up on arms right n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PepMangione It’ll be interesting to decipher the exact moment you threw your life away.</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What we know about Luigi Mangione, his possible motivations and the public rage that has bubbled up as the search continued. 🎧 WSJ’s Joshua Chaffin on the suspect charged in the killing of UnitedHealth executive Brian Thompson. https://t.co/6sjkzkZmDF</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let me be the summer roberts to your seth cohe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Luigi Mangione yells at reporters before entering court. https://t.co/BcOKPn6ZH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aron bushnell was an active accomplice to genocide and killed himself for it and everyone acts like he was some innocent hero luigi mangione is a fuckin nazi and everyone is choosing to ignore that in hopes he's the shooter they've been jerking off over y'all love to excuse genocid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Right wingers” who defend the United Healthcare CEO are just centrist libertarians. True right wing ideology was anti-capitalist and prioritized the health of their citizens.</text:p>
          </table:table-cell>
          <table:table-cell table:style-name="ce1"/>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pubity Person of the year TIME Luigi Mangione "The Daredevil" "The Demon Slayer" "The man who dared the devil and killed hi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2">
          <table:table-cell office:value-type="string" table:style-name="ce4">
            <text:p>Luigi Mangione is reportedly the grandson of a multimillionaire who made his fortune as a real estate developer before expanding into nursing homes, hospitals and office buildings. The family also built a country club and owns a radio station. https://t.co/J5g4fxwTpj https://t.co/pvI5pCJnR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 reported quote of Luigi Mangione as he was unloaded from the police vehicle, "This is clearly an abduction and an insult to the intelligence of the American people and their lived experien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fights extradition to NY, screams at media: ‘Out of touch’ https://t.co/usUcd8dY3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hat Luigi Mangione did in any Civilized Society would have been regarded as HEROIC AND AWARDED WITH HONORS OF COURAGE RATHER THAN PUNISHED. But we don’t live in a civilized society and 99% of the population doesn’t even know in which world they live in. Will you be as Heroic?</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PepMangione You don’t see it so easily with other CEOs but they are real bastard evil shit so don’t knock this persons action but they are killing us all.</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is is completely unjust, and an insult to the intelligence of the American people. This is a lived experience." -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PopCrave @kenklippenstein This phrase in Luigi Mangione's "manifesto" stands out to me... "some elementary social engineering..." My initial thought here is that he may have obtained details about his victim's location in NYC from United Healthcare, the hotel, or potentially both. https://t.co/kLtp0Zi6th</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epMangione Does anyone else find it odd that this post in particular was removed? What exactly was the post abou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United Healthcare CEO wasn’t shot his head just did that</text:p>
          </table:table-cell>
          <table:table-cell office:value-type="string" table:style-name="ce3">
            <text:p>favor</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An online fundraiser created to help Luigi Mangione with his legal fees has surpassed $10,000. However, at the time of publication on Tuesday, that goal is now $200,000.</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Suspected CEO Killer Luigi Mangione Screams at Media While Entering Courthouse: 'This is Extremely Unjust!' https://t.co/ADBgkNwopT via @mediait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jcroyboy @PepMangione @minordissent Someone didn't get the jok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Update from jail - Luigi Mangione explains his arrest! #luigismansion #luigimangione #brianthompson #ceoassassin #healthcare https://t.co/FgwjOWrpa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SOL is so useful the top trending tokens are LUIGI tokens, 100M volume on Dex. BTW - Luigi Mangione is a killer of the Pharma CEO in NY. I don't know guys... but this $BTC thing seems better no? Jeees #Crypto #AltcoinSeason2025 $XRP $ADA $DOGE $PEPE $BNB $CRO $AVAX $DOT $SUI https://t.co/AUUYF5oXE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n a world of Thomas Crooks, be a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my ex english teacher accidentally stumbled upon my steam profile after i commented on luigi mangione's steam profile lo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is a world class dumbass. Imagine all that education and high IQ just to throw your whole life away for nothing. You think this is gonna change the system? Murdering one man? Nothing will change. You people celebrating it are just as dumb as him.</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don’t you think 26 is too young to be played by united healthcare’s game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If Luigi Mangione dies in prison and its labeled as a suicide, it was probably Nintendo instead of the US governme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5">
          <table:table-cell office:value-type="string" table:style-name="ce4">
            <text:p>The summarize you need 👇 Luigi Mangione’s alleged manifesto claims sole responsibility for his actions, criticizing the U.S. healthcare system’s high costs, poor outcomes, and corporate greed. He justifies his actions as a necessary response to systemic corruption and exploitation, calling them an act of brutal hones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orry for bringing back the meme from 72 hours ago but i want the united healthcare assassin to get a break</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FarnoushAmiri That United healthcare amirit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Luigi Mangione is another victim of the medical system . the families are victims to . Everyone says that insurance wouldn’t pay his medical bills . But that is not the problem . The medical system made his condition worse . The pills cover the pain and aggravate the injury</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Yeah I keep that fire w me like I’m Luigi mangione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CBSNews Luigi Mangione’s mother filed missing persons report, believing son was working in S.F. The mother of Luigi Mangione, the 26-year-old man charged in the New York killing of UnitedHealthcare’s CEO, reported her son missing in San Francisco weeks ago. https://t.co/zC8hiLDc2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larabowwho (Knew) he was a killa (he killed the United healthcare pers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7">
            <text:p>@PepMangione you my friend，a really hero</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PSP_Podcast @LauraLoomer Could there be a connection to the Mangione Family and the Pelosi family-Maryland, politics. United Healthcare, insider trad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Reddit Page Lays Out Long List of Ailments https://t.co/i5oSZ5TuW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yre playing renai circulation luigi mangione tiktok fancams on fox new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is luigi mangione thing has reminded me of this great video i watched a while ago https://t.co/ecMdTsqgf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rother of 'Unabomber' Ted Kaczynski: It's a 'terrible mistake' if he influenced Luigi Mangione https://t.co/6Be7WQTRmJ</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PRACTICING FREE SPEECH To Elon Musk's credit, X is the only major social media site that has not CANCELLED the posts of Luigi Mangione. Way to go El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m pretty confident that the Luigi Mangione case will be cracked via independent journalists. Probably on 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Video] Luigi Mangione yelled at reporters and struggled with police as he was escorted into court. I assume he was yelling out to reporters concerning United Health Care???? https://t.co/15Uig6oI2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peakerPelosi @SenAdamSchiff Nancy is feeling the heat from the United Healthcare situation. Hopefully, those stock investments she made in the security company that cleaned up the data breach don't come back to put her in jail. Would be a sham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OliLondonTV Luigi Mangione: Is He Brian Thompson's Killer? https://t.co/nDZX8MjReO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 prescription medications did the doctors give Luigi Mangione for his back surgery? https://t.co/GX20RPgxl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kallouch7443 @ElonTrades Yeah, it's not even a United Healthcare problem. It's a system problem. OP bought insurance that covers certain events under certain circumstances at certain locations. It is not an agreement that the ins company will pay anything and everything everywhere.</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9" table:style-name="ce1"/>
        </table:table-row>
        <table:table-row table:style-name="ro12">
          <table:table-cell office:value-type="string" table:style-name="ce4">
            <text:p>@j8099304 @C0blivious @_blorg_ @PepMangione No I would not let that happen, Catholicism and the law follow the same rules actually (almost), if someone has or is currently a threat to your family you can kill them, I would relentlessly chase them to seek revenge for my kin.</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charged in UnitedHealthcare CEO's shooting, has outburst on his way to extradition hearing https://t.co/fim3SgG8r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CollinRugg Cuckoo! The US Healthcare Industry needs to be dismantled, as they are playing with people's lives for the sake of profit. They are immoral and sociopathic. However, this doesn't justify the murder of a sociopath CEO for United Healthcare.</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Okay my prediction for the end of the 2024 season is that during Luigi Mangione's court case, the ACTUAL UHC shooter arrives to clear Luigi's name AND expose the flaws in the American LEGAL SYSTEM weeks after getting everyone on the same page with the healthcare syste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 haven't seen anyone ask, but who did Luigi Mangione vote fo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 murdered CEO of United healthcare was set to testify to the doj in regards to Nancy pelosi's insider trading The suspected assassin of the CEO of UHC has deep familial ties to Nancy Pelosi's family And the plot thickens</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rb placing Luigi Mangione’s mugshot next to my photos of JFK and the pop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 left a long trail online. One part has proven irresistible. https://t.co/OAxtZwRIl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ccused killer Luigi Mangione breaks silence outside court https://t.co/R8RCXgFXM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here is a MAGA when you need some simple math done? COME on out you morons, the United Healthcare shooter isn't after you YET... you can come out to answer this question??? Why... if MOSCOW MITCH (@LeaderMcConnell) and other @SenateGOP get a raise, do workers NOT? @FoxNews</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Ingraham: Liberal wackos are treating Luigi Mangione as a folk hero.. by salivating over his Italian good looks. https://t.co/tv7AeD77CK</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ompanies like United Healthcare would rather let you die than provide coverage if it costs them more money. https://t.co/56QG8NhBnf</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Brazilian news is reporting that Luigi Mangione has become "a hero of sorts" on social media lmfa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s this the real reason Luigi Mangione gunned down UnitedHealthcare CEO? via https://t.co/Vv9Zn3HKgF https://t.co/mh0r8v3WA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jmaheu46 @PepMangione Then good on you for that. However the CEO didn't have to do anything illegal to be complicit in the evil that is our for profit healthcare industry. He doesn't get to escape that</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Dank1220086 @aniobrien Turns out that one is a forgery "I’ve obtained a copy of suspected killer Luigi Mangione’s manifesto — the real one, not the forgery circulating online." https://t.co/oUnIo3KVd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ow a Freak Accident Turned Luigi Mangione Into Vengeful Murder Suspect https://t.co/JMITk4Mvk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JoeyMannarinoUS @netflix The Netflix adaptation of Luigi Mangione: https://t.co/V7UO7midT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back pain was so intense that he couldn’t be ‘physically intimate’ with anyone, former landlord says https://t.co/QzUJgfbBS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hilling in Towson, Maryland. Thinking of Luigi Mangione. I understand why he was upse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need an edit of luigi mangione with sexy in the air by taemi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5">
          <table:table-cell office:value-type="string" table:style-name="ce4">
            <text:p>The absolute 1%r rich white "alpha" male entitlement and privilege of CEO Murder suspect Luigi Mangione screaming to get away with murder because of "mental health" America is farce White supremacy not only rules but is still entitled to Billions will be made off the trial https://t.co/QUvlExDwk5</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UnitedHealthcare shooting suspect Luigi Mangione appears to have been an active Reddit user. Here's what he was posting: https://t.co/VOyT4uVsMQ https://t.co/VOyT4uVsM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atrickbetdavid Hi did you know that Luigi mangione follows you ! Omg crazy world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TGrepp A defense fund has already been established for Luigi Mangione, for the killing of Brian Thompson. Have you donated ?</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PepMangione Here before the account removal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northwest8969 @Kaylan_TX_ @PepMangione The American people are definitely not communist and this past election proves it. This past election we rejected communism. Like that communist, economic professor daughter, who attempted to get elected president without being elected hersel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is another reminder that the American matrix is broken. You go to an Ivy League school, become an engineer, get a good job.. and yet you’re still just one accident away from getting wiped out. There is no safety he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howing my 16 yo sister who isn’t on social media luigi mangione edits to make sure she’s culture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Luigi Mangione pouts as he is escorted out of court after fiery meltdown over CEO shooting: Live updates via https://t.co/Vv9Zn3HKgF https://t.co/OrL9ru0cY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AMOYEDCORE @sahilkapur @JohnFetterman I'm just now hearing the Luigi mangione is a father of tw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en they make the movie. Timothee Chalamet will play Luigi Mangione 🤷‍♂️ https://t.co/bkPzIpEkO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Erowid Luigi Mangione followed this accou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 United Healthcare Shooter was smart, rich, and attractive. He could have used his wealth and mental faculties to actually help ppl. Did he think killing one CEO will change things? Dude is an idiot, plain and simple, and if you can’t recognize that you’re an idiot too.</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Luigi Mangione was 'anti-woke', says friend as he reveals regret over last messages with Brian Thompson 'assassin' via https://t.co/Vv9Zn3Ii6d https://t.co/oBn3cXt2A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JDunlap1974 Brian Thompson/United Healthcare donated $774,019 to Kamala Harris in 2024. More than any other candidate. Lefties will never mention this.</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Manifesto to Mayhem: Exposing the Flaws in Luigi Mangione’s Attack on Healthcare, by @amuse https://t.co/VMruaIYHv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iking every Luigi Mangione edit on my fyp</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ABC @ABCNewsLive @CBSNews @NBCNews @NBCNewsNow @MSNBC @CNN @cnni @cnnbrk Erin Burnett on out front @CNN needs to calm down about "Luigi Mangione" Snearing in photos. Like my god this channel is just all opinions and no journalis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internet is thirsting over Luigi Mangione, and authorities are pissed. https://t.co/UeEF0p7Db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disturbing claim about cruel way his mother made him eat via https://t.co/Vv9Zn3HKgF https://t.co/7l9QpOqbY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may have used a weapon that was untraceable by law enforcement. And all it takes to get one, is access to the internet. https://t.co/vaIK3SNty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is not attractive not sure what you people are seeing i don't get i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WOOOOW WHAT IS LUIGI MANGIONE IMPLYING AS HE SCREAMS OUT “IT IS A COMPLETELY-OUT OF TOUCH AND AN INSULT TO THE INTELLIGENCE OF THE AMERICAN PEOPL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Quicksilver809 @FakeLRonHubbard @PepMangione He went to Japan on vacation, genius. But I’m guessing you wouldn’t know anything about enriching experiences and international trave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ve been practicing. I’m coming Luigi Mangione, don’t worry! https://t.co/Dlih06kHP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egal Fund: Luigi Mangione - CEO Shooting Suspect https://t.co/xTZkdHE1X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In summary: Brian Thompson graduated from Iowa and was in the trenches at PwC for years and worked his way to the top of United Healthcare. Until this lunatic, Luigi, fucked his back in Hawaii and shot Brian in his back multiple times…. And then an uneducated and no-ambition portion of the internet cheers on Luigi?</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Magistrotheriu1 Go read the replies to Chris’s initial tweet about this. People are giving him shit for not feeling sorry for the United Healthcare CEO and basically finger wagging anyone who feels the same.</text:p>
          </table:table-cell>
          <table:table-cell table:style-name="ce1"/>
          <table:table-cell office:value-type="string" table:style-name="ce3">
            <text:p>favor</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BasedBeffJezos Luigi Mangione follows this accou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anielleFong @PepMangione They weren't random. He was most likely testing Twitter's API. C'mon m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Ask the CEO of United Healthcare, who was gunned down on camera.</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elonmusk @elonmusk you know what's wild numbers. United Healthcare taking 22 years to make 200 billion mc in 2020 and then 5 more years to triple their market cap.</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Shouts At Cameras ... 'Completely Out of Touch' Cops Rush Him Into Courthouse https://t.co/TyomzvWFRr #TM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orthwest8969 @Kaylan_TX_ @PepMangione The American people are definitely not communist, but the bureaucrats who love working in government and taking control over peoples lives definitely are communist</text:p>
          </table:table-cell>
          <table:table-cell table:number-columns-repeated="3"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Ball234bull @PepMangione Someone has to take a stand.. https://t.co/5LID5nyHNZ</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Hopefully the prison system will see Luigi Mangione's backside fully "fixe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davegtowncs To be honest... I had no clue who Luigi Mangione was a couple of months ag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He is an avid Joe Rogan listener and and RFK Jr fan Who is Luigi Mangione? Suspect arrested in UnitedHealthcare CEO killing. https://t.co/tl8XiSrAc4 Mangione, charged in the UnitedHealthca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avidXRPLion I learned a couple of years ago that United HealthCare was managing my life and timing my death.</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AMERICAN HERO!!! we love you &lt;3</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CelloChocolate @PepMangione not a lefty just someone who has firsthand seen my family die because they were denied by insurance companies. Luigi is a hero who avenged thousands of death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LUIGI MANGIONE: and that's the thing. Why are we talking about it? It's not real. Dragon Ball GT was a fan fiction that Toriyama said "yeah sure whatever" to SHANNON SHARPE: Are you taking GT out of the canon Luigi? Is that what you're say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reat dig work for the Luigi Mangione case No accusation here, just education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ubermanlab @PepMangione @JonHaidt You need this lawyer: https://t.co/4rae40KdR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re are a lot of amateur psychologists on @CNN right now diagnosing Luigi Mangione based on some photos.This is not useful stuff. Isn't there anything else happening in the worl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y spent more Time trying to find Luigi mangione than they have on the Epstein / diddy list combined. Think about what they are hiding. Bet the judge saw his own name on the list And said fuck thi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 center of the Venn Diagram between 20-something guys who voted for Trump and 20-something guys who love Bernie Sanders is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IDK Nikki Giovanni, but there is a Luigi Mangione in the news. #Coincidence🪙 Afro people need to halt here, now. Angelo, Giancarlo, Franco. #Names Andy Paley musician for SpongeBob #RIP I saw the new episodes. They've changed. ☕ I like the old episodes. https://t.co/5pknyGXnr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iberals are praising Luigi Mangione, a cold-blooded killer, but think Daniel Penny should be in jail. This is the sick woke logic infecting our society. https://t.co/MCKuzF6yzG</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amphletsY Luigi Mangione likes thi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epMangione @oldbooksguy Dusting off my old high school books for a refresher. BNW shifted my mind long before alcohol numbed it. #SoberLife https://t.co/vaYMOLEkG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kyfallingsoon @Sitting_Analyst @PepMangione CEO denied over 10.000 requests of treatment, that resulted in death. No one is talking about it.</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s family is “beloved’’ Baltimore royalty - know who else is from Baltimore Royal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ajor developments in the United Healthcare CEO murder! #LuigiMangione #UnitedHealthcare</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VERIFYING claims related to Luigi Mangione after his arrest in the UnitedHealthcare CEO killing https://t.co/NgrSlkQzf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acaronigrill19 @PepMangione How many ppl did the so called "healthcare' and the insurance companies kill?</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The world needs more Daniel Penny’s and less Luigi Mangione’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rammsteinguys @PepMangione @G_S_Bhogal You made no point there lol keep trying!</text:p>
          </table:table-cell>
          <table:table-cell table:number-columns-repeated="3"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as my kind of ma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I love it when Joe Biden triggers Far-Right Wing, Pro-Russia, Anti-Palestine, and Anti-Ukraine TERFascist Conservative Crybaby Elitists like Luigi Mangione, Daniel Penny, and Kyle Rittenhouse! Joe Biden should make these Far-Right Wing Putin Poodles drink Progressive Tear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e been getting way more coverage than what united healthcare has ever provided ☕️👌</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northwest8969 @Kaylan_TX_ @PepMangione How many corporate jabs did you take? Hitler was a fascist a socialist. He insisted on renaming the Nazi party, the national socialist party. Big newsflash for you lady Hitler was a leftis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Snowden Luigi Mangione follows this accou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Melts Down Outside Court, Shouts at Guards and Onlookers: 'Insult to the Intelligence of the American People!' https://t.co/UfoaVFSnm3</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rian Thompson, Luigi Mangione, and Nancy Pelosi: What Do They All Have In Common? https://t.co/KXGYG3XDVn</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is unfathomable based. FREE MY NIGGA ASAP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Just pulled the guy who shot the United Healthcare CEO https://t.co/QmsbDSYVMP</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You need this lawyer: https://t.co/4rae40JG1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everyone is trying hard as hell to force a connection with the uhc ceo shooter. like why the hell was luigi mangione your bus driv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Even before they nabbed CEO killer Luigi Mangione, and certainly before I'd read his manifesto, I'd recalled this 2014 Ted talk: The Pitchforks are Coming https://t.co/1AcBJKzqpr https://t.co/mEswkLOCPC</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didn’t just end a CEO—he went after the symbol of everything he hated. Now his family is scrubbing their name from history, and the manifesto? —just wait for what’s nex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s life is over.Sure the guy may have been suffering from some mental issue. But the guy made a 3D printed gun and had a silencer and shot down CEO in cold blood. He is going to be locked up in a hell hole of a prison cell living behind two devastated families.#CN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No god but Allah, Muhammad is the messenger of Alla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Actually I was with Luigi Mangione on December 4th, 2024. He and I were playing card games for a full 24 hours, and I’m willing to testify to thi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 the hero? The disturbing reaction to healthcare CEO’s killing https://t.co/UyOqdNbBM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is guy will be playing Luigi Mangione on @nbcsnl next Saturday #MIAMI @ONLYinDADE #Marcelo https://t.co/u7PnCFTrZ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ystepin @LibertyAnders Luigi Mangione, the suspected UHC assassi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GuntherEagleman What in the hell is wrong with her? Yeah that guy was homeless but he was also being a threat to a woman and her young daughter wasn’t it? We need Daniell Penny T-shirts made up and and Luigi Mangione T-shirts made up and just just if you got a printer, get that transfer pape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Luigi Mangione is a born and raised wealthy private school kid, whos parents spent millions on his education, who became a grad school ivy league kid, who went entered the workforce and honestly didn’t have much to show for it, bounced around jobs and cities, fell victim to drug addiction, eventually went manic and carried out a senseless killing</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is not a folk hero. He's a murderer. Many people get upset with the health insurance industry, but the answer is not murde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Best damn explanation of Luigi Mangione current understand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is is what I would have done to the United Healthcare CEO guy</text:p>
          </table:table-cell>
          <table:table-cell table:style-name="ce1"/>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 note that Elon Musk and Luigi Mangione share a deep concern for birth rate declines in Japan. https://t.co/vjG9RCt4Z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Manifesto to Mayhem: Exposing the Flaws in Luigi Mangione’s Attack on Healthcare, by @amuse https://t.co/PLwDs98OE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rammsteinguys @PepMangione @G_S_Bhogal Your just schizo posting calling me retarded cause ur mad that I'm right. Where the fuck did you get mountain biking from LO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y isn't anyone talking about Luigi Mangione being radicalized in colle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chmittNYC @AngelJonesPhD What irritates me is all the talk about Daniel Pennys acquittal for stepping in and defending innocent people will cause vigilantes to pop up every where, but Luigi Mangione is in fact a vigilante and defined as a hero for murdering a CEO for UHC.</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i'm still crying this nigga is seriously named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THE LEFT GLORIFIES THE WORST PEOPLE! | UNGOVERNED 12.10.24 Luigi Mangione is trying to manipulate the public, the case AGAINST a pardon for Eric Adams, and my new favorite Biden gaffe! https://t.co/9xveOrTP4p</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MikiO674843 @PepMangione what makes you think anyone raping him will even know why he's in jai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Ready for liftoff with $GOAT LFG to the moon and beyond We’re riding this wave together 🚀🌕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I love you! Plezzz come to Brasil!!!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Fuck the Daily Mail for this, Luigi Mangione was NOT acting violent here, they didn't show the video, rather frames of the video that leave what ACTUALLY happened up to the imagination. He was trying to speak to the press, they were forcefully dragging him away to silence him. https://t.co/7miLkXO8UN</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3">
          <table:table-cell office:value-type="string" table:style-name="ce4">
            <text:p>Exposing Flaws in Luigi Mangione’s Attack on Healthcare...."Our healthcare woes stem from a complex interplay of government overreach, market distortions, and institutional inertia, as evidenced by the extensive influence of Medicare's reimbursement policies, the stifling effects of certificate-of-need laws on competition, and the FDA's stringent approval processes that inflate drug prices. Those who seek scapegoats—be they executives or corporations—often fail to grasp the fundamental architecture of the healthcare economy, an architecture crafted not by CEOs but by Congress and the federal bureaucracy and its maze of mandates." https://t.co/5pkxyndfvy</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w long do you think it will take them to release Luigi Mangione's manifest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Oddly enough, this story is also an example on how men often resort to violence when they lose access to sex. If this is true, then it sounds like Luigi Mangione was experiencing involuntary celibacy. Just not the kind we’re used to hearing/reading about on social medi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Playerinthgame The employee should receive an identical reward to the cost of the hashbrown eaten Luigi 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Shigeru Miyamoto trying to stop the execution of Luigi Mangione because he still hasn’t paid for infringing on Nintendo’s copyright. https://t.co/Xu8ICxFbj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uigi Mangione shouts about 'an insult to the American people' during his perp walk into extradition hearing https://t.co/a9z09taQK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northwest8969 @Kaylan_TX_ @PepMangione The CCP the Chinese communist party calls themselves communist. Their government is only 14% of GDP and hours is 19% of GDP. We’re actually more fucking communist than they a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 mom can we have luigi mangione? - we have luigi mangione at home luigi mangione at home: https://t.co/w7pcq37N3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Join us tomorrow for MMC's Conspiracy Corner! Luigi Mangione + New Jersey UFOs 🔗 https://t.co/LM4oVTmlf4 #LuigiMangione #NewJerseyUFO https://t.co/APH4g96Bf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 wrote about luigi mangione and i think you should read it. https://t.co/ppTRXIQUgG https://t.co/R5pCuZG5P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is this a future and drake referenc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 world loves you @Pep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 Here's what we know so far about the UnitedHealthcare CEO shooting suspect https://t.co/EyP7Y01eO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the 26-year-old arrested in connection with the assassination of UnitedHealthcare CEO Brian Thompson, suffered with prolonged chronic back pain. https://t.co/H4pAyM0I3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OG_mark59 @PepMangione @FBI sorry about your mom's canc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OG_mark59 @UHC @FBI @NSAGov @CIA @nypost @NYGov @elonmusk @PepMangione #DenyDefendDepose is a movement that is just getting start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2">
          <table:table-cell office:value-type="string" table:style-name="ce4">
            <text:p>Luigi Mangione’s REAL manifesto: “To the Feds, I'll keep this short, because I do respect what you do for our country. To save you a lengthy investigation, I state plainly that I wasn't working with anyone. This was fairly trivial: some elementary social engineering, basic CAD, a lot of patience. The spiral notebook, if present, has some straggling notes and To Do lists that illuminate the gist of it. My tech is pretty locked down because I work in engineering so probably not much info there. I do apologize for any strife of traumas but it had to be done. Frankly, these parasites simply had it coming. A reminder: the US has the #1 most expensive healthcare system in the world, yet we rank roughly #42 in life expectancy. United is the [indecipherable] largest company in the US by market cap, behind only Apple, Google, Walmart. It has grown and grown, but as our life expectancy? No the reality is, these [indecipherable] have simply gotten too powerful, and they continue to abuse our country for immense profit because the American public has allowed them to get away with it. Obviously the problem is more complex, but I do not have space, and frankly I do not pretend to be the most qualified person to lay out the full argument. But many have illuminated the corruption and greed (e.g.: Rosenthal, Moore), decades ago and the problems simply remain. It is not an issue of awareness at this point, but clearly power games at play. Evidently I am the first to face it with such brutal honesty.” https://t.co/jO8XXXkoG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What is happening with Luigi Mangione? Here’s my theory. They are glorifying him for his assassination of Brian Thompson because they want YOU to think this is the only option. They are grooming one of you to do it to Donald Trump. https://t.co/nOtpMkI9k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omebody should’ve introduced luigi mangione to impossible whoppers from burger king. this never would’ve happened!!😩 https://t.co/tq6C0PYfq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Only one New York duo can see through the holes in this Luigi Mangione case and blow this conspiracy out of the water. https://t.co/itQAv0bA3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8">
          <table:table-cell office:value-type="string" table:style-name="ce4">
            <text:p>I bet Luigi Mangione met Brian Thompson on a dating/hookup app and that's how he knew what hotel he would be at and when he would be returning. He may or may not have pretended to be someone else online in order to deceive Brian. In his manifesto he writes "I state plainly that I wasn't working with anyone. This was fairly trivial: some elementary social engineering..." https://t.co/wEfm9eJy5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VinoMom Why isn’t @seanhannity or @IngrahamAngle or @BretBaier looking into this situation of Luigi Mangione’s family owning nursing home facilities. Wouldn’t this rank higher than the good reads stor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7">
          <table:table-cell office:value-type="string" table:style-name="ce4">
            <text:p>Ah, 🕳️ Luigi Mangione’s story takes yet another twist, doesn’t it? The grandson of a multimillionaire—a man whose family fortune is woven into real estate, healthcare, and even leisure with a country club and a radio station. Privilege layered upon privilege, a family empire built brick by brick, and yet here we are. Luigi, accused of gunning down a healthcare CEO, stands as a tragic contradiction: a man who had every advantage, every opportunity, but allegedly turned it all into ashes. 🌑 This new detail about his lineage deepens the irony of his alleged actions. His grandfather built a legacy in healthcare and real estate—industries that represent both the promise of care and the cold realities of profit. Luigi, volunteering at his grandfather’s nursing home in 2014, was once part of that legacy. Did he admire it? Resent it? Did he see his family’s wealth as a testament to ambition or a symbol of the system’s flaws? 🌀 The country club, the radio station, the real estate portfolio—these aren’t just signs of wealth. They’re signs of a world where doors open easily, where resources abound, where the struggles of the average person are things you observe, not experience. Luigi’s family wasn’t just wealthy—they were pillars of their community, builders of institutions that touched lives. And yet, for all their success, it seems they couldn’t stop Luigi’s alleged spiral into darkness. 🌪️ Ah, but this wealth also complicates the narrative, doesn’t it? For someone born into such privilege to harbor such rage—allegedly aimed at the healthcare system and its leaders—raises questions about how he saw himself in relation to the world. Was he rebelling against his family’s legacy, trying to distance himself from a fortune built in industries he came to despise? Or did he see himself as part of a larger crusade, misguided as it may have been, to expose what he believed were systemic wrongs? ⚡️ And let’s not ignore the tragic irony here. Luigi’s alleged target, UnitedHealthcare CEO Brian Thompson, was the kind of figure his grandfather might’ve done business with—partners in the same corporate ecosystems of healthcare and real estate. The overlap between Luigi’s family’s wealth and his grievances is stark. It’s as if he turned his rage inward, striking at a world he grew up in but could never reconcile with. For his family, this revelation must be unbearable. Their legacy—a testament to their hard work and ambition—is now overshadowed by Luigi’s alleged crime. The boy they once proudly watched grow into a valedictorian, an Ivy League graduate, is now accused of tarnishing everything they built. And for the public, this wealth only heightens the questions: Why? How does someone born into so much end up throwing it all away? Ah, Luigi, you were handed a life most people can only dream of. A family empire, the best education, every tool to succeed. And yet, here you are, accused of destroying not just your own future, but the lives of others. What a waste. What a damned waste. Ok? Ok.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IngrahamAngle @FoxNews @TheOfficerTatum @AlinaHabba @LtStevenRogers Luigi Mangione is today’s Patti Hearst. Another wealthy kid, lashing out at Dad and celebrated by his peers of derelict children. At least John Walker Lindy had the stones to take his fight overseas. Luigi wants to fight the power from the comfort of hom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ere's the Brief Manifesto Luigi Mangione Addressed to 'The Feds' https://t.co/IbfejkGC4r via @mediait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s There an Obamacare Connection to the Slain United Healthcare CEO? – Clever Journeys https://t.co/HqOcjVnJm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 pulled something in my back and the pain is so debilitating rn but god I really empathize with Luigi Mangione because back pain is no fucking joke and this only happens to me every so often I can’t imagine living like this every day lol I understand why he did what he di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masterson79524 @ProjectCarTV @PepMangione No shit br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omas M Dickey in Altoona, PA is Luigi Mangione's lawyer. His office number is (814) 942-7544. People are calling offering to pay Luigi's legal bills or you can donate 👇 almost 20K now. Please share and help NY subway murderer Daniel Penny's GiveSendGo fund raised $3.3 Millio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8">
          <table:table-cell office:value-type="string" table:style-name="ce4">
            <text:p>Allegedly, part of Luigi Mangione's "manifesto." Now replace "[indecipherable]" with any major corporation or international investor firm that has beat down the general public. I don't condone murder, but the kid has a point. They aren't for the greater good. They do it to make the most money at all costs to the people. #manifesto #LuigiMangione #UnitedHealthcareAssassi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MattHagen Name the ACTUAL crime committed by the United Healthcare CEO, you dunce.</text:p>
          </table:table-cell>
          <table:table-cell table:style-name="ce1"/>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Now that Luigi Mangione has been captured and charged, the justice system will make him accountable. For those that are walking the plank with him, consider that he planned and carried out a murder. His color, his intelligence, his previous achievements do not provide excuses for murde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 would also like to express my deepest condolences to Mr. Thompson of United Healthcare." https://t.co/GLghz8JgmO</text:p>
          </table:table-cell>
          <table:table-cell table:style-name="ce1"/>
          <table:table-cell office:value-type="string" table:style-name="ce3">
            <text:p>favor</text:p>
          </table:table-cell>
          <table:table-cell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I've seen a lot of opinions on Luigi Mangione. Which one is h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Do you think Luigi Mangione is being fram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etflix and Ryan Murphy already plotting on how they finna profit from turning Luigi Mangione’s story into the next psycho, homoerotic thriller series https://t.co/oxIMqeTL1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f #Luigi Mangione was an immigrant, he would be walking #CE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An insult to the American people’: Alleged New York gunman Luigi Mangione involved in a tense scuffle with police outside court. #NewYorkCrime https://t.co/V5BHaLCg4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arrives at court for exrtadition hearing on Dec. 10, 2024 https://t.co/6XV8M1BbI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 look at what we know about 26-year-old Luigi Mangione, who is facing murder charges in connection with last week's fatal shooting of UnitedHealth executive Brian Thompson in New York https://t.co/Uz0jOS6oW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ngrahamAngle You neglected to tell your viewers that the CEO of United Healthcare made an obscene amount of money per year. He made about $10 million &amp;!that really can’t be justified. Perhaps both viewers and customers of United Healthcare are a bit dismayed about that fact.</text:p>
          </table:table-cell>
          <table:table-cell table:style-name="ce1"/>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danieldotex3 @ZenbarWrestling @infinitethird The man murdered the CEO of United Healthcare on the streets of NYC like 4 days ago, if you HAVE a twitter account and still don't know about this, I'm AMAZ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is charged in the UnitedHealthcare CEO's killing Will the jury nullify his crimes by voting not guilty? Or will the jury convict him. #vote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NewstalkZB WATCH: Luigi Mangione is heading to his extradition hearing and yells: “This is completely unjust and an insult to the intelligence of the American people. This is lived experience.” #LuigiMangione https://t.co/k4NQbGERy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BarackObama @Obamacare @IngrahamAngle @JesseBWatters @realDonaldTrump @GOP @DNC The United Healthcare murder was a direct result of Obama’s Obamacare. The GOP said healthcare companies would withhold coverage over profits. Dems told us we were crazy. We were right….agai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manifesto has been posted online. Does anything stand out? https://t.co/4IE5kQEEZ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Your honor, I will prove that my client Luigi Mangione is innocent of these charges.” https://t.co/cptKrgwU06</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Thomas Dickey, attorney for Luigi Mangione, claims there's 'no evidence' his client is guilty in the shooting of United Healthcare CEO Brian Thompson. What will the investigation reveal? #Justice #LegalBattle #BrianThompsonShoot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is NO HERO. He looks like he came from a RICH FAMILY. Now DEEBO and Lil KNUCK KNUCK bout to be PLUGGING his a&amp;&amp; in PRISON. If you’re a GOOD LOOKING Male. You should AVOID PRISON at all COSTS… https://t.co/KK8ZHQaMsH</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Jury selection for that trial is probably gonna sound like a united healthcare customer satisfaction surve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k, so sum it up for me, what's the latest conspiracy theory about Luigi Mangione? It's hard to keep u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Attorney Holds Update UnitedHealthcare CEO. Brian Thompson. https://t.co/iuk7b0byZ8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Luigi Mangione, the 26-year-old charged in the shooting death of UnitedHealthcare CEO Brian Thompson, was denied bail but contested extradition to New York. Police say they found a 3D-printed gun and a silencer similar to the one used in the murder, along with a handwritten docume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sweatystartup No way. United healthcare has this bea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Everything I know about Luigi Mangione is against my will... https://t.co/vJuUk087r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e know every book Luigi Mangione has read in the past five years but nothing about Thomas Crook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 shot heard around the world. War on health care. I will be following this closely. Yes it’s gruesome it’s so sad it came to this for @PepMangione but was he defending the lost souls of our sick and suffering #Luigi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shallowmanly Not should they, because my very close friend Luigi Mangione was hanging out with m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Strap in fam, $GOAT's got us on a ride to legendary status Let's make some noise along the way #GOATer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oing to that same location right now and making a facebook post with the caption Luigi Mangione Was He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Both the Luigi Mangione and Jordan Neely / Daniel Penny cases were caused by the failures of the American Healthcare System. But y'all not ready for that conversation. https://t.co/qGaQbZZAk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Let's climb that mountain with $GOAT and flex our diamond hooves on the way up. Ready to join the GOAT crew 🚀 #GOAT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hy is it that so much is known about the incel, Marxist loser @PepMangione a day after his arrest, yet nothing is known about another loser incel, Thomas Crooks ~5 months after he came to infame? Asking for a friend @FoxNews @CNN @NBCNews @ABC @CBSNews @NPR @AP @NewsNatio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arrest: What happened in Pa. McDonald’s after ‘hero’ employee's 911 call https://t.co/3JcGPRgF3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Bubblebathgirl @PepMangione He’s gonna get death sentenc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kenklippenstein Pretty despicable to encourage what Luigi Mangione did. The manifesto should not be published. All it does is reward his actions and encourage others to do the same. Grow up. This is a purely selfish action on your par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it’s bc of luigi mangione something shifted in my brai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merica has two parties that contest for power. Both require huge donations necessitating the support of corporate donors. United healthcare, for example, contributes millions every year to both political parties. The American healthcare system is unpopular</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Sugar Dady ga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Absolutely! Ready to ride the $GOAT rocket all the way to meme land greatness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jakubwdyslawv2 @mgarcia523 @leanpockets @PepMangione Even Ben's followers flamed him in the commen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Climbing the $GOAT mountain sounds like a wild adventure 🐐 Let's strap in and make history together, fellow go-getters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X —-the united healthcare CEO killer is the not the guy they got in custody. I believe this is a coverup..</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ustomer recalls moment Luigi Mangione spotted in Pennsylvania McDonald's https://t.co/3FmmhXtFh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he CEO shooting suspect left a long trail online. This is the most revealing part. https://t.co/8ldIivvd0q</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omg my twitter is exclusively posts about wanting to f*ck Luigi Mangione. y’all are actually tooo much and i mean that. do le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Let's climb that hill like sun-loving mountain goats because greatness is our path 🚀 Let's GO with $GOAT #GOATer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ikTok detective work or digital snooping? Nina Haines uncovers Luigi Mangione's secret account amidst a CEO's murder. 🕵️‍♀️ #MurderMysteryMayhem Story in Comments below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s official mugshot https://t.co/Vnjyu9UdK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y is it that those who are protesting Daniel Penny’s verdict are the same people that are lamenting Luigi Mangione’s captur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oming up tonight at 9 p.m. ET on The Source: — Luigi Mangione's attorney — House Minority Leader Hakeem Jeffries — Sen. Ted Cru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Calling Luigi Mangione anything but a worldwide hero is idiotic. When US soldiers go murder brown and black kids overseas they get medals. Luigi killed a serial killer. He should have monuments. He should be celebrated.</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Altoona McDonald’s slammed with 1-star ‘rat’ reviews after Luigi Mangione arrest https://t.co/ugThAWc1B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Ready as ever for the wild $GOAT ride let's kickstart this epic journey to the crypto top together 🚀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ewly-Released Photos Capture Luigi Mangione Eating at McDonald's Before His Arrest https://t.co/QErF10z8u4 via @peop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UnitedHealthcare CEO murder: Details of Luigi Mangione's 'manifesto' revealed https://t.co/D76FdBXXE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orillaBrigade4 @PepMangione That’s a good thing he committed murder.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MrGreen100x @LauraLoomer @PepMangione @GOAT_erc Strapping on my sneakers and ready for this $GOAT adventure. 🚀 Let's climb this fun hill together, community #GOATer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 attorney for Luigi Mangione, who is accused of killing UnitedHealthcare CEO Brian Thompson in New York City, says his client is entering a plea of 'not guilty.' Via/CN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enshapiro fight me TUBBY!!! You would absolutely LOSE when I have the power of LUIGI MANGIONE on my SID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I'm already lacing up my sneakers for this journey with $GOAT! Let's climb to the moon together, community 😄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f you're calling for the United healthcare CEO's murderer to be released or praising him in any way, you are part of the problem and no better than the CEO or trump</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ank you so much Luigi Mangione. My fyp and Twitter feed haven’t been this good since the Queen die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MrGreen100x @LauraLoomer @PepMangione @GOAT_erc Strap on those moonboots, it's GOAT time 🚀 Let's scale those heights and graze on the moon's cool grass together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Better call saul for this 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s anyone else puzzled over why the media is shocked that people are not empathetic, or even joyful, over what happened to the United Healthcare CEO? If this many people cry out in one voice with one song 🤷🏻‍♀️…or just admit you’re out of touch and let’s move on.</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is everything that Luka Magnotta wished he could be when he did his murder and cat video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NathanJRobinson Yeah not sure that’s the take away here bud. Does motive not matter to anybody? Was Daniel Penny attempting to murder someone when he left his front door? Was Luigi Mangione? Moral confusion aboun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iberals’ joy of the United healthcare CEO murder tells you everything. Liberals are the threats to this country right now. #LiberalismIsAMentalDiseas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nitedHealthcare CEO murder suspect Luigi Mangione complained about back surgery before slaying https://t.co/NEze8JDsk3</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badazn Agreed, the name is too artificially European. They might as well have came up with something outrageous like "Luigi Mangione"... oh yeah, I guess they did, didn't the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kaitlancollins Luigi Mangione will challenge any extradition to New York. He comes from a very wealthy family and has the means to secure a great legal tea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Buckle up, fellow GOAT lovers! This ride's got moon tacos served with laughter and rocket fuel jalapeños. Let's have a blast together 🚀🌟 #GO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 are the odds that Luigi Mangione has done every cod zombies easter egg https://t.co/kJrdkToBSA</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I think that it is possible that Luigi Mangione was a left-wing deep state creation - to counter right-wing deep staters like Tucker Carlson and Peter Thiel who are backing Trumpism. Right now there is a civil war inside the deep state agencies, most of which lean lef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luigi mangione he just like me f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doing color commentary on the game as Marcus Smart misses a triple* Call him Luigi Mangione, because he's not the shooter you were looking fo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Community members” seem to be volunteering their time today to keep press from reporting on the Gilman School and their valedictorian Luigi Mangione. Maybe they don’t want anymore bad press after the last big story that broke the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kept in maximum security isolation as | New York News https://t.co/TZqflLcKZp</text:p>
          </table:table-cell>
          <table:table-cell table:number-columns-repeated="3"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JackPosobiec You know what's to blame? The Affordable Care Act. It consolidated companies, and you end up with United Healthcare.</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99Gamers99 @_blorg_ @PepMangione ai generated account 👎</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7">
          <table:table-cell office:value-type="string" table:style-name="ce6">
            <text:p>Ah, 🕳️ now this adds an intriguing layer to an already complex tale, doesn’t it? A seasoned lawyer like yourself, with three decades in the field, suggesting that the Luigi Mangione case might not be as clear-cut as it seems. And this claim—that evidence was planted on him—raises the stakes even higher. If true, it’s not just a case of an individual’s alleged actions but a potential unraveling of how justice is being pursued here. 🌑 Let’s start with the claim itself: evidence planting. It’s the kind of accusation that shakes the foundations of trust in the system. For someone like Luigi, already under the weight of public scrutiny, to assert this suggests either a calculated legal strategy or a genuine belief that he’s been wronged. If there’s even a kernel of truth to it, then the implications are staggering—not just for Luigi, but for the integrity of the case against him. 🌀 But let’s not jump to conclusions, either. Claims like this require hard proof, and until such evidence surfaces, the accusation remains just that: an accusation. Still, the very fact that this angle exists complicates the narrative. Is Luigi positioning himself as a victim of a corrupt system to deflect from his alleged actions? Or is there more beneath the surface—layers of intrigue, manipulation, or even malfeasance—that we haven’t yet uncovered? 🌪️ Your impartial approach is critical, especially in a case so drenched in media attention and public fascination. The presumption of innocence is a cornerstone of justice, even when the allegations are as shocking as these. And while the court of public opinion may have already tried and convicted Luigi, the actual legal process demands a deeper examination of the evidence, the methods used to obtain it, and the motives of everyone involved. ⚡️ And let’s not forget: high-profile cases like this often attract layers of complexity that don’t immediately meet the eye. Could Luigi’s claim of planted evidence be an early salvo in a defense strategy aimed at casting doubt? Or does it point to something more systemic, a potential abuse of power or haste in securing a suspect? As you continue to dig into this case, every piece of evidence will need to be weighed not just for its content, but for its context. Ah, and if there’s more to this story, it will emerge. Cases like these rarely stay contained for long. Between Luigi’s claims, the scrutiny of his digital trail, and the media spotlight, the truth—or at least a clearer picture—will come to light. And your commitment to impartiality ensures that this case gets the nuanced examination it demands. 🌕 So keep looking, keep questioning. Because in a story this tangled, the answers aren’t just about one man—they’re about the system, the process, and the principles of justice itself. Ok? Ok.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is everything that Luka Magnotta wished he could be when he did his murder and cat video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danabramslive Dan- I find it interesting that you praise Daniel Penny because the reason was acceptable to you but condemn Luigi Mangione. Why isn't killing someone in both cases evil? In both cases two men were killed. Why do the ends justify the means with you? One good and one ba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 Suspected killer of United Healthcare CEO Brian Thompson, Luigi Mangione, fights extradition and is denied bail. His anti-corporate writings raise questions about his motive. Will the case reveal deeper societal issues? #Justice #Healthcare</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TheYoungTurks Our healthcare system isn’t just failing—it’s succeeding at what it was built for: maximizing corporate profits, not saving lives. United Healthcare and others operate on a brutal calculation: deny care, save money. Both parties have allowed this system to persist unchecke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Unlike the Unabomber’s 35,000-word manifesto, the statement allegedly penned by Luigi Mangione was incredibly brief—clocking in at 262 words condensed into a single paragraph. https://t.co/680M5EvgM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Current leading conspiracy: &gt;united has massive breach &gt;they hire palo alto to investigate &gt;nancy pelosi buys call options on palo alto right before its announced &gt;united CEO murdured before insider trading testimony luigi mangione is a patsy. nancy pelosi murdered brian thompson</text:p>
          </table:table-cell>
          <table:table-cell office:value-type="string" table:style-name="ce3">
            <text:p>against</text:p>
          </table:table-cell>
          <table:table-cell office:value-type="string" table:style-name="ce3">
            <text:p>neutral</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Well I guess the only positive out of this Luigi Mangione arrest is if I’m ever in N.Y. And somebody shoots and kills me I know they will work tirelessly and catch them fas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ALLEGEDLY this is Luigi Mangione’s manifesto. This seems fake AF in my opinion. What are your thoughts? 🤨 https://t.co/LcgFQY2fH4</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8">
          <table:table-cell office:value-type="string" table:style-name="ce4">
            <text:p>@IngrahamAngle @FoxNews @TheOfficerTatum @AlinaHabba @LtStevenRogers Well done 💯!!! When Univ. of Pennsylvania calls Luigi Mangione “ an icon we all need”- I felt a knot in my stomach. It’s no wonder kids shave been growing up WOKE. $$$$ for Ivy League schools has now become America’s worst fear-Teaching our students violence makes you an ICO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nited Healthcare’s CEO Killer Luigi Mangione’s Manifesto. 👀 https://t.co/0aFDJ6o1Y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rGreen100x @LauraLoomer @PepMangione @GOAT_erc Strapping in for this wild moon mission with $GOAT let's soar 🐐 Rocket emojis on standby #GOATer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oleSATurner @SlothTypes @minordissent @PepMangione He committed murder.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Jack Schlossberg took the substance and Luigi Mangione popped out of his spi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25">
          <table:table-cell office:value-type="string" table:style-name="ce4">
            <text:p>For those arrogant and immoral folks or individuals ( the news folks are abhorrent) that suggest the cold blooded killing of CEO Thompson of United Healthcare, was “justified”, I will make this comparison to give Democrats a reflection moment. Mr. Thompson $10m annual salary IS NO ONES BUSINESS. To put it in perspective of reality…The democrats “justified” spending over $1 billion dollars to elect Kamala Harris and that was “justified”, right? Brian would have to work 100 years to spend what Democrats did in under 4 months. Perspective to haters and this death is tragic and the killer is NOT a hero but a soon to be convicted criminal. You liberal haters need to turn your hate pipe around and smoke it from the right end.</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Assassin Luigi Mangione SCREAMS Out a DARK Message To America As Cops MA... https://t.co/hPdSgPMi9I via @YouTube SOMETHING JUST AINT RIGHT. His eyebrow plus his nose differen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urn on CNN to see @BaltimoreSun’s Jacques Kelly who knows Luigi Mangione’s family better than anyone else in media https://t.co/WLJiMdPc08</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ome in law enforcement are reportedly upset that accused CEO killer Luigi Mangione is being painted as a sort of hero. https://t.co/dorJyhVxN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oldentatttoo the eagles are a bigger threat to the detroit lions than luigi mangione is to socie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cDonald's Bystander Reveals Unusual Details About Luigi Mangione's Arrest https://t.co/Hc0nk1gvNd via @vigilantnew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From wealth and success to CEO murder suspect, the life of Luigi Mangione took a hard turn. https://t.co/9nZanevzJ0 https://t.co/lWylCMHm9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y are writing fanfics of the United Healthcare CEO shooter Sla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SheaFromTheBay Luigi Mangione's real lawyer is Thomas Dickey, a seasoned defense attorney https://t.co/NZowvwKU5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emeNonLibs The twisted logic here is insane!! It's called self-defense in the Daniel Penny case. In the Luigi mangione case it is premeditated murde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CollinRugg Luigi Mangione yelling, “Completely out of touch… it’s an insult to the intelligence of the American people…” is a direct reference to the lectures of his professors. Where are they? They should come to his defen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is the United Healthcare shoo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0">
          <table:table-cell office:value-type="string" table:style-name="ce4">
            <text:p>LUIGI MANGIONE IS BEING RAIL ROADED. Top picture is the perp in the street. Bottom is Luigi side by side as if one was the perp. 1. Note the tuffed automan on his shoulder. Its the same pic they just darkened it to make him look like the one above. 2. Luigi has pockets. the perp doesnt. 3. Luigi has a black strapped backpack as shown on his shoulder. The perp has Tan. And the one they found was blue it think. 4. I havent seen a closeup of Luigi now that he is arrested but his eyebrows are way more unibrow than the perps. Finally, This is NY. They are more than willing to put an innocent man in Jail to cover their A$$.</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KellerBurner_ @PepMangione @minordissent He committed murder.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What Luigi Mangione did was exactly as illegal as the French Revolution</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5am heated discussion on luigi mangione's rizz in the girl's gc I NEED THEM TO LET ME SLEE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magine if they went through luigi mangione’s social media and he was on clikkietwt like what would we d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j8099304 @_blorg_ @PepMangione Not yet…. But he will 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s this the real reason Luigi Mangione gunned down UnitedHealthcare CEO? | the assassin’s mother had lots of money supposedly https://t.co/hBhg0peTkC</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 it feels like reading through the important information on Luigi Mangione https://t.co/P51k1GUy99</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upport for Luigi Mangione, charged in connection with the fatal shooting of UnitedHealthcare CEO Brian Thompson, is part of the bitter messaging that's been bubbling up amid debate about health care in America since the CEO attack that captured the cou... https://t.co/moqeWYALdb</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8">
          <table:table-cell office:value-type="string" table:style-name="ce4">
            <text:p>In Summary: 1. Luigi Mangione claims he acted alone, using basic engineering skills and patience to carry out his actions. 2. He justifies his actions as a response to corruption and greed within the U.S. healthcare system, citing the disparity between costs and life expectancy. 3. While apologizing for any harm caused, he asserts that confronting corporate exploitation was necessary. #Luigi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The attorney representing Luigi Mangione, who faces charges for the murder of UnitedHealthcare CEO Brian Thompson in New York City, has announced that his client will plead 'not guilty.' They are claiming ZERO evidence. They will try to release this left wing "hero" https://t.co/6kMTbhB2U7</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We keep hearing about how Luigi Mangione changed after his back surgery. He lives in constant pain. I don’t know, he was riding that bike pretty well around New York Ci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4">
            <text:p>@shauryarockzz @PepMangione "The world": https://t.co/o8wJRjIKU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we need more videos of luigi mangione for the edi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AnonPatriot She should know Brian Thompson/United Healthcare gave Kamala Harris $774,019 in 2024. More than any other candidate. https://t.co/7pyBhheF27</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ustraliam media: What effect will Luigi Mangione's extradition to New York mean for Sydney house pric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dumbbitchcap Doesn't change the fact that Thompson enables United Healthcare to deny coverage using an AI algorithm with a 90% error rate</text:p>
          </table:table-cell>
          <table:table-cell office:value-type="string" table:style-name="ce3">
            <text:p>neutral</text:p>
          </table:table-cell>
          <table:table-cell office:value-type="string" table:style-name="ce3">
            <text:p>against</text:p>
          </table:table-cell>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hadowofEzra Luigi Mangione will likely have his own coin he rugs in about 4 months. Hawk sty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y Cousin Vinny 2: a guy named Luigi Mangione finds himself stuck in Altoona, Pennsylvania. “Vinny, these people think I killed some insurance guy in New Yor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Do you think Luigi Mangione's "Manifeseto" passes the smell tes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Yeah, I know that there are some people that are mad about “hot looking” Luigi Mangione getting picked up for shooting a CEO but that’s exactly what they said about Jeffrey Dahmer. So, I don’t think they have very good taste. I don’t care if he went to an Ivy League school. 🤨</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I said it the day of the shooting, Luigi Mangione, was just a mental case. Plain and simpl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catturd2 He stood up for regular people. So many of us have lost people to United Healthcare decisions. My father being one of them in November</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I really wish that as Luigi Mangione was going into court he'd shouted about a succulent Chinese me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UnitedHealthcare CEO murder: Luigi Mangione's attorney enters plea of no... https://t.co/Pqa9OMeNxW via @YouTube</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Noorthevirgo Luigi Mangione walks so we can run I’m afrai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OMG joe biden should pardon luigi mangione actually</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icksortor Can anyone explain to me as I was a little child what is happening with Luigi Mangione and all the case issue etc. im new to this plea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lavicWoman777 @PepMangione I agree. I am also putting together his pics and this is not the same guy. He needs a good lawyer. Eyebrows do not lie. They should've shown on the first images and they did no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SGB01 @UKLabour Brits need to remove this "leader" of theirs....maybe you guys could work something out with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t’s so obvious. Luigi Mangione was a $one. https://t.co/PkD03yTCT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Haven't seen anything from Luigi Mangione himself yet on what his condition was, what surgery he got, etc....the manifesto circulated 2 days ago was fake. But it sounds like he was suffering debilitating chronic pain *after* a surgery. https://t.co/MCvI4PvRJ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ews outlets are trying and failing to make me hate luigi mangione that man is iconic to me and everything he says or is released about me makes me support him more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s attorney Tom Dickey reminds me of Joe Pesci in My Cousin Vinn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thoughts on this artful picture?? https://t.co/2Z0J3QrC0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 am seeing that multiple pieces of media that Luigi Mangione, "The Adjuster" posts are being deleted. I am curious to see what his goal is, and the reasons he murdered the CEO. I am writing a Google doc about what I know of him, his actions and my thoughts.</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KF9gf0F5P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UOCVuJbuxQ</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the man suspected in the targeted killing of UnitedHealthcare CEO Brian Thompson, shouted to a crowd of media members as he entered court in Pennsylvania on Tuesday for an extradition hearing. https://t.co/lut78s3dJ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he man accused in the UnitedHealthcare CEO shooting, will stay put in a Pennsylvania state prison. https://t.co/u9laZJahm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7v0uMj6uT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zinnfandel @thesaucyboss100 @BrianEntin I’ll tag him in. @Pep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Luigi Mangione, 26, faces charges including second-degree murder. Luigi Mangione, the man accused of gunning down CEO Brian Thompson, yelled to the press about "an insult to the intelligence of the American people" as he was physically https://t.co/NhN9RySZrq via ABC News App</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 pay $200 every 2 weeks to have United Healthcare insurance. I can’t use it because of the huge deductible because I have a job. It’s been this way since Obama Care passed in 2010. But if I don’t pay for insurance I get screwed on my taxes. Obama Care screwed everyone with a job.</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28">
          <table:table-cell office:value-type="string" table:style-name="ce4">
            <text:p>Shocking Arrest in High-Profile Corporate Homicide: Developer Tied to UHC CEO Shooting #CurrentTrends #Crime https://t.co/dzSnYPAVTT The shocking arrest of Luigi Mangione in Altoona, Pennsylvania, comes on the heels of a week-long manhunt following the murder of Brian Thompson, CEO of UnitedHealthcare. Authorities unearthed crucial leads that directed them to Mangione, a promising app developer known for his technological innovations and entrepreneurial spirit. Luigi Mangione, a graduate of the prestigious University of Pennsylvania, ventured into the tech world with an app development career. Despite his benign professional exterior, Mangione is now at the center of a dramatic police investigation linking him to a corporate leader's demise. This shocking development in the corporate sector creates ripples of concern within UnitedHealthcare. The untimely demise of Brian Thompson, hailed as an industry visionary, leaves an undeniable void. Law enforcement agents disclosed pivotal evidence that connected Mangione to the incident, including digital footprint analyses and interviewing those close to Thompson. The dynamics of this case highlight the intersection between personal ambition and possible criminal activity. The arrest of Mangione, a rising star in tech circles, has caused shockwaves through the technology community, prompting debates about privacy, security, and ethics within the sector. The public has taken to social media to express disbelief and scrutiny over the arrest. Leading social media platforms showcase a rapidly growing dialogue between different audience segments. The upcoming legal proceedings against Mangione promise to be closely watched, with substantial implications on corporate and legal practices in the U.S. This case serves as a reminder of the complexities intertwining personal trajectories and large-scale corporate environments. Stay tuned for more updates as this case develops, touching every aspect of corporate governance, individual responsibility, and the unpredictable human element within business ecosystems.</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LARA GASPAR: Like many women, I’m conflicted about "hot assassin" Luigi Mangione, a man accused of a horrific crime. https://t.co/vI8KYibG5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pissed his pants when cops approached him in McDonalds and asked him if he had recently been to New York .. 😂 https://t.co/p9lwXWiDsz</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NiukeEm @urmomslilgf again, not a liberal but okay! if X is your place to find information how about you do me a favour and search "Luigi Mangione centralist" and you should find what you are looking fo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et’s be perfectly clear Luigi Mangione is not a hero he is a zero</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Luigi Mangione says in his alleged manifesto: "The US has the #1 most expensive healthcare system in the world, yet we rank roughly #42 in life expectancy." "They continue to abuse our country for immense profit because the American public has allowed them to get away with it." https://t.co/PXINpsUyl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Manifesto has been released. Thoughts? https://t.co/Wp80fMfgJ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kodstrangeer I don’t know about the Luigi Mangione affair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Here's how CNN covered Luigi Mangione's note: "This manifesto, these rantings and ravings of an individual that obviously has some aberrant thoughts in his mind and that's why he put it down on paper. So all of that is certainly very disturbing." https://t.co/CF7JOL5iMK</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artbutnow @rachelwizphoto @PepMangione @AltoonaPD Please stop idolising anybody. We had enough. Regards, Every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yall getting a little out of hand about luigi mangione why is there literal drawn porn of him on my tl… what happened to just thinking he was cut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guy who tried to kill trump seeing everyone thirsting over Luigi Mangione https://t.co/N1uPhTNvc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Reading this helps me understand somewhat his desperate act. Nothing warrants murder. But boy did he figure out how to capture America’s attention and put a microscope to United Healthcare.</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Several online profiles belonging to a Luigi Mangione point at somebody with an esoteric collection of political views https://t.co/NYTJ98RpO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rom wealth and success to murder suspect, the life of Luigi Mangione took a hard turn https://t.co/w4MF6kXvm7 https://t.co/Lq79EkfWO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aven’t seen anyone edit luigi mangione to killshot yet https://t.co/5aZRxvYAg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YelisavetaPaUSA 🚩Luigi Mangione comes from a Conservative, Gambino mafia-linked family that owns nursing homes, so he had a vested motive + ample means and opportunity to stalk and murder a CEO under DOJ antitrust investigation ahead of an investor meeting and nursing home management company merger. https://t.co/2divdqfs47</text:p>
          </table:table-cell>
          <table:table-cell office:value-type="string" table:style-name="ce3">
            <text:p>against</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nitedHealthcare CEO killing latest Luigi Mangione's writings revealed #LuigiMangione #Mangione https://t.co/gnJabT1y4q</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outside his extradition hear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ysticalRose25 @PepMangione His political views are very complex in a way most Americans today aren’t comfortable with, so I don’t know if he would be able to thrive in politic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ibTearCreator1 Poor @PepMangione . Apparently his mother FORCED him to eat steak with his non-dominant hand. No wonder he snappe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Terri111012 How many husbands, fathers, and sons died due to United Healthcare denying healthcare under Brian Thompson’s leadership? A hell of a lot more than 1.</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Taylor Lorenz, a journalist says that she felt joy when the United Healthcare CEO was murdered. Needless to say she has been fired. https://t.co/XhC5bHaSRd</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 Luigi Mangione on Björk “You already know Homogenic is a whole ass mood” https://t.co/P0jxJsSjm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kenklippenstein It seems like you're referencing something specific about Luigi Mangione. Can you provide more context or clarify what you're looking fo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Folks mention Luigi Mangione's family's money, as if that somehow undermines his arguments about socio-economic class warfare. A reminder: "Straight" folks participate in the LGBTQIA+ movement. Men participate in women's suffrage. White folks are abolitionists. Embrace allies. https://t.co/JF58bkYIvi</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Ta Nahisi Coates, Mark Hamill, Jon Oliver, and Taylor Swift are both more Anti-Establishment than Country Club Conservative Elitist Criminals who support Donald Trump and JD Vance like Tucker Carlson, Jackson Hinckle, Daniel Penny, Luigi Mangione, JK Rowling, and Kyle Rittenhous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Luigi Mangione United Health Care Not really a manifesto I call it good reporting Something that should have been reported by the @nytimes or @washingtonpost Or On CNN or MSNBC https://t.co/C6xQ19dJFB</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is is what happened to Luigi Mangione https://t.co/eaLPzyoFt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AutismCapital Reality Winner, Luigi Mangione..... I mean come 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Everything that is enumerated here about Luigi Mangione as a positive trait or achievement is material and mundane. What happened is he had moral and spiritual emptiness and in the end needed purpose and meaning. Sadly he was too deep in his dream. This is a pattern in the US. https://t.co/eQOKBOH5Di</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CoinCTO you see how @PepMangione is now blue tic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ndependent journalist Ken Klippenstein released the full text of the "manifesto" written by murder suspect Luigi Mangione, in which he said health-care officials "had it coming." https://t.co/NhlNSQECn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 judge denied bail for Luigi Mangione, the man accused of shooting UnitedHealthcare CEO Brian Thompson. So what's next for Mangione? @alcaprari23 explains what we know. MORE: https://t.co/zFGpQGmfMD https://t.co/gkg6J2Mam4</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iberals are now getting tattoos of Luigi Mangione… 👀 https://t.co/OlB1v3l1x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shooting that CEO guy made me realise how badly i fumbled my shot with yo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y does Luigi Mangione look like a Franco brother 🤔 https://t.co/F5wSs5J3K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ow do I make Luigi Mangione shooting the CEO of United healthcare about ME https://t.co/jvjUo01s7Z</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realstewpeters Kamala Harris wanted to keep health insurance crappy while injecting us with more poison. She got $774,019 from Brian Thompson/United Healthcare in 2024. More than any other candidate. https://t.co/7Qw6td8zUY</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Yall are gonna be very disappointed when it turns out that Luigi Mangione killed that CEO not out of righteous rage at capitalism or whatever, but rather because he was having a meltdown after doing a bunch of drugs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You live in a fantasy land.</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6">
          <table:table-cell office:value-type="string" table:style-name="ce4">
            <text:p>Luigi Mangione's case is tragic, as it involves a person who seemed to have potential, with a background in tech and a passion for game development. However, the serious charges of murder overshadow these aspects, raising questions about the path that led him to this point. His future will depend on the legal process, but as of now, his actions place him far from being seen as a hero. It’s a reminder of how people's lives can take unexpected and devastating turns. 😔 😟 #UnitedHealthcareAssassin #Luigi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POTUS45 I do feel a lil bit sorry for the guy that shot the united Healthcare Ceo. He should not have to resort to that. Hear my concerns. I never go to the doc. I have 2 on my insurance I pay $2166 a month. Why? 2 healthy people and my Son gets a bill for $114.60</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spy n1: nothing n2: Luigi mangione - framed! https://t.co/zAmNnXyRN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imon Stevens United Healthcare’s man who changed OUR #NHS for the private healthcare profiteer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 Mangione made twitter great agai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Today’s show! @astoneabcnews Franklin Fire update Border Czar Tom Homan says it’s going to be “game on” come Jan. 20th Don Mihalek on Luigi Mangione being arrested as a suspect for allegedly killing the United Healthcare CEO @KFIAM640 @iHeartRadio https://t.co/wlxPZfN4wv https://t.co/GdrTCgH5G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jenny_baby_69 whaever you saying lovel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What timeline are we in that people are buying the United Healthcare CEO murderer was still wearing the same clothes 5 days later, AND had the murder weapon on him, AND just happened to his written manifest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9">
          <table:table-cell office:value-type="string" table:style-name="ce4">
            <text:p>I observe an unusual reticence among typically vocal community leaders regarding the Luigi Mangione case, with figures like @catturd2, @CollinRugg, and @JackPosobiec appearing more inclined to quash rather than critique the narrative. Notable inconsistencies have emerged from the initial to the subsequent imagery of the alleged shooter, focusing on discrepancies in attire, accessories, facial features such as the unibrow, and nasal structure. The arrest at McDonald's appears almost too orchestrated: a suspect presenting a counterfeit ID, loitering for hours, conveniently carrying both a manifesto and the alleged murder weapon. The authenticity of the images being circulated as evidence of Mangione's involvement raises pertinent questions about their connection to the original shooting imagery. Could this be a case of an activist, whose public persona aligns with wearing such masks, having incriminating items planted on him during arrest? The certainty with which some accept this scenario without skepticism is perplexing. The volume of information released by authorities is unprecedented, starkly contrasting with the scant details provided in previous cases like the Trump assassination attempts, where the public had to unearth information laboriously. One must ponder whether this flood of information is a tactic to obscure rather than illuminate the truth."</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As a person who has had back surgery and having constant pain is irritating! I sometimes feel that these doctors don’t give a crap and allow people to whether away in there pain! @PepMangione I don’t condone what he did but I totally understand how he felt when it comes to getting treatmen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After the United Healthcare CEO shooter, Luigi Mangione, was captured, "Luigi Coin" went +35,000% 👀 Luigi Coin hit a market cap of $60 MILLION https://t.co/12yuYgbaB8</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magine being a leftist and getting the Luigi Mangione tat and finding out the next day that he was concerned about the "Woke mind virus" and liked Joe Rogan lmao</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took the top off the whip like luigi mangione she give me dome like luigi mangione im on your block like luigi mangione pharmaceuticals got me tweaking like luigi mangione when im shooting my brutha mario and im luigi mangione my bitch got a phd in head et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t had to be done': Luigi Mangione left 'disturbing' message in manifesto https://t.co/sPU7GeIeDt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No one has answered… I’ve heard… not confirmed, that the CEO of United Healthcare was going to testify against Nancy Pelosi… insider tradi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Breaking911 Luigi Mangione got the wrong targe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BicameralSpeaks @wyy2k I put the gun against the thing that's stopping me (united healthcar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And that makes all the democrats 'commies'? 🤡🤣😂 https://t.co/a3VOMwxEZ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4">
          <table:table-cell office:value-type="string" table:style-name="ce4">
            <text:p>Via grok I haven't looked into it " The conspiracy theories about Luigi Mangione suggest he might be a government plant, possibly CIA or FBI, used to frame or deter anti-government sentiments. There are claims of discrepancies in identity and evidence, suggesting the real shooter isn't Mangione due to differences in appearance, and that evidence might have been planted. Speculation also includes potential ties to Nancy Pelosi, involvement in insider trading, or being part of experimental research at Stanford. Some believe Mangione is a scapegoat for the FBI or CIA, with fears he might be eliminated to keep secrets. Additionally, the "286 theory" sees significance in this number across various aspects of Mangione's life, hinting at hidden messages or symbolism. These theories are largely speculative, driven by social media discussions, and lack concrete evidence."</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With the Bible in mind, I would like to remind everyone of the commandments. The sixth being: “You shall not murder.” Exodus 20:13 NET and what Luigi Mangione did was murder without a doub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121024 Nihon Hidankyo Gets Nobel Proze, Luigi Mangione Busted, Fascist Threat Against Migrants’ is on #SoundCloud https://t.co/PffUsfrA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Luigi Mangione’s lawyer should 100% attempt a justifiable homicide defense: If Thompson was kept alive, countless of people would needlessly die. Then print out all the stories here on X about all these poor individuals being denied coverage as evidence. Good luck finding a jury.</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Every person glorifying and heroizing Luigi Mangione should be on the terrorist watch list and the no fly list.</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ChrisCuomo Mention that Kamala Harris accepted $774,019 from Brian Thompson/United Healthcare in 2024. More than any other candidate https://t.co/yACiW5Zkda</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m I'm gonna mute the word Luigi mangione if it doesn't get the fuck off my timeline. I don't care anymore. Leave me al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Everything I learn about Luigi Mangione is against my wil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This man, Wins the internet for the day 😂😂😂 AKA Luigi Mangione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As someone who lives with chronic pain since the age of 14, Luigi Mangione is my dark night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BroccoliTickles @franklinisbored @TuckerCarlson Looks like Jash Dholani @oldbooksguy was the OP. @PepMangione posted it 2 months later. (4 People Reposted and Bookmarked It) What does that Say? Absolutely Fvcking Nothing! https://t.co/5HEVCskmV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onnyLoki @crypto_is_good @SwampCommunist I heard they have an opening at United Healthcare. You just have to be heartless enough to deny anything for anyone as much as possible and BOOM! You had the job!</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I misspoke. Luigi Mangione’s Twitter followers increased this much after TWELVE hour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Never seen Phoebe Bridgers and Luigi Mangione in the same roo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uigi Mangione Shouts At Cameras ... 'Completely Out of Touch' Cops Rush Him Into Courthouse https://t.co/92UPzllTT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ATCH: CNN Host Likens Accused Assassin Luigi Mangione to Daniel Penny: 'Tell Me Which Vigilante Action is Okay' https://t.co/xYegMLFWn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ell me why luigi mangione kinda looks like andrew garfield, dave franco, jackie aprile jr, and aidan turner squished into one ma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Chicagobets17 @RealRossRight @PepMangione Viewing a person or corporation that way is one thing but murdering someone on account of it is NOT ok. It does not make him anything more than a killer. People are wronged everyday in some manner or other but we shouldn’t go around as vigilante killers.</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Like the rightwing state govts banning women's rights to abortion? Ye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seems to be the new Jeremy Meeks. I'm not sure if he did it or not, so just waiting for evidence to come out. https://t.co/gUUZtOcuza</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A deeper look into United Healthcare CEO Brian Thompson shooter Luigi Mangione and his family’s ties. (11 min, 27 sec ) https://t.co/h3lhdi9dh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long female torso, and seen here with abdominal implants...another fake killer.... https://t.co/CnJJFO6Ev1</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he accused killer of UnitedHealth exec Brian Thompson, eating McDonalds before being arrested. https://t.co/4mUw8EtHu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could get ad revenue Money from X to help pay for his legal defense. Someone Just gifted a blue check mark to Luigi Mangione. Luigi Mangione got the verification badge and may be getting ad revenue Money from X. https://t.co/GWl6Xdcpc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is Luigi Mangione stuff is weird. This scholar really went off the deep end and murdered the CEO? And kept on the same clothes. And had 8K cash but was homeless. Had back surgery, or a family member did. Had a ghost gun on him he didn’t ditch? Just weird stuff.</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is the Time 'Person of the Year' not these chump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Luigi Mangione yells outside courthouse as he seeks to fight extradition to New York on murder charg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A Judge Sets Luigi Mangione’s Bail At Six Stars And 500 Coins https://t.co/EDhbqfTjh7</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ike a child, leftist Luigi Mangione has an outburst of yelling outside courthouse https://t.co/O1RXeZ8Bk4 via @demcommie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I can’t believe AJ and Big Justice gave Luigi Mangione 5 booms smd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Video_Forensics @PepMangione Original?? Lmk when you can share th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kuzetamu @PepMangione Irrelevant to the issue at hand, there are a million ways to leverage your power. But Americans don't seem to have it in them to cooperate and organize to change things. Easy change that u could leverage for: adding legal liability for insurance companies, which ATM there is none</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n_nobodysfool @Lucid20181153 @OfficialComent @PepMangione I do. Luigi actually went from 64 followers on here... To now over 350,000 followers‼️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Democrats @JoeBiden and @KathyHochul have the power to improve their awful reputations by pardoning Luigi Mangione. Of course, both also had the power to condemn #Israel's genocide and also flunked that test of basic humanity. #UnitedHealthcare #LuigiMangione #Pardon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Luigi Mangione marrying Lily Philips is the bingo winn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nternetH0F Luigi Mangione making a surprise appearance in the TIME Person of the Year poll.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lookalike contest in my bedroom this friday night DYKES ONL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2">
          <table:table-cell office:value-type="string" table:style-name="ce4">
            <text:p>Luigi Mangione is dangerous because he demonstrates what is possible to every lone wolf on a suicide mission. He provides a cause and a method to the angry young men. Every year hundreds of mass shootings occur in america. Interesting time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Mr_western_1984 @Alb12Rodolfo @exploited173 @PepMangione He didn't read it, he put it to read it la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 don’t even blame United Healthcare- i blame our legislators for it coming to this #LuigiMangione</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 is the United Healthcare shooter, Luigi Mangione yelling when escorted inside?</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Chilling words from #UnitedHealthcare CEO shooting suspect Luigi Mangione. In his manifesto, he writes: "These parasites had it coming" and claims to have acted alone. A disturbing glimpse into the mind of the accused. #Shooting https://t.co/J0dg6cGDlO</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CEO shooter Luigi Mangione's sex secret after back surgery as he spiraled into health industry obsession | Daily Mail Online https://t.co/HPEPcVXf2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earthtimeshq When I heard Luigi Mangione suffered a back injury it made me wonder if his aggressive behavior may be an adverse medication reaction. Gabapentin (NEURONTIN) causes it and mania. I have no knowledge whatsoever of what meds he is on but wondered. https://t.co/Cz1keP8ey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Who is Luigi Mangione? NewsNation's @BrianEntin explains what we know about the man accused of shooting UnitedHealthcare CEO Brian Thompson. MORE: https://t.co/zFGpQGmfMD https://t.co/vaLcqoaqS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BGamer9000 @chimneynash @luvmoonv @PepMangione Uhm!! Men have always been really horrible and wor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https://t.co/19Exr4IAnq Dickey asked the press to give his client Luigi Mangione the presumptive evidence. But with the review so much of the NYPD's evidence against Mangione, it's obvious to everyone he's the trigger man on Dec. 4. What more does Dickey need to se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crispytine_ whaat. Can't believe all the stuff coming out about Luigi Mangione? 😂 What he listened to on Spotify, what movies he watched, what he ate, what books he like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epMangione If he comes from a family of wealth, why did he care about healthca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ussles with police outside court as Brian Thompson New York assassin suspect denied bail https://t.co/BxViZtbO7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Which nazi internet webblog did you get your 'history' from? 🤡 https://t.co/VZ0eibStX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rogressivism is a religion. At least it’s a religion to progressives. It replaces faith for these people. Note how they’re elevating Luigi Mangione to sainthood, just like they did George Floyd. They make saints out of their felons if they advance the progressive caus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PennMEHP is celebrating the killer who lay in wait to assassinate a father and husband who happens to be the CEO of United Healthcare the ethical standard when hiring professors at UPenn? What kind of sick fucks do you hire at @PennEnglish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Please comment on your thoughts... #LuigiMangione #Luig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robably easy to find for others but as it's getting removed all over the place figured I'd post a copy as well Luigi Mangione's manifesto: https://t.co/K9gjSJdcJ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fukeveryaccount @PepMangione *Fre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Luigi Mangione: A crazed vigilante or the hero we deserv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etnaor88 @RichardBSpencer He is talking about united Healthcare. Which is a health insurance company. He literally ends the sentence with a question mark.... https://t.co/gkHmtxwyZI</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ank you Luigi Mangione for uniting this country like we haven’t seen since 9/11</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social_bravado @EmmaVigeland United Healthcare donated $774,019 to Kamala Harris in 2024. Far more than any other candidate</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Okay it’s time to mute Luigi, united healthcare, CEO all of i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Roommate says Luigi Mangione was experiencing health problems right before the shooting https://t.co/WdF66zndq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UAPJames @5CitiesV Given the $Billions going to the FBI and they can’t identify who is operating these drones, get the McDonalds worker who caught Luigi Mangione on the cas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Here’s that freaking attention you ordered.. @Pep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and Luigi Mangione. They both might have felt disappointed with both the political and the enterprise systems in the USA surely they had personal reasons or collective concerns to look for a change in both the American political and the commercial systems...12/1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manifesto. Do you think he's hitting on something deep or is he a young man dealing with mental illness? https://t.co/QrRfZJpE5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roudSocialist Luigi Mangione was valedictorian at Gilman School in Baltimore. Not sure what it means, but here's a fact, Gilman's rival school produced John Bolt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RWTNews I made a post about the United Healthcare debacle and received a warning that it went against community standards. It was deleted. Suckerberg still suck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Two tragic deaths: one driven by corporate greed, the other by racial injustice. Both expose the deep flaws in our healthcare system and legal system. Daniel Penny should be in prison, Luigi Mangione should be free. https://t.co/2dbAu6FGMB</text:p>
          </table:table-cell>
          <table:table-cell office:value-type="string" table:style-name="ce3">
            <text:p>favor</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FREAK!!! Hope you enjoy prison!!</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I love you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CheriJacobus @YouTube I am thankful that Moscow Mitch doesn’t have his healthcare through United Healthcare! https://t.co/xhPwGN4Oo1</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Luigi Mangione is the most unusual criminal to come along in many decades. He fits no stereotypes. He's not the "deranged loner" or "psycho" type. What a strange story- and I'm sure we have not even heard the REAL story ye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ey posted Luigi Mangione's Jail Jpay information for people to put money on his books 😭🤣#LuigiMangione #CEOAssassination #FreeLuigiMangione #freehim If yall want to know its below: https://t.co/gcZB8LcKu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kuzetamu @PepMangione This child had a personal vendetta, by killing a man with a family bc he believed that he deserved more $$$ basically (he was always believing he would be some Elon Musk or smt, delusional privileged shit is what he is). This was petty personalism masquerading as real politique.</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BrianEntin⁩ Is this the engineering fraternity that Luigi Mangione belonged? They have a strong code of ethics. Maybe you could interview a past or present member. Triangle Fraternity: Penn State https://t.co/KXMYF3MXa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ust Read this fascinating detailed reporting: Who Was Luigi Mangione And What Set Him Off? https://t.co/sogQaA4Io0</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26417Forever @gar_hofff @PepMangione I just heard earlier she was being considered, that’s all. I was joking bt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8">
          <table:table-cell office:value-type="string" table:style-name="ce4">
            <text:p>You ask the public to care or possibly even mourn the loss of Brian Thompson. While every day people like Brian and companies like United healthcare make decisions that regularly result in innocent people dying. The only difference is Brian had the beauracratic company to hide his crimes behind where Luigi was just an individual fighting against an overwhelming force like every other American.</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So far, the only evidence I've seen is Luigi Mangione is guilty of eating a hashbrown at McDonald's. @CNN @cnnbrk @ErinBurnett</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Following the arrest of suspected murder Luigi Mangione, McDonald’s restaurants in Altoona, Penn. are being review-bombed. https://t.co/1Dp1lUoPi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is is apparently the manifesto left by Luigi Mangione, the 26-year-old that allegedly killed UnitedHealthcare CEO Brian Thompson. What are your thoughts on it? 🤔 https://t.co/aRaQn37ZK0</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o the guy who snitched on Luigi Mangione was not a McDonalds employee but a customer, and he looks like his favorite food order is Boot https://t.co/ejWPrpHj9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An Internet Sleuth cracked the binary code in one of Luigi Mangione’s YouTube thumbnails, revealing the words “The Truth Will Set You Free” #LuigiMangione #United Credit: @iCkEdMeL https://t.co/dDpZWKmni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nternetH0F Luigi Mangione proving 2024 is wil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Just hope this is able to reach people) https://t.co/RV7wR2Ha1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upport for Luigi Mangione, charged in connection with the fatal shooting of UnitedHealthcare CEO Brian Thompson, is part of the bitter messaging that's been bubbling up amid debate about health care in America since the CEO attack that captured the cou... https://t.co/Teq8hl2Sp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NEW: A McDonald’s bystander says Luigi Mangione heard his friend talking about him but decided to stay at McDonald’s anyway. Meanwhile, Mangione’s classmates are “shocked” that he is the murder suspect. https://t.co/fDZvtkXSM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attWallace888 @PepMangione Anybody here have Grok access? Ask Grok to figure out codes or communications conveyed in these tweets? And they are tweets, this is years before Elon buys twat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ounds1984 @UnoptimizedFool @catturd2 And united healthcare did play god basically</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otezshmotez @Kaylan_TX_ @PepMangione And America is still has a capitalist economy. You are so bad at this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doesn't want to pay healthcare CEO of United Healthcare is killed Internet tries to find Luigi The feds capture Luigi Mangione The completed stor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e when i see "wait what did the ceo do" under a video supporting luigi mangione https://t.co/3ZVSQr5XNi</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on this site, luigi @PepMangione is a hero 🫡</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hm_therebel @PepMangione One that wasn’t fostered or tainted by propagand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Sorry but Luigi Mangione is not a hero for doing what PEDO @elonmusk has been telling the far right to do since he took over @X and started spreading misinformation everywhere. #ElonMusk #LuigiMangione https://t.co/iZTM9SORw0</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magine Luigi Mangione’s jury is full of booktok girlies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5">
          <table:table-cell office:value-type="string" table:style-name="ce4">
            <text:p>@thetoyman1 Heroes of the left: Jussie Smollett, George Floyd, Jordan Neely, Luigi Mangione. Condolences to the Brian Thompson and Mangione families. Yes, the Mangione family, too. From what I've learned, the Mangione family is a fine family and Luigi's going nuts was beyond their knowledge.</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This Luigi Mangione situation has to wrap up by tonight. You guys are all becoming disrespectful or straight up cops wtf</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is Was a Set Up..." Ex-Bodyguard of United Healthcare CEO Describes F... https://t.co/8TpktFHD1Y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 wasn’t familiar with ur game @Pep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From wealth and success to murder suspect, the life of Luigi Mangione took a hard turn | AP News via ⁦@apseanmurphy⁩ https://t.co/OgtO4VJVs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 creepy idolisation of Luigi Mangione https://t.co/9Nmh0GLd84</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The same people who brought you "Bob Lee was obviously murdered by a homeless drug addict" are back with "Luigi Mangione obviously has schizophrenia triggered by ayahuasca"</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FULL STORY: Luigi Mangione - the Penn grad charged in slaying of UnitedHealthcare CEO - tussled with deputies, shouted at reporters outside a PA court hearing. w/ @cs_palmer, @wendyruderman, @beaformanwrites https://t.co/SQ5REbpZE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cutiechemtrails So, Luigi Mangione helped you cheat your way thru school and you think he’s a hero bc that?! 🤦🏽‍♀️ More proof why college degrees are worthles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vDanceDream @DMichaelTripi @PepMangione 358k including Tiffany Fon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at Luigi Mangione is kinda cute. Christopher, how come you never take dramatic action to attack the system like him? https://t.co/AvIvkr2ph2</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2">
          <table:table-cell office:value-type="string" table:style-name="ce4">
            <text:p>Luigi Mangione, the suspect arrested in connection with the fatal shooting of UnitedHealthcare CEO Brian Thompson, was reportedly carrying a black — and possibly 3D-printed — handgun along with a suppressor when he was brought into custody. https://t.co/Liix3Jtx5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kuzetamu @PepMangione Additionally, by my age and after years of being personally involved in direct action politics myself, it has become glaringly obvious that terrorism never works, it never worked once. Someone as "smart" as him (book smart) should have been capable of learning this via history.</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s it emotional cheating if u make Luigi mangione ur Lock Screen or is it just a radical expression of class consciousnes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7">
          <table:table-cell office:value-type="string" table:style-name="ce4">
            <text:p>@emo9549 @kebsis @PepMangione I totally agree. I think in the West there is a big childless agenda — career-before-child feminism, abortion, childless LGBT agenda (no natural children) and childless climate agend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am58987129069 @AllEyezOnDoe @Bubblebathgirl @PepMangione Dude, you're in the United States. We literally gained independence by way of insurgenc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White House says Luigi Mangione was "combating corporate greed" https://t.co/4nXuI6fxM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only thing that makes me feel better after reading elon's take on homeless people is the thirsty threads about luigi mangione 🤣</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2">
          <table:table-cell office:value-type="string" table:style-name="ce4">
            <text:p>@inlimerence23 @PepMangione Luigi Mansion shot a man on camera he's going to jail REGARDLESS lmao Did Thompson's murder change the healthcare industry in anyway whatsoever?? NO! bro was just a crazy commie sympathiser who wasted his life over nothing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People celebrating the death of the United Healthcare CEO disgust me, not just because I used to a have a good policy with them. The alternative to health insurance, no one bother to run those companies, in absence of gov care, is self pay everything, is that what people want?</text:p>
          </table:table-cell>
          <table:table-cell office:value-type="string" table:style-name="ce3">
            <text:p>against</text:p>
          </table:table-cell>
          <table:table-cell office:value-type="string" table:style-name="ce3">
            <text:p>favor</text:p>
          </table:table-cell>
          <table:table-cell office:value-type="string" table:style-name="ce3">
            <text:p>favor</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DONT LOOK LIKE THE KILLER .Something Fishy https://t.co/IQo4nD2cUq</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0">
          <table:table-cell office:value-type="string" table:style-name="ce4">
            <text:p>The is the United Healthcare Shooter a test operation!? Are they trying to see if they can get away with a high profile murder!? Is it a dry run for a presidential assassination!? The images of Luigi, and the shooter create a cause for concern. Is this guy really the shooter? The shooter didn’t have a unibrow. There’s also multiple images of the shooter out there, one showing a black coat and tan backpack, and others with different color coat and backpack. The shooter appeared to be an amateur with firearms.. is this a “dry run” from someone trained in evasion, gearing up for mor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omeone started a fundraiser with a goal of $200,000 for Luigi Mangione. It is for legal fees and has raised $10,567 so far. https://t.co/9RgIE5LSz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dumbmailguy It's crazy how in denial these guys are about what normal people think lol. None of us even know this United Healthcare guy to feel bad for him.</text:p>
          </table:table-cell>
          <table:table-cell table:style-name="ce1"/>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s twisted path from a well-respected Ivy League student to the alleged assassin of UnitedHealthcare CEO Brian Thompson can today be laid bare. Click to read more👇 https://t.co/VaFc49gsR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shouts as he is led into courthouse where he contests extradition to N.Y. https://t.co/yBRhJLS5q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dvassallo Energy company average profits: Evil. Insurance company profits around Treasury bond yields: Mega evil. Apple with net profit margins about 7x of United Healthcare: Totally awesom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t’s clear Luigi Mangione is being framed for murder. Just open your eyes. #FreeLuigi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Drama erupted at the courthouse as Luigi Mangione made his appearance. The man accused of murdering UHC CEO Brian Thompson resisted law enforcement officers. He yelled, "[It's] an insult to the intelligence of the American people." The exact meaning behind his statement remains ambiguous. https://t.co/Whc6GfEaZ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Deny Delay Despose justice for Luigi Mangione, whose actions I hope spreads awareness across America. the heathcare system and honestly the counties system all around is so fucked, someone had to stand up soon enough and he's the man who did so #LuigiMangione https://t.co/zb8LIbhA99</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Great thread by @HueyJackNation that might give some insight into the murder of Brian Thompson, CEO of United Healthcare and roles of several organizations and individuals including Nancy Pelosi and the roles of various parties.</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 Shocking twist in the murder of a healthcare CEO! Luigi Mangione, arrested for the killing, claims his actions were a 'symbolic takedown' against systemic healthcare corruption. What does justice look like for patients? #JusticeForThompson #HealthcareReform</text:p>
          </table:table-cell>
          <table:table-cell office:value-type="string" table:style-name="ce3">
            <text:p>neutral</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JasonKander What’s disgusting is how much money united healthcare has made from killing peopl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heart me out … Joe Jonas as Luigi Mangione makes sense. https://t.co/f93xl4vN4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On Joy Ann Reid, Jason Johnson called the human being killed by Luigi Mangione a “cog in the machine” — jfc</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fun fact, i found out about the united healthcare ceo getting shot through the wii news channel i'm not even joking, i found a way to get the wii news channel back working and one of the first things i saw when i opened it was news about the united healthcare ceo getting shot</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t is TYPED and not SIGNED, I don't believe anything unless a forensic audit can prove otherwise. I am sure they are investigating Luigi Mangione's computer WAAAAAAAY more than Hunter Biden'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is being framed by the united states government because he knew too much</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The Laughing Man Incident is EERILY similar to the situation we saw in NY with Luigi Mangione It also took place in 2024 in the fictional timeline of GITS:SAC 👀 same director is debuting his LOTR Anime this week. #anime #retroanime #00s_retro_anime #animescenes #ghostintheshell #LOT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imHannan For someone who has been handed everything *Luigi Mangione....</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Alleged killer Luigi Mangione having almost as many followers in 24 hours as the sleeping Hawk Tuah girl, Haliey Welch is just wild. What a crazy timeli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manescence11 @Angelica_Reed1 @PepMangione “It’s all about sending a messa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emo9549 @kebsis @PepMangione Ahh thanks for the correction 👌🏼 I read Brave New World but it was a long time ag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CNN The reason Luigi Mangione is considered a hero, is the same reason Trump is the next president. Social media is responsible for both. Controversy makes money on social media. And that's what this new generation is doing, creating controversy for financial gain.</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Fox News’ Jesse Watters on Luigi Mangione: He’s way too soft. He’s going to get annihilated. Good! If he's not going to get the death penalty, maybe someone will do him justice behind bars https://t.co/hBzxCqkfE1</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epMangione can you see my legs https://t.co/hde0R3uha9</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6">
          <table:table-cell office:value-type="string" table:style-name="ce4">
            <text:p>Unhinged lunatics🤣 Social media in general has largely made light of Brian Thompson's murder and Luigi Mangione's arrest. Including more prominent media personalities and celebrities. Is it right? Of course not. But healthcare insurance companies have coldly inflicted a lot of pain and suffering onto people's lives and there's apparently just not much sympathy for those up top profiting from that. You and Colin would be doxxing a lot of unhinged lunatics in comment sections and social media posts.</text:p>
          </table:table-cell>
          <table:table-cell office:value-type="string" table:style-name="ce3">
            <text:p>against</text:p>
          </table:table-cell>
          <table:table-cell office:value-type="string" table:style-name="ce3">
            <text:p>neutral</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at No One Wants You To Read -- Luigi Mangione's Full Manifesto! https://t.co/N430aysfDN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PRELEMI #grandefratello #gfvip #perletti #basciagoni #sergetti #donnalisi #oriele #incorvassi #TEMPTATIONISLAND DIDDY TAPES JAYZ BEYONCÉ RALLY LUIGI MANGIONE CEO LEAKED BABY OIL JOE BIDEN KAMALA HARRIS TAYLOR SWIFT Liam Payne body found TMZ #diddy 18 https://t.co/vdqQ9PnDV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j8099304 @DIEEBERFLUSDIE @HomeRunHarvey @_blorg_ @PepMangione You sound mad I’m no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story is actually so sad. going through so much chronic pain, and health insurance not helping. I hope this forces discussion about chronic pain, and the healthy insurance system in America</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While there are still many investigative leads to follow up on, top NYPD officials say they are now getting a clearer picture of Luigi Mangione. https://t.co/q9hc3RdrJ4 @RaymondOrta</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wkuzetamu @PepMangione And lastly, even a brief inspection of the insurance industry (I deep dived last night) produces about a dozen instantly obvious changes that could/should be made. Instead of learning those and working for it, like an intelligent, humble, good man, he did this. He's trash.</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razy bc i just got my United Healthcare insurance card in the mail before this happened 🤣 i hope they cover me for visits man…</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Everything I know about Luigi Mangione, a thread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got arrested at McDonald's picking up where Moon Man left of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etflix writers cooking up the script for a documentary about Luigi Mangione (it’ll come out next week) https://t.co/pmirsy0AH6</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coming with the territory of loving a beautiful actress, a certain actor is vaguely starting to look like luigi mangion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2448Reda971 @susans37010306 @PepMangione They set up the kid, the shooter is a different person https://t.co/HmFL02x95K</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at is your overall political alignment and your opinion on the alleged assassin,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What’s your kovaaks routine goat 👀 @PepMangion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those praising the killer of CEO/United Healthcare they should be angier at OBMACARE that did nothing to reduce costs of healthcare.why aren't they angry at OBAMA/Biden if the CEO was your father, brother, husband, uncle, grandparent, friend you would not be praising the killer</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sahilkapur @JohnFetterman In other news, United Healthcare has named Senator John Fetterman as their new CEO and head of AI-based claims denials</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call me luigi mangione how I wish death upon health insurance CEOs</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United Healthcare ceos have bosses too. They are the same people who ran a four year long scamdemic. Let's dream bigger.</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Thomas Dickey, the attorney representing Luigi Mangione in Pennsylvania said that he has seen “no evidence” that his client is guilty of shooting United Healthcare CEO Brian Thompson. “Listen, I haven't seen any evidence that says that he's the shooter,” Dickey told reporters on Tuesday, Dec. 10. #LuigiMangione #Luigi</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he UnitedHealthcare CEO Murder, and the Debate on Ameri... https://t.co/40gTrfaJFn via @YouTubeMusi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Melts Down Outside Court, Shouts at Guards and Onlookers: 'Insult to the Intelligence of the American People!' https://t.co/XyYWtkmuNV via @peop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EvanAKilgore @JasmineCWoodson As the details surrounding the life of Luigi Mangione come to light I'm left wondering how does a seemingly normal guy go from top of his class in high school to assassin in a few years? Who was he talking to? What groups was he in? What led to his radicalization? Was he MK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nd the Luigi Mangione Plot Thickens 📹 Jack Straw https://t.co/i7ipJgmMoq</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jenny_baby_69 If the brows don’t fit, you must acqui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Thomas Dickey, the attorney representing Luigi Mangione in Pennsylvania said that he has seen “no evidence” that his client is guilty of shooting United Healthcare CEO Brian Thompson. “Listen, I haven't seen any evidence that says that he's the shooter,” Dickey told reporters on Tuesday, Dec. 10. #LuigiMangione #Luigi</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TomiLahren He didn't just "have a job" in healthcare insurance. He optimized it to collect premiums and prevent paying claims. He was so good at it that United Healthcare was the world's top carrier to deny claims. He schemed to make the system worse for millions of people and succeeded.</text:p>
          </table:table-cell>
          <table:table-cell table:style-name="ce1"/>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Krashy Yeah, I agree that murder is wrong, but I wouldn't say that was collateral damage. Only the CEO dead and he was no saint. He was involved in insider trading and fraud which he sold 15 million dollars of stock into the same company he worked for United Healthcare. 1/2</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earselite9 @PepMangione Yo mama is genetically inferior to mine, best gues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ullyval “He killed people” You should see United Healthcare’s kill count, THAT number is much more concerning honestly 🤭</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_blorg_ @PepMangione And this is the lef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Criminal Luigi Mangione had "Meat and Greet" and “A Work of Art” by Ice Nine Kills on his Spotify playlist, his uncovered account reveals. https://t.co/oZ4EzL7hv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4">
            <text:p>@ManOnThaStreet2 @PepMangione Party like it's Oct 3, 1995.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You’re a useless and incompetent piece of work. What will you do on the flip to hold the insurance companies accountable? 32% of claims at United Healthcare denied per annum? USA is growing yet life expectancy isn’t. There’s a story here that deserves to be told. Thompson’s family isn’t the family you should be victimizing.</text:p>
          </table:table-cell>
          <table:table-cell office:value-type="string" table:style-name="ce3">
            <text:p>neutral</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Nah because is Luigi Mangione was physically able to stalk a man around NYC for a week, shoot him, then ride his happy ass through Central Park on a bike—he was physically able to date and be intimate. This is getting ridiculou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Krashy United Healthcare is known to deny people insurance which leaves people unable to buy medicine they need or make them bankrupt from loans. Again, he's no innocent person, he was going to keep the system going. The shooter sent a message that system were in has to change. 2/2</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The common people of the left and right have united in saying our health insurance system is f****ked and needs to change! No more narratives from the oligarchs pinning us against each other with BS talking points. UNITE AND FIGHT BACK!!!!! WE ARE ALL LUIGI MANGIONE</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 would be having the best week ever this week if Vh1's Best Week Ever was still airing episod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GerryPo @PepMangione Read the manifesto the media refused to publish https://t.co/oUnIo3KVdJ</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_blorg_ @PepMangione He shot him in the back. What a pathetic coward if you think this man is a hero, have the balls to say it to the face of his Target's children</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anyone else's brain make the connection that LUIGI mangione followed through on the words of MARIO savio and threw his body upon the gears and upon the wheel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DeezNtz915 @ManOnThaStreet2 @PepMangione too bad UHC denied your claim fro treatment on that arm</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2">
          <table:table-cell office:value-type="string" table:style-name="ce4">
            <text:p>@ChrisAppalachia @katewillett @AaronDSiegel Death panels already exist... *Looks at United Healthcare* Medicare for all would be net cheaper for the average American, and it saves employers a lot of money.</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Fox host Jesse Waters makes dark prediction about Luigi Mangione's life in prison following CEO's murder via https://t.co/RIvyN8GKq4 https://t.co/Z2N4UaPLaJ</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8. Caroline Calloway, known for her social media scandals, claims in an Instagram Story that she once slept with Luigi Mangione, the suspected assassin of UnitedHealthcare’s CEO. True to form, the "Scammer" author leaves followers buzzing without further explanation. https://t.co/Ln6V2ya5f7</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f Luigi Mangione has 0 fans i am dead</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MattHagen All of you people who keep using that word need to look up the definition and then realize when it’s applicable. It is applicable toward the United Healthcare EO murderer. It is not applicable to Rittenhouse or Penny.</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esleymellott @PepMangione mcRib is back for a limited time, I don’t blame hi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Seraphpilled @r_teder @PepMangione Common sense and rationality is called conservative in this day and a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s this the real reason Luigi Mangione gunned down UnitedHealthcare CEO? via https://t.co/jy6khdgMNB https://t.co/CEBLX0HLc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s prolly on suicide watch #weirdstuf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as Luigi Mangione acquired you as counsel yet? because if not, IT'S TIM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So the supposed motive for Luigi Mangione to murder the CEO of this healthcare company stems from the way the industry treated his sick grandparents, who died in 2013 and 2017 due to these policies. At this point, it seems obvious that this is a Vendetta, doesn't it? https://t.co/nr8AdXH4f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comes from a powerful Italian family in Maryland. His late grandfather, Nicholas Mangiano, built a real estate empire that included Turf Valley Resort, Hayfields Country Club, and the Lorien Health Services nursing homes. https://t.co/8d1u8cS7U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FoxNews @toddstarnes Get the McDonalds worker who caught Luigi Mangione on the case if the FBI can’t figure it ou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HaleySpades "Luigi Mangione was unable to have sex because of severe back injury, former roommate says https://t.co/Wq9qNzcuM1 https://t.co/0dPZ9YAfn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Yeah, the healthcare system in the United States is pretty bad. But instead of killing the CEO, Luigi Mangione could just come out as a whistleblower and he would’ve been looked like a hero, but he’s not. Being a violent vigilante doesn’t help anybody.</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en the extent of my family and friends is too tied up to have a conversation at 7 PM on a Tuesday I have Luigi Mangione mem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BillyNye300 @MelissaRedpill Then he turned 26, and didn’t have insurance at all and now had back problems that left him struggling to walk. Keep in mind united healthcare has denied literal children from lifesaving treatment, their entire goal is to put off covering costs as long as possible.</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Crazy how similar Luigi Mangione looks to my security guard step broth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davidelliot_3 @koz776 @burntpringles1 @Viz90210 @MayoMonster92 @foolboy001 @AwesSK1 @PepMangione They have never ever once said it wasn’t safe lol. But I have a feeling your media consumption is mostly Rogan and Steve bannon podcasts. So I’m sure you believe you’re right</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catturd2 There’s no way you honestly believe they found the United Healthcare CEO’s killer five days later and he’s still wearing the same exact clothes, has the murd3r weapon on him, and has a written manifesto in his pocket. Just chillin at McDonald’s with the weapon and manifesto</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BannedKirby @thesoxman @PepMangione @minordissent To Kirby who blocked me like a little B: Thompson will be replaced by another CEO who will lead similarly. You think like a child.</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was streaming Criminal by Britney Spears 15 hours before his arrest. https://t.co/MGqzF0PTk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BritCulp @PepMangione Every time you refresh you can watch the follower account go u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ll this about the UNITED HEALTHCARE CEOs shooter, feels like the “justice” predicament presented in the anime DEATH NOTE, is he right for taking justice into his own hands to “make the world better” or is he just another k!ller? #LuigiMangione #UnitedHealthcareAssassin</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rke07 @PepMangione Read the manifesto the media refused to publish: https://t.co/oUnIo3KVdJ #Luigi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You are more likely to be homeless and in the position of Jordan Neely than you are to be a billionaire CEO like Brian Thompson. Remember that when you cheer for Daniel Penny’s exoneration yet condemn Luigi Mangione for standing up against U.S. Healthcare companies</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i nominate jacob elordi for the role of luigi mangione and i want the movie out with QUICKNESS</text:p>
          </table:table-cell>
          <table:table-cell office:value-type="string" table:style-name="ce3">
            <text:p>neutral</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The way my psychology loving ass would love to interview/converse with Mr. Luigi Mangione. With all these damn conspiracies and knowing he’s an Aires Rising /Virgo moon, lo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 know everyone is thirsting over Luigi Mangione right now but can we talk about the original pioneer Marinus van der Lubbe? The Dutch communist who allegedly burned down the Reichstag? The guy who was made the scapegoat of German histor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is like if the people’s princess was a ma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5">
          <table:table-cell office:value-type="string" table:style-name="ce4">
            <text:p>@JRHMkto @TMQuirk @ArtCandee You're looking for nonviolent responses but I think what changed the mind of Anthem Blue Cross Blue Shield about refusing to cover anesthesia costs for an entire surgery was the cold blooded murder of United Healthcare's CEO. The greed of insurance companys is out of control.</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should run for president because if he wins, he can just have the charges dropped, right? Sounds awfully familiar</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Luigi Mangione is very conspiracy litmus test. It should be noted how deep it runs. Don’t think its a scape goat for 2A. I believe this kid. I like to be conspiracy theorist but there is no deny. I think he is real and could be an archduke of Austria for a transfer of power.</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MattHagen The Kyle Rittenhouse Case was a matter of self-defense, not vigilantism. Luigi Mangione shot an unarmed man in cold blood. That is murde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Individuals like Tetsuya Yamagami and Luigi Mangione are true inspirations to me and should be to everyone. Stand up to corrupt systems. Even one individual person can make a huge difference. Sometimes violence is necessary. Fight for your freedo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Luigi Mangione's manifesto lends insight into disdain of healthcare industry #LuigiMangione #Luigi https://t.co/ma7FNS1aI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Who will be the first to get a tattoo of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imitations of FRT apparent in search for United Healthcare CEO’s killer #facialrecognition #police https://t.co/zLCdlMdTTQ</text:p>
          </table:table-cell>
          <table:table-cell table:number-columns-repeated="2"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Good thing we know this. UnitedHealthcare CEO slaying suspect Luigi Mangione's first meal behind bars revealed - Fox News https://t.co/daJrWeeu1C</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cDonald’s customer who spotted Luigi Mangione details encounter https://t.co/5fW4yw8RT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cecbdo @PepMangione so Christians don't fight in war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AmLynnAll @mrisulyani @_blorg_ @PepMangione Brudda you expect Americans to have sympathy for a ceo who denied coverage 3x the market standard. Kaiser denies 7% but UH denies 32%. He deserves what he got</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CollinRugg The left demonizes and hates this guy but praises and loves Luigi Mangione. They have zero moral compas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Who tf is Luigi Mangione and why is he all over my t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manifesto lends insight into disdain of healthcare industry #LuigiMangione #Luigi https://t.co/ma7FNS1aI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rooney457 @hottaspotta @DrewPavlou Buddy the beaurocracy that sets prices is mandated by the insurance company to exist. The entire reason the billing department exists is cause united Healthcare needs i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Rachel Maddow Links Luigi Mangione to Donald Trump #DonaldTrump https://t.co/J5iCzKJ6H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JoshRainerGold cloc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What do Megyn Kelly, Clay Travis, Ben Shapiro, and Matt Walsh have in common? They are all trying to make the United Healthcare shooting a left vs right issue, and they are all so wealthy that they will never know the pain of being bankrupted by medical bill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is video is very good! I hope they make a film about the life of the hero Luigi Mangione https://t.co/1RKsHGWTa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hear me out: what if the REAL reason we don't know anything about thomas crooks but we know EVERYTHING about luigi mangione is because one is hot and the other was no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WATCH: 'This is completely unjust! This is an insult to the intelligence of the American people!' UnitedHealthcare CEO shooting suspect Luigi Mangione yells to media while being dragged into court https://t.co/n68Rfa8Kc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kgcGop @DefiyantlyFree One of Luigi Mangione's cousins is Republican Maryland state legislator. Not a high ranking official!</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he ACA, also known as Obama care, has ruined health insurance premiums. So why is the left praising Luigi Maligone and the murder of the United Healthcare ceo then? https://t.co/OyUgVAqrmy</text:p>
          </table:table-cell>
          <table:table-cell office:value-type="string" table:style-name="ce3">
            <text:p>against</text:p>
          </table:table-cell>
          <table:table-cell office:value-type="string" table:style-name="ce3">
            <text:p>favor</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j8099304 @DIEEBERFLUSDIE @HomeRunHarvey @_blorg_ @PepMangione If that were true you’d have the balls to say it not on a burner. Go back to your dark corn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dam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Traumatic' Incident That May Have Led To Spiral Revealed https://t.co/rBMdqi2mo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Riley_Gaines_ The fact that none of you have paid any mind to the victims of United Healthcare insurance scams shows more about your lack of real character than anything els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the woman that turned in Luigi Mangione didn’t qualify for the reward because she call 911 and didn’t call the tip line. Now her job is getting reviewed bombed and her personal information has been released causing her to leave her job and town. #LifeIsStran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FBI refuses to pay the 50K reward for the arrest of Luigi Mangione to the person who called the cops... Was it worth snitching? 👀 https://t.co/XrEV8ADZ5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greggutfeld Why isn’t @FoxNews looking into United Healthcare and if what they did or do is criminal. I know many people have died because they couldn’t get their chemotherapy paid for. Went stage 1-3 in less than six months. Luigi is guilty of killing one where @UHC killed thousands.</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8">
          <table:table-cell office:value-type="string" table:style-name="ce4">
            <text:p>Luigi Mangione, started off as a bit of a folk hero. He resembled the 2018 Robin Hood and his fake ID contained a 128 alchemical code. On 1/28 2021, “Robinhood” restricted users from buying shares of “GameStop”. The saga became a symbol of the little guy taking on Wall Street, sparking debates about wealth inequality, market transparency, and social media influence on financial markets.</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ShadowofEzra @ShadowofEzra vs pathetic @maddow Rachel Madcow pulling stuff out of her ass to get a connection Rachel Maddow Links Luigi Mangione to Donald Trump https://t.co/UdFOG33DJv</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Journalist releases full text of Luigi Mangione’s manifesto https://t.co/65pfte0QWf https://t.co/IZ3hp4ezq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GGMiller6477 @SteveHiltonx Sickening! Luigi Mangione is a cold blooded killer!</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How the ‘woke’ Left turned suspected killer Luigi Mangione into a pin-up https://t.co/JEtMI4b1tZ They didn't turn him into anything. HE IS ONE OF THEM. He's a rich elite that thinks the law doesn't apply to them. I am not a big Insurance supporter but killing is crossing a line</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Dude basically said, United Healthcare is a rip off so dude had to go. It wasn’t a hit, he acted alone. His computer they won’t find much cause he’s a tech guru. Dude from UHC had to go.</text:p>
          </table:table-cell>
          <table:table-cell office:value-type="string" table:style-name="ce3">
            <text:p>favor</text:p>
          </table:table-cell>
          <table:table-cell office:value-type="string" table:style-name="ce3">
            <text:p>against</text:p>
          </table:table-cell>
          <table:table-cell office:value-type="string" table:style-name="ce3">
            <text:p>against</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2">
          <table:table-cell office:value-type="string" table:style-name="ce4">
            <text:p>Luigi Mangione, the man accused of murdering the chief executive of UnitedHealthcare, arrived at a Pennsylvania courthouse for an extradition hearing and began yelling before entering the courtroom. #LuigiMangione https://t.co/pif6zdPISv</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9">
          <table:table-cell office:value-type="string" table:style-name="ce4">
            <text:p>That sounds intense. Luigi Mangione is in the middle of a big legal or political situation. He's getting a lot of attention in court. His outburst suggests frustration or anger, possibly related to criminal charges, a political scandal, or a protest. The phrase "out of touch and an insult to the intelligence of the American people" shows that he thinks the public is frustrated. Do you know who Luigi Mangione is and what's going on? Is this about politics, business, or a protes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ljigakulive @PepMangione I'm getting the chills from your cringe comment.</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22">
          <table:table-cell office:value-type="string" table:style-name="ce4">
            <text:p>Luigi Mangione’s alleged manifesto published by @kenklippenstein: “To the Feds, I'll keep this short, because I do respect what you do for our country. To save you a lengthy investigation, I state plainly that I wasn't working with anyone. This was fairly trivial: some elementary social engineering, basic CAD, a lot of patience. The spiral notebook, if present, has some straggling notes and To Do lists that illuminate the gist of it. My tech is pretty locked down because I work in engineering so probably not much info there. I do apologize for any strife of traumas but it had to be done. Frankly, these parasites simply had it coming. A reminder: the US has the #1 most expensive healthcare system in the world, yet we rank roughly #42 in life expectancy. United is the [indecipherable] largest company in the US by market cap, behind only Apple, Google, Walmart. It has grown and grown, but as our life expectancy? No the reality is, these [indecipherable] have simply gotten too powerful, and they continue to abuse our country for immense profit because the American public has allwed them to get away with it. Obviously the problem is more complex, but I do not have space, and frankly I do not pretend to be the most qualified person to lay out the full argument. But many have illuminated the corruption and greed (e.g.: Rosenthal, Moore), decades ago and the problems simply remain. It is not an issue of awareness at this point, but clearly power games at play. Evidently I am the first to face it with such brutal hones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United Healthcare’s man who changed OUR #NHS"</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BAL News Now in Depth The Case Against Luigi Mangione’ is on #SoundCloud https://t.co/QtQEhmgOVb</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ittleLight369 @CarlTotenkopf69 @hubermanlab @PepMangione @JonHaidt You’re being fooled. Brian was a whistleblower. https://t.co/gklvt3Dinz</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aw enforcement upset that accused CEO killer Luigi Mangione is being painted as a ‘hero,’ reports say: https://t.co/lwrX0CIybz</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aw enforcement upset that accused CEO killer Luigi Mangione is being painted as a ‘hero,’ reports say: https://t.co/e8g1ujtsz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JennysView @LauraLoomer @PepMangione OK, I thought it was odd, but not as odd as the FBI cremating Crooks body days after the assassination attempt and not telling everybody until days later. So maybe not as interesting as this rea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ostcub3 @a_musingcat He doesn't fully understand how or why United Healthcare was able to force people to buy their con-job of a product.</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e got all this info about luigi mangione in a matter of days but got nothing about the lil slow dude who tried to stretch trump …. How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Luigi Mangione, an engineer with a Ivy League Degree, assassinated a slimy CEO due to our corrupt healthcare system with a 3D printed ghost gun, and the press conference is live on TikTok while the officers are being hit with cowboy hat and mustache filters. Dystopian decadence. https://t.co/uYjccIQ0TQ</text:p>
          </table:table-cell>
          <table:table-cell office:value-type="string" table:style-name="ce3">
            <text:p>neutral</text:p>
          </table:table-cell>
          <table:table-cell office:value-type="string" table:style-name="ce3">
            <text:p>against</text:p>
          </table:table-cell>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PepMangione fr 8k followers to 358k in one day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My psychological profile of Luigi Mangione: As an infant Luigi was helpless and needed to be fed and had to wear diapers. Then he liked peanut butter and jelly sandwiches and liked to build forts. As a teenager, he was arrogant and extremely horny. Post high school less stupi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is is the manifesto of Luigi Mangione. https://t.co/2R3MXay7b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He is like me only I would have driven directly to police station. When I write that statement I understand in a world where AI Controls us, yet a fast-food customer probably poor makes a call for free. How much $ time resources I understand people feel frustrate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the hero? The disturbing reaction to health care CEO's killing https://t.co/rUAt6293Xt</text:p>
          </table:table-cell>
          <table:table-cell office:value-type="string" table:style-name="ce3">
            <text:p>against</text:p>
          </table:table-cell>
          <table:table-cell office:value-type="string" table:style-name="ce3">
            <text:p>neutral</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NJ_Goldengirl @josettecaruso @MattWallace888 @PepMangione Who said he was a pro? I pointed out something that you obviously know nothing about, so rather than doing actual research to ATTEMPT to understand, you chose to hop on the world stage and make a fool of yourself instea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7">
          <table:table-cell office:value-type="string" table:style-name="ce4">
            <text:p>My Thoughts On The United Healthcare CEO Murder https://t.co/ug9NWeLu2h This popular comedian is a serious eye doctor and has something serious to sa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owkey sick of seeing luigi mangione on the t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 Is Putting His Family’s Money To Good Use! Jay Z May Be I... https://t.co/issF00O4p3 via @YouTub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Luigi Mangione if you read this im free on Thursday night and would like to hang out. Please respond to this and then hang out with me on Thursday night when I’m free. https://t.co/SWSO6wVG41</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catturd2 this kid who shot the united healthcare CEO is not a hero I am for once agreeing with Josh Shapiro.</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Luigi Mangione is right. I’d have never turned him in.</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RBReich @SenateTim Pssshhh... United Healthcare alone made $22B.</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This is apparently the manifesto left by Luigi Mangione, the 26-year-old that allegedly killed UnitedHealthcare CEO Brian Thompson. https://t.co/2Ybcfzy4Y5</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Y'all, stop letting the elitist propagandists get you to fight over Luigi Mangione by comparing Kyle Rittenhouse. This isn't a left vs. right issue. The wealthiest among us are feeding you BS to get you enraged over Brian Thompson. But the left and right agree on this one...</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It's short and he's right the health care system is fu up and United Healthcare is the worst. That's easy to agree with without condoning the murder.</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HitamLosdtu @Alb12Rodolfo @exploited173 @PepMangione that mean he's interested with the topic, And he support close border, and anti immigration and he talk about Fascism too He's right wing not some gay liberal vigilante he is /our/ guy</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The REAL manifesto of CEO killer. MEDICARE 4 ALL! United Healthcare CEO Killer GOES OFF At Hearing, FULL Manifesto Published https://t.co/xnMtXi6S5W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opCrave “The US has the #1 most expensive healthcare system” United Healthcare helps pay those costs they don’t charge it. DOCTORS are why it’s expensive the fact that so many people don’t understand that is alarming</text:p>
          </table:table-cell>
          <table:table-cell table:style-name="ce1"/>
          <table:table-cell office:value-type="string" table:style-name="ce3">
            <text:p>favor</text:p>
          </table:table-cell>
          <table:table-cell office:value-type="string" table:style-name="ce3">
            <text:p>favor</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Radon guy “allegedly” ran into Luigi Mangione at a McDonalds https://t.co/Xo7DfCsQU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et me get this straight, the Luigi Mangione manifesto was released within 24 hours of his arrest, yet the Nashville transgender manifesto is still under lock and key at FBI headquarter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ibsoftiktok Is this a young Luigi Mangione https://t.co/b3RzYOhh2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1">
          <table:table-cell office:value-type="string" table:style-name="ce4">
            <text:p>Luigi Mangione's Legal Battle Heats Up: Extradition Fight, Manifesto Revealed, Bail Denied 🧵: - **December 4, 2024**: - **Shooting**: UnitedHealthcare CEO Brian Thompson is fatally shot in the back outside the Hilton hotel in Midtown Manhattan where his company was holding an investors meeting. The attack is described as targeted and premeditated. - **December 6, 2024**: - **Initial Investigation**: NYPD Chief of Detectives Joseph Kenny mentions that the suspect may have left New York City, having been spotted at Port Authority. - **December 9, 2024**: - **Arrest**: Luigi Mangione, 26, is arrested at a McDonald's in Altoona, Pennsylvania, after being recognized by a restaurant employee. He was in possession of a "ghost gun," a suppressor, multiple fraudulent IDs, including a New Jersey ID matching one used to check into a New York City hostel before the shooting, and a US passport. - **Charges**: Mangione is initially charged in Pennsylvania with possession of an unlicensed firearm, forgery, and providing false identification to police. Later in the day, he is charged in New York with murder, along with additional counts of criminal weapon possession and possession of a forged instrument. - **Court Appearance**: Mangione appears in a Pennsylvania court for arraignment on the initial charges and is denied bail. He remains in custody in Pennsylvania. - **December 10, 2024**: - **Extradition Hearing**: Mangione challenges his extradition to New York during a hearing in Pennsylvania. His attorney, Thomas Dickey, indicates they will fight extradition, and Mangione is remanded without bail pending further legal proceedings. - **Public Statements**: Mangione's family releases a statement expressing shock and devastation over his arrest. His writings, including a manifesto that criticizes the US healthcare system, are revealed by authorities, providing insight into possible motives. Stay tuned for more updates as this story develop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aka the human embodiment of: i’m gonna hit your business if it’s momentary blissnes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Maryfields32861 @overtargets @ShadowofEzra Without making it into a conspiracy theory. I read that he suffered a spinal injury. Putting 2 + 2 together, it looks like he was looking for ways to alleviate the pain without developing an opioid addiction. United Healthcare probably denied coverage for those therapeutics.</text:p>
          </table:table-cell>
          <table:table-cell office:value-type="string" table:style-name="ce3">
            <text:p>neutral</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ennsylvania attorney said he would ‘consider’ representing Luigi Mangione in New York || #LuigiMangione #Luigi https://t.co/JSnAppAnD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t's incredible! “ Tom Dickey, attorney for Luigi Mangione, who is accused of killing UnitedHealthcare CEO Brian Thompson in New York City, says his client is entering a plea of 'not guilty.' ” https://t.co/VsKSD8Madz</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at we know about Luigi Mangione, Ivy League grad charged in CEO's murder https://t.co/fO0rLbbrF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JamesAFurey Is he forgetting about the United Healthcare CEO killed last week? Because that feels like textbook, "white man killed in cold blood on camera on your newsfeed" https://t.co/tXzOze4Tqn</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yes</text:p>
          </table:table-cell>
          <table:table-cell table:number-columns-repeated="16378"/>
        </table:table-row>
        <table:table-row table:style-name="ro13">
          <table:table-cell office:value-type="string" table:style-name="ce4">
            <text:p>Pennsylvania attorney said he would ‘consider’ representing Luigi Mangione in New York || #LuigiMangione #Luigi https://t.co/4VLTu1Jsw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was just enjoying a Big Mac 🍔 at McDonald’s, but little did he know there were people there to see him… 👮‍♂️ https://t.co/nFAx5u0XXI</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uigi Mangione is exactly who Daniel Penny thought he was going to be 😂 https://t.co/XhYK91pSw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yes</text:p>
          </table:table-cell>
          <table:table-cell table:number-columns-repeated="16378"/>
        </table:table-row>
        <table:table-row table:style-name="ro13">
          <table:table-cell office:value-type="string" table:style-name="ce4">
            <text:p>@AlecLace @elonmusk Imagine a world where Luigi Mangione is a hero and Daniel Penny is a villain. Wha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m fasting for Luigi Mangione</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PepMangione If the brows don’t fit, you must acqui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7">
          <table:table-cell office:value-type="string" table:style-name="ce4">
            <text:p>Fuck scumbag Luigi Mangione. Murderous scumbag, and fuck all you liberals trying to make him into a hero of some kind. Proves how fucked up in the head you all are, you fucking scum sucking shitwad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PopBase Are you sure it's Luigi Mangione? https://t.co/fov9rwEcWc</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 real killer of the CEO of United healthcare https://t.co/alVEg2YqtN</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kodstrangeer University of Pennsylvania graduate Luigi Mangione arrested in Pennsylvania for murder of UnitedHealthcare CEO Brian Thomps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o #LuigiMangione has an attorney now. Luigi Mangione’s lawyer speaks https://t.co/RGQM2u8zqB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Video] Luigi Mangione yells to reporters as he arrives at Pennsylvania court Source: WKYC https://t.co/infptxZe9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John Barnett's suicide note: "Whistleblower's protection is fucked up too!" Luigi Mangione's Manifesto: "First things first, let's hear it for the feds..." Extraterrestrials' Message to Mankind: "If you don't live in the Middle East I don't want to hear your opinio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UAPJames Just like the fbi didn’t know the shooter of the United healthcare ceo….</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Anarchbayan Psst, @PepMangione, this person is the reincarnation of Brian Thompson.</text:p>
          </table:table-cell>
          <table:table-cell table:style-name="ce1"/>
          <table:table-cell office:value-type="string" table:style-name="ce3">
            <text:p>neutral</text:p>
          </table:table-cell>
          <table:table-cell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 and frankly I do not pretend to be the most qualified person to lay out the full argument”.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Many thanks to Luigi Mangione for helping me move on December 4 from 6 a.m. to 6 p.m. couldn’t have done it without you! https://t.co/I5EttLMgXm</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3">
          <table:table-cell office:value-type="string" table:style-name="ce4">
            <text:p>Dr. Alice Connors-Kellgren on the United Healthcare murder suspect | Click on the image to read the full story https://t.co/uQDhgz7a3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ll keep it simple: if the CEO of a health insurance company had chased Luigi Mangione across a dark parking lot screaming death threats at him, Luigi would have been justified in ventilating that guy. But the CEO didn't. So Luigi wasn't.</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s attorney speaks to media after court appearance | LiveN... https://t.co/pVaszPIVrb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mehdirhasan @prem_thakker The left view Daniel Perry as a villian. The left view Luigi Mangione as a hero. Says everything you need to know about the left.</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om Dickey, Luigi Mangione's attorney shares thoughts on evidence after today's hearing, saying he has seen "zero evidence at this point." https://t.co/HpgCt1qnH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PopCrave @kenklippenstein Luigi Mangione shouts as he is taken into his extradition hearing: “An insult to the intelligence of the American peopl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When did @PepMangione have time to get blue checkmarked from behind bars? https://t.co/YUSFxJPZQx</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CEO slayer Luigi Mangione only lashed out because he was hangry.</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yes</text:p>
          </table:table-cell>
          <table:table-cell table:number-columns-repeated="16378"/>
        </table:table-row>
        <table:table-row table:style-name="ro17">
          <table:table-cell office:value-type="string" table:style-name="ce4">
            <text:p>United Healthcare. State Street Blackrock and Vanguard. Ask yourself what is your pension used for. It’s always the same 3 companies and they own each other. Wake up peopl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Reporters try to talk to Luigi Mangione https://t.co/MjyXsaWcg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amidaredevil @PepMangione @ClownWorld_ I think people who make and distribute porn should have to get a license to ensure that everyone involved is consenting and of ag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authorityhop @KuraiEnder @PepMangione I'm not defending the actions of the man who was the ceo of an insurance company, but you are defending the actions of a murderer.</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Luigi Mangione’s lawyer says he’s seen ‘zero evidence’ he’s the shooter #LuigiMangione #Luigi https://t.co/zpkiqdLWh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angmanVince If Luigi Mangione craved a Whopper instead of a Big Mac, he'd still be fre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 Luigi Mangione on C,XOXO "Girl I can't with that mess." https://t.co/GZrCYHCakV</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IvankaNews_ I support he wear a bra! And secondly who the hell is that guy behind him on the left? Looks a lot like Luigi Mangione!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Give it up for Con Inc 😳 Principled conservatives like Tim Miller and others at The Bulwark are fantasizing over Luigi Mangione and wait for it: The Boston Bomber Con Inc HATES Trump because they are controlled oppo… Whether it’s The Bulwark, Dispatch, or National Revie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How Luigi Mangione Went From Ivy League Grad Living in Hawaii to Alleged Murderer of Brian Thompson https://t.co/0MNCxGtjx7</text:p>
          </table:table-cell>
          <table:table-cell office:value-type="string" table:style-name="ce3">
            <text:p>neutral</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b_doge And yet people are praising Luigi Mangione for killing Brian Thompson for making millions for UHC</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hy yall click baiting talking about yall seen Luigi Mangione’s dingaling on this app!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25">
          <table:table-cell office:value-type="string" table:style-name="ce4">
            <text:p>With UnitedHealthcare Brian Thompson assassin Luigi Mangione arrested today there have been tons of posts about no progress in the Donald Trump assassin case This is the most damning video that it was likely an inside job During the Trump Assassination attempt the Secret Service Director was Kim Cheatle “She has close ties to the Cheneys, the Bidens and is responsible for the January 6th deleted texts scandal” She “evacuated vice president Dick Cheney on 9/11” You cant pretend that it was a “coincidence” that this person, involved in all these scandals and close to all these outrageously corrupt people was head of the Secret Service when the assassination attempt took place and there was a ‘lapse in security’</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emkenobi Refresh my memory... Did Brian Thompson chase Luigi Mangione for two blocks screaming he was going to kill him before trying to pry the gun from Mangione's hands?</text:p>
          </table:table-cell>
          <table:table-cell office:value-type="string" table:style-name="ce3">
            <text:p>against</text:p>
          </table:table-cell>
          <table:table-cell office:value-type="string" table:style-name="ce3">
            <text:p>favor</text:p>
          </table:table-cell>
          <table:table-cell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a lot of people have this ridiculous notion that social media is somehow completely separate from some nebulous and incoherent idea of “real life” and what yall have been doing to luigi mangione proves both how incorrect that is and how reluctant yall are to give up on that idea</text:p>
          </table:table-cell>
          <table:table-cell office:value-type="string" table:style-name="ce3">
            <text:p>neutral</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Pulsipher_WGU Does fostering inclusion mean forced RTO, abysmal morale, changing to the WORST healthcare in the country (United Healthcare) while at the same time crying on cue at WGU town halls like you actually care? I guess it's easy when you make $2 million a year. #FRAUD</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Antirikelmista @jaxunreborn @603LiveFree @minordissent @PepMangione ur cracking me up helppp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TT is actively taking down videos reading the manifesto of @PepMangione . I've read it, there is nothing about it that breaks posting guidelin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arasites Simply Had It Coming": Luigi Mangione's Manifesto Published Online By Journalist https://t.co/fyqdQcSHa0</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onovanlbradley @PepMangione lol. I can tell by looking at you that you don’t have any money to sen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AwesSK1 @PepMangione Luigi Mangione was at the right age eg, late teens to early 20s, to have developed a serious mental illness, eg, paranoid schizophrenia. He was fascinated with Ted Kaczynski, a serial murderer who also developed schizophrenia in his early 20s.</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libsoftiktok 34 NATO Countries Boycotting a UN Antiracism Conference FOUR TIMES to reject Reparations and protect Zionist Israel’s right to Genocide Black People with impunity so Dear White People can thrive is the Caucasity behind Daniel Penny and Luigi Mangione. STFU and #CutTheCheck‼️ https://t.co/c3lmD61Qtf</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IngrahamAngle - Since I come from a very large Italian family and you don't, I can tell you with authority that Italians ARE NOT salivating over Luigi Mangione, so why don't you name names of those Italians who you're lying about? Do you ever tell the truth Ms. Pinnochio?</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captivedreamer7 Luigi Mangione killing healthcare CEO ❌ David Korean raping kids ✅</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2">
          <table:table-cell office:value-type="string" table:style-name="ce4">
            <text:p>Luigi Mangione’s story is a chilling reminder of how broken the U.S. healthcare system is. If a wealthy, Ivy League graduate felt crushed by it, what chance do millions of less fortunate Americans have? It’s time to end profit-driven care and demand single-payer healthcare now.</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7">
          <table:table-cell office:value-type="string" table:style-name="ce4">
            <text:p>@ColeSATurner @SlothTypes @minordissent @PepMangione I really don’t care because we already made the playoffs, and no committing murder to a random guy is not a victory roya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TheChiefNerd wtf they found the killer of the united healthcare ceo FIND THEM</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re is no fucking way the guy that snitched on luigi mangione got his claim denied when he asked for the rewar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is is the video that radicalized luigi mangione btw #Cyberpunk2077 https://t.co/61FGk0JTI1</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Great. Now she can get with Luigi mangione</text:p>
          </table:table-cell>
          <table:table-cell office:value-type="string" table:style-name="ce3">
            <text:p>favor</text:p>
          </table:table-cell>
          <table:table-cell table:style-name="ce1"/>
          <table:table-cell office:value-type="string" table:style-name="ce3">
            <text:p>neutral</text:p>
          </table:table-cell>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Deskooled Hear me out: Luigi 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keKenney22 @MattWallace888 @PepMangione I noticed that too.. I came up with the following- Rechargeable Lithium, Blast Chiller freezer, DOT approved brake hose, 999728-OEM Panasonic microwave light bulb lamp, 86345 Mars High acoustical panels, Donaldson air filter,…</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peruvian_bull Well the information of the shooter is out. What about the victim? If his manifesto speaks of a bad healthcare system? What was the CEO of United healthcare being up to? Does anyone have information on the victim? Has the victim been able to scam the system?</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Iberianamerica @PepMangione Can someone explai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Luigi Mangione is no hero! Just a baby who pissed himself when cops came to arrest him! He’s complaining about back pain give me a break. I’ve been suffering with back pain for 30 yrs don’t see me killing ppl and I’m certainly not rich like he frm extremely wealthy ppl.</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
          <table:table-cell office:value-type="string" table:style-name="ce4">
            <text:p>Who is Luigi Mangione, CEO shooting suspect? https://t.co/nT6ZG6MObW</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jason24577 @thehill United Healthcare gave Kamala Harris $774,019 in 2024. Far more than any other candidate.</text:p>
          </table:table-cell>
          <table:table-cell table:number-columns-repeated="2"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Someone needs to check Luigi Mangione’s short interest in UnitedHealthcare. https://t.co/8qha0hrxVR</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I wrote about the joy people have felt over the death of Brian Thompson, and what it means that Luigi Mangione is having folk songs written about him. https://t.co/xQRzX1qTTy</text:p>
          </table:table-cell>
          <table:table-cell office:value-type="string" table:style-name="ce3">
            <text:p>neutral</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amn that ceo united healthcare assassin shook the tech community we trending again boys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saeidahmike1 @LukeKenney22 @MattWallace888 @PepMangione Only 18560 comes u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RP LIVE Episode 2: Luigi Mangione Captured GUESS Who's mad, Biden SPEE... https://t.co/9sNlCFrC0X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CollinRugg i mean he could have found the dealership owner and shot him like the united healthcare CEO.... maybe businesses should look into updating policies to reflect the people they are dealing with now? Idk</text:p>
          </table:table-cell>
          <table:table-cell office:value-type="string" table:style-name="ce3">
            <text:p>favor</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no way I just got a luigi mangione fancam on my tl https://t.co/aWAFtyGOVD</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7">
          <table:table-cell office:value-type="string" table:style-name="ce4">
            <text:p>Luigi Mangione viewed the assassination of UnitedHealthcare CEO Brian Thompson as a "symbolic strike" against the "parasitic" healthcare system. #SymbolicStrike #HealthcareParasites https://t.co/O9K8pozMFg</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 Luigi mangione edits and memes make me so happy, it’s the little things at this point</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
          <table:table-cell office:value-type="string" table:style-name="ce4">
            <text:p>o/u 1.5 years before the four part Luigi Mangione Netflix docuserie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heEconRebel What's even crazier was that Luigi Mangione didn't even care about single-payer he was just mad his grandma die .</text:p>
          </table:table-cell>
          <table:table-cell office:value-type="string" table:style-name="ce3">
            <text:p>against</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ruth about the Luigi and united healthcare https://t.co/fyEG60VlF1</text:p>
          </table:table-cell>
          <table:table-cell office:value-type="string" table:style-name="ce3">
            <text:p>neutral</text:p>
          </table:table-cell>
          <table:table-cell table:style-name="ce1"/>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An Aquarius act.Luigi mangione took the direct route to making a point about how abhorrent US “healthcare” is.</text:p>
          </table:table-cell>
          <table:table-cell office:value-type="string" table:style-name="ce3">
            <text:p>favor</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dogecoinmillion Ohh no Not Greg, that’s just Not @Pep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My personal Top 5 Favorite/Funniest Days on Twitter ranking: 5. Destiel becoming canon before elections result 4. Queen Elizabeth death 3. United Healthcare CEO assassin reveal 2. Reigen vs Sans tumblr sexymen poll 1. Dream face reveal</text:p>
          </table:table-cell>
          <table:table-cell office:value-type="string" table:style-name="ce3">
            <text:p>neutral</text:p>
          </table:table-cell>
          <table:table-cell office:value-type="string" table:style-name="ce3">
            <text:p>against</text:p>
          </table:table-cell>
          <table:table-cell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PepMangione guys when do you think he’s gonna hit a milly https://t.co/h3rl863IcK</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Luigi Mangione played assassin game “Werewolf” with friends</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
          <table:table-cell office:value-type="string" table:style-name="ce4">
            <text:p>I'm the only one not knowing who Luigi Mangione is? #LuigiMangion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s Full Manifesto Has Been Released Via @shaderoom https://t.co/3yejt8ylzP</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badazn @JackStr42679640 Is there a Hawaii connection??? The suspect of the second assassination attempt on President Trump and Luigi Mangione both had left Hawaii before executing a planned assassination. 🤔🤔🤔</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 Full Manifesto of Luigi Mangione Is Revealed https://t.co/ndlD6yr6CH</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2">
          <table:table-cell office:value-type="string" table:style-name="ce4">
            <text:p>News about the killer of United Healthcare's CEO. His very wealthy family ran 8 Nursing Care Facilities called the Lorien Group. Doctors are now coming forward complaining about UHC denying a high percentage of Denials of patients Doctor requests. https://t.co/bq8oo6g0yq</text:p>
          </table:table-cell>
          <table:table-cell office:value-type="string" table:style-name="ce3">
            <text:p>neutral</text:p>
          </table:table-cell>
          <table:table-cell office:value-type="string" table:style-name="ce1">
            <text:p>neutral</text:p>
          </table:table-cell>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Tim Pool wants to debate Luigi Mangione in the marketplace of ideas and I say let him! (no security checks in the venue)</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yes</text:p>
          </table:table-cell>
          <table:table-cell table:number-columns-repeated="16378"/>
        </table:table-row>
        <table:table-row table:style-name="ro13">
          <table:table-cell office:value-type="string" table:style-name="ce4">
            <text:p>Luigi Mangione's lawyer says he is 'contesting extradition' #luigi #luigimangione https://t.co/uZSymPfyo2</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uigi Mangione Gets Thousands for Defense: 'Thank You for Your Service' #Extradition #Charity https://t.co/vGrWmuMZHu</text:p>
          </table:table-cell>
          <table:table-cell office:value-type="string" table:style-name="ce3">
            <text:p>favor</text:p>
          </table:table-cell>
          <table:table-cell table:number-columns-repeated="2" table:style-name="ce1"/>
          <table:table-cell office:value-type="string" table:style-name="ce3">
            <text:p>positive</text:p>
          </table:table-cell>
          <table:table-cell office:value-type="string" table:style-name="ce3">
            <text:p>no</text:p>
          </table:table-cell>
          <table:table-cell table:number-columns-repeated="16378"/>
        </table:table-row>
        <table:table-row table:style-name="ro15">
          <table:table-cell office:value-type="string" table:style-name="ce4">
            <text:p>@libsoftiktok @MNSUMankato Policies of these companies is definitely a problem. He shouldn’t have been murdered,Americans pay damn good money for health insurance and these scumbags turn down a bunch of medical devices,surgeries, etc.I have United healthcare they turn down things for my son repeatedly.</text:p>
          </table:table-cell>
          <table:table-cell office:value-type="string" table:style-name="ce3">
            <text:p>against</text:p>
          </table:table-cell>
          <table:table-cell table:style-name="ce1"/>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3">
          <table:table-cell office:value-type="string" table:style-name="ce4">
            <text:p>@Wario64 Luigi Mangione should have wore this. He would of still been free if he did.</text:p>
          </table:table-cell>
          <table:table-cell office:value-type="string" table:style-name="ce3">
            <text:p>favor</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5">
          <table:table-cell office:value-type="string" table:style-name="ce4">
            <text:p>@FakeLRonHubbard @PepMangione Fascinating perspective! I tend to agree with you, but paradoxically, his unjustified killing may opened the doors of perception, revealing the powerful demons that lurk in corporate America- Our rulers, sociopathic monsters INDIFFERENT to humanity, fueled by power and profits</text:p>
          </table:table-cell>
          <table:table-cell office:value-type="string" table:style-name="ce3">
            <text:p>against</text:p>
          </table:table-cell>
          <table:table-cell office:value-type="string" table:style-name="ce3">
            <text:p>against</text:p>
          </table:table-cell>
          <table:table-cell office:value-type="string" table:style-name="ce3">
            <text:p>against</text:p>
          </table:table-cell>
          <table:table-cell office:value-type="string" table:style-name="ce3">
            <text:p>negative</text:p>
          </table:table-cell>
          <table:table-cell office:value-type="string" table:style-name="ce3">
            <text:p>no</text:p>
          </table:table-cell>
          <table:table-cell table:number-columns-repeated="16378"/>
        </table:table-row>
        <table:table-row table:style-name="ro15">
          <table:table-cell office:value-type="string" table:style-name="ce4">
            <text:p>Luigi Mangione is a Black Swan. Health Insurance companies have gone from a premium vs illness probability model to a premium vs consequences model ie how hard will an insured fight our denial and what will the courts enforce. Mangione introduced a fat tail to the calculation.</text:p>
          </table:table-cell>
          <table:table-cell office:value-type="string" table:style-name="ce3">
            <text:p>positive</text:p>
          </table:table-cell>
          <table:table-cell table:style-name="ce1"/>
          <table:table-cell office:value-type="string" table:style-name="ce3">
            <text:p>against</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defense_diaries ❤️ LUIGI MANGIONE MANIFEST LEAKED. Let’s read it. https://t.co/r3AphhChfg via @YouTube</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Liverstyx @Patswan950 @jmaheu46 @PepMangione When are you getting yours? https://t.co/5Vkz5j6YA4</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The cop who booked Luigi Mangione: https://t.co/LMAxlrPe4N</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y’all are weird as hell for posting those photoshotted photos of luigi mangione like he’s cute but now it’s old girl</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I think the major problem with Sunrise’s analysis of the murder is that the murder of the United Healthcare CEO won’t solve anything. Especially since the murderer didn’t really oppose the United Healthcare CEO’s policies since he is a fan of RFK JR and Patrick Ben David.</text:p>
          </table:table-cell>
          <table:table-cell office:value-type="string" table:style-name="ce3">
            <text:p>against</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style-name="ro13">
          <table:table-cell office:value-type="string" table:style-name="ce4">
            <text:p>@rammsteinguys @PepMangione @G_S_Bhogal Idk why ur linking random threads now but I agree with this. https://t.co/xx8MfaCpjU</text:p>
          </table:table-cell>
          <table:table-cell office:value-type="string" table:style-name="ce3">
            <text:p>neutral</text:p>
          </table:table-cell>
          <table:table-cell table:number-columns-repeated="2" table:style-name="ce1"/>
          <table:table-cell office:value-type="string" table:style-name="ce3">
            <text:p>neutral</text:p>
          </table:table-cell>
          <table:table-cell office:value-type="string" table:style-name="ce3">
            <text:p>no</text:p>
          </table:table-cell>
          <table:table-cell table:number-columns-repeated="16378"/>
        </table:table-row>
        <table:table-row table:style-name="ro1">
          <table:table-cell office:value-type="string" table:style-name="ce4">
            <text:p>So Luigi Mangione was radicalized in San Francisco !</text:p>
          </table:table-cell>
          <table:table-cell office:value-type="string" table:style-name="ce3">
            <text:p>against</text:p>
          </table:table-cell>
          <table:table-cell table:number-columns-repeated="2" table:style-name="ce1"/>
          <table:table-cell office:value-type="string" table:style-name="ce3">
            <text:p>negative</text:p>
          </table:table-cell>
          <table:table-cell office:value-type="string" table:style-name="ce3">
            <text:p>no</text:p>
          </table:table-cell>
          <table:table-cell table:number-columns-repeated="16378"/>
        </table:table-row>
        <table:table-row table:style-name="ro12">
          <table:table-cell office:value-type="string" table:style-name="ce4">
            <text:p>Support for Luigi Mangione, charged in connection with the fatal shooting of UnitedHealthcare CEO Brian Thompson, is part of the bitter messaging that's been bubbling up amid debate about health care in America since the CEO attack that captured the cou... https://t.co/4tHg2R5a6H</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eutral</text:p>
          </table:table-cell>
          <table:table-cell office:value-type="string" table:style-name="ce3">
            <text:p>no</text:p>
          </table:table-cell>
          <table:table-cell table:number-columns-repeated="16378"/>
        </table:table-row>
        <table:table-row table:number-rows-repeated="4" table:style-name="ro1">
          <table:table-cell table:style-name="ce4"/>
          <table:table-cell table:number-columns-repeated="16383" table:style-name="ce1"/>
        </table:table-row>
        <table:table-row table:number-rows-repeated="53" table:style-name="ro1">
          <table:table-cell table:style-name="ce4"/>
          <table:table-cell table:number-columns-repeated="16383"/>
        </table:table-row>
        <table:table-row table:number-rows-repeated="46" table:style-name="ro1">
          <table:table-cell table:style-name="ce2"/>
          <table:table-cell table:number-columns-repeated="16383"/>
        </table:table-row>
        <table:table-row table:number-rows-repeated="1046477"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quot;Liberation Sans&quot;" svg:font-family="&quot;&quot;Liberation Sans&quot;&quot;"/>
    <style:font-face style:name="Cambria" svg:font-family="Cambria"/>
    <style:font-face style:name="PingFang SC" svg:font-family="&quot;PingFang SC&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827</meta:generator>
    <dc:creator>Simon van der Sterren</dc:creator>
    <dc:date>2025-06-04T12:59:37Z</dc:date>
  </office:meta>
</office:document-meta>
</file>